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</style:style>
    <style:style style:name="gr2" style:family="graphic" style:parent-style-name="standard">
      <style:graphic-properties draw:marker-start="" draw:marker-end="Arrow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8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6" style:family="graphic" style:parent-style-name="standard">
      <style:graphic-properties draw:marker-end="Arrow" draw:textarea-vertical-align="top" fo:padding-top="-0.4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095cm" fo:min-width="0cm"/>
    </style:style>
    <style:style style:name="gr9" style:family="graphic" style:parent-style-name="standard">
      <style:graphic-properties draw:marker-end="Arrow"/>
    </style:style>
    <style:style style:name="gr10" style:family="graphic" style:parent-style-name="standard">
      <style:graphic-properties draw:marker-end="Arrow" fo:padding-top="-0.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745cm" fo:min-width="4.8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45cm" fo:min-width="4.5cm"/>
    </style:style>
    <style:style style:name="gr13" style:family="graphic" style:parent-style-name="standard">
      <style:graphic-properties draw:marker-end="Arrow" fo:padding-top="2.2cm"/>
    </style:style>
    <style:style style:name="gr14" style:family="graphic" style:parent-style-name="standard">
      <style:graphic-properties draw:marker-start="" draw:marker-end="Arrow"/>
    </style:style>
    <style:style style:name="gr15" style:family="graphic" style:parent-style-name="standard">
      <style:graphic-properties draw:marker-end="Arrow" fo:padding-top="-0.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4.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735cm" fo:min-width="4.8cm"/>
    </style:style>
    <style:style style:name="gr18" style:family="graphic" style:parent-style-name="standard">
      <style:graphic-properties fo:padding-top="-0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cm" svg:height="1cm" svg:x="1.9cm" svg:y="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cm" svg:height="1cm" svg:x="5.2cm" svg:y="2.5cm">
          <text:p text:style-name="P1">Publi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4cm" svg:y1="2cm" svg:x2="5.2cm" svg:y2="3cm" draw:start-shape="id1" draw:start-glue-point="2" draw:end-shape="id2" draw:end-glue-point="3" svg:d="M4400 2000v1000h800" svg:viewBox="0 0 801 1001">
          <text:p/>
        </draw:connector>
        <draw:custom-shape draw:style-name="gr3" draw:text-style-name="P2" xml:id="id3" draw:id="id3" draw:layer="layout" svg:width="5.3cm" svg:height="1cm" svg:x="8.7cm" svg:y="4.1cm">
          <text:p text:style-name="P1">Seiten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5.3cm" svg:height="1cm" svg:x="8.7cm" svg:y="19.5cm">
          <text:p text:style-name="P1">Nachrichten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5.3cm" svg:height="1cm" svg:x="8.7cm" svg:y="27.1cm">
          <text:p text:style-name="P1">Stellenangebot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7cm" svg:y1="3.5cm" svg:x2="8.7cm" svg:y2="4.6cm" draw:start-shape="id2" draw:start-glue-point="2" draw:end-shape="id3" draw:end-glue-point="3" svg:d="M7700 3500v1100h1000" svg:viewBox="0 0 1001 1101">
          <text:p/>
        </draw:connector>
        <draw:connector draw:style-name="gr4" draw:text-style-name="P1" draw:layer="layout" svg:x1="7.7cm" svg:y1="3.5cm" svg:x2="8.7cm" svg:y2="20cm" draw:start-shape="id2" draw:start-glue-point="2" draw:end-shape="id4" draw:end-glue-point="3" svg:d="M7700 3500v16500h1000" svg:viewBox="0 0 1001 16501">
          <text:p/>
        </draw:connector>
        <draw:connector draw:style-name="gr4" draw:text-style-name="P1" draw:layer="layout" svg:x1="7.7cm" svg:y1="3.5cm" svg:x2="8.7cm" svg:y2="27.6cm" draw:start-shape="id2" draw:start-glue-point="2" draw:end-shape="id5" draw:end-glue-point="3" svg:d="M7700 3500v24100h1000" svg:viewBox="0 0 1001 24101">
          <text:p/>
        </draw:connector>
        <draw:custom-shape draw:style-name="gr3" draw:text-style-name="P2" xml:id="id6" draw:id="id6" draw:layer="layout" svg:width="5.3cm" svg:height="1cm" svg:x="13cm" svg:y="5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3cm" svg:height="1cm" svg:x="13cm" svg:y="8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5.3cm" svg:height="1cm" svg:x="13cm" svg:y="12.5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5.3cm" svg:height="1cm" svg:x="13cm" svg:y="16.1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5cm" svg:y1="5.1cm" svg:x2="13cm" svg:y2="5.8cm" draw:start-shape="id3" draw:start-glue-point="2" draw:end-shape="id6" draw:end-glue-point="3" svg:d="M11350 5100v700h1650" svg:viewBox="0 0 1651 701">
          <text:p/>
        </draw:connector>
        <draw:connector draw:style-name="gr4" draw:text-style-name="P1" draw:layer="layout" svg:x1="11.35cm" svg:y1="5.1cm" svg:x2="13cm" svg:y2="9.4cm" draw:start-shape="id3" draw:start-glue-point="2" draw:end-shape="id7" draw:end-glue-point="3" svg:d="M11350 5100v4300h1650" svg:viewBox="0 0 1651 4301">
          <text:p/>
        </draw:connector>
        <draw:connector draw:style-name="gr4" draw:text-style-name="P1" draw:layer="layout" svg:x1="11.35cm" svg:y1="5.1cm" svg:x2="13cm" svg:y2="13cm" draw:start-shape="id3" draw:start-glue-point="2" draw:end-shape="id8" draw:end-glue-point="3" svg:d="M11350 5100v7900h1650" svg:viewBox="0 0 1651 7901">
          <text:p/>
        </draw:connector>
        <draw:connector draw:style-name="gr4" draw:text-style-name="P1" draw:layer="layout" svg:x1="11.35cm" svg:y1="5.1cm" svg:x2="13cm" svg:y2="16.6cm" draw:start-shape="id3" draw:start-glue-point="2" draw:end-shape="id9" draw:end-glue-point="3" svg:d="M11350 5100v11500h1650" svg:viewBox="0 0 1651 11501">
          <text:p/>
        </draw:connector>
        <draw:custom-shape draw:style-name="gr3" draw:text-style-name="P2" xml:id="id10" draw:id="id10" draw:layer="layout" svg:width="5.3cm" svg:height="1cm" svg:x="13cm" svg:y="20.7cm">
          <text:p text:style-name="P1">anzeigen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5.3cm" svg:height="1cm" svg:x="13cm" svg:y="23.8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5cm" svg:y1="20.5cm" svg:x2="13cm" svg:y2="21.2cm" draw:start-shape="id4" draw:start-glue-point="2" draw:end-shape="id10" draw:end-glue-point="3" svg:d="M11350 20500v700h1650" svg:viewBox="0 0 1651 701">
          <text:p/>
        </draw:connector>
        <draw:connector draw:style-name="gr4" draw:text-style-name="P1" draw:layer="layout" svg:x1="11.35cm" svg:y1="20.5cm" svg:x2="13cm" svg:y2="24.3cm" draw:start-shape="id4" draw:start-glue-point="2" draw:end-shape="id11" draw:end-glue-point="3" svg:d="M11350 20500v3800h1650" svg:viewBox="0 0 1651 3801">
          <text:p/>
        </draw:connector>
        <draw:custom-shape draw:style-name="gr3" draw:text-style-name="P2" xml:id="id12" draw:id="id12" draw:layer="layout" svg:width="5.3cm" svg:height="1cm" svg:x="13cm" svg:y="28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5.3cm" svg:height="1cm" svg:x="13cm" svg:y="31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5.3cm" svg:height="1cm" svg:x="13cm" svg:y="35.5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5.3cm" svg:height="1cm" svg:x="13cm" svg:y="39.1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5cm" svg:y1="28.1cm" svg:x2="13cm" svg:y2="28.8cm" draw:start-shape="id5" draw:start-glue-point="2" draw:end-shape="id12" draw:end-glue-point="3" svg:d="M11350 28100v700h1650" svg:viewBox="0 0 1651 701">
          <text:p/>
        </draw:connector>
        <draw:connector draw:style-name="gr4" draw:text-style-name="P1" draw:layer="layout" svg:x1="11.35cm" svg:y1="28.1cm" svg:x2="13cm" svg:y2="32.4cm" draw:start-shape="id5" draw:start-glue-point="2" draw:end-shape="id13" draw:end-glue-point="3" svg:d="M11350 28100v4300h1650" svg:viewBox="0 0 1651 4301">
          <text:p/>
        </draw:connector>
        <draw:connector draw:style-name="gr4" draw:text-style-name="P1" draw:layer="layout" svg:x1="11.35cm" svg:y1="28.1cm" svg:x2="13cm" svg:y2="36cm" draw:start-shape="id5" draw:start-glue-point="2" draw:end-shape="id14" draw:end-glue-point="3" svg:d="M11350 28100v7900h1650" svg:viewBox="0 0 1651 7901">
          <text:p/>
        </draw:connector>
        <draw:connector draw:style-name="gr4" draw:text-style-name="P1" draw:layer="layout" svg:x1="11.35cm" svg:y1="28.1cm" svg:x2="13cm" svg:y2="39.6cm" draw:start-shape="id5" draw:start-glue-point="2" draw:end-shape="id15" draw:end-glue-point="3" svg:d="M11350 28100v11500h1650" svg:viewBox="0 0 1651 11501">
          <text:p/>
        </draw:connector>
        <draw:custom-shape draw:style-name="gr3" draw:text-style-name="P2" xml:id="id16" draw:id="id16" draw:layer="layout" svg:width="5.3cm" svg:height="1cm" svg:x="19.3cm" svg:y="4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5.3cm" svg:height="1cm" svg:x="19.3cm" svg:y="5.9cm">
          <text:p text:style-name="P1">abbre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3cm" svg:y1="5.8cm" svg:x2="19.3cm" svg:y2="5.2cm" draw:start-shape="id6" draw:start-glue-point="1" draw:end-shape="id16" draw:end-glue-point="3" svg:d="M18300 5800h500v-600h500" svg:viewBox="0 0 1001 601">
          <text:p/>
        </draw:connector>
        <draw:connector draw:style-name="gr4" draw:text-style-name="P1" draw:layer="layout" svg:x1="18.3cm" svg:y1="5.8cm" svg:x2="19.3cm" svg:y2="6.4cm" draw:start-shape="id6" draw:start-glue-point="1" draw:end-shape="id17" draw:end-glue-point="3" svg:d="M18300 5800h500v600h500" svg:viewBox="0 0 1001 601">
          <text:p/>
        </draw:connector>
        <draw:custom-shape draw:style-name="gr3" draw:text-style-name="P2" xml:id="id20" draw:id="id20" draw:layer="layout" svg:width="5.3cm" svg:height="1cm" svg:x="19.3cm" svg:y="8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5.3cm" svg:height="1cm" svg:x="19.3cm" svg:y="9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5" draw:text-style-name="P1" xml:id="id18" draw:id="id18" draw:layer="layout" svg:width="0.7cm" svg:height="0.7cm" svg:x="26.3cm" svg:y="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4.6cm" svg:y1="5.2cm" svg:x2="26.3cm" svg:y2="5.2cm" draw:start-shape="id16" draw:start-glue-point="1" draw:end-shape="id18" draw:end-glue-point="5" svg:d="M24600 5200h1700" svg:viewBox="0 0 1701 1">
          <text:p/>
        </draw:connector>
        <draw:connector draw:style-name="gr6" draw:text-style-name="P3" draw:layer="layout" svg:x1="27cm" svg:y1="5.2cm" svg:x2="11.35cm" svg:y2="4.1cm" draw:start-shape="id18" draw:start-glue-point="7" draw:end-shape="id3" draw:end-glue-point="0" svg:d="M27000 5200h502v-1601h-16152v501" svg:viewBox="0 0 16153 1602">
          <text:p text:style-name="P1"><text:span text:style-name="T1">Eingabe in Ordnung</text:span></text:p>
        </draw:connector>
        <draw:connector draw:style-name="gr6" draw:text-style-name="P4" draw:layer="layout" svg:x1="26.65cm" svg:y1="4.85cm" svg:x2="15.65cm" svg:y2="5.3cm" draw:start-shape="id18" draw:start-glue-point="4" draw:end-shape="id6" draw:end-glue-point="0" svg:d="M26650 4850v-501h-11000v951" svg:viewBox="0 0 11001 952">
          <text:p text:style-name="P1"><text:span text:style-name="T1">falsche / fehlerhafte Eingabe</text:span></text:p>
        </draw:connector>
        <draw:connector draw:style-name="gr7" draw:text-style-name="P1" draw:layer="layout" draw:line-skew="0cm -0.201cm" svg:x1="24.6cm" svg:y1="6.4cm" svg:x2="11.35cm" svg:y2="5.1cm" draw:start-shape="id17" draw:start-glue-point="1" draw:end-shape="id3" draw:end-glue-point="2" svg:d="M24600 6400h501v800h-13751v-2100" svg:viewBox="0 0 13752 2101">
          <text:p/>
        </draw:connector>
        <draw:custom-shape draw:style-name="gr8" draw:text-style-name="P1" xml:id="id19" draw:id="id19" draw:layer="layout" svg:width="0.7cm" svg:height="0.7cm" svg:x="26.301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27.001cm" svg:y1="8.801cm" svg:x2="11.35cm" svg:y2="4.1cm" draw:start-shape="id19" draw:start-glue-point="7" draw:end-shape="id3" draw:end-glue-point="0" svg:d="M27001 8801h502v-5202h-16153v501" svg:viewBox="0 0 16154 5203">
          <text:p/>
        </draw:connector>
        <draw:connector draw:style-name="gr10" draw:text-style-name="P1" draw:layer="layout" svg:x1="26.651cm" svg:y1="8.451cm" svg:x2="15.65cm" svg:y2="8.9cm" draw:start-shape="id19" draw:start-glue-point="4" draw:end-shape="id7" svg:d="M26651 8451v-501h-11001v950" svg:viewBox="0 0 11002 951">
          <text:p text:style-name="P1"><text:span text:style-name="T1">falsche / fehlerhafte Eingabe</text:span></text:p>
        </draw:connector>
        <draw:connector draw:style-name="gr9" draw:text-style-name="P1" draw:layer="layout" svg:x1="18.3cm" svg:y1="9.4cm" svg:x2="19.3cm" svg:y2="8.8cm" draw:start-shape="id7" draw:start-glue-point="1" draw:end-shape="id20" draw:end-glue-point="3" svg:d="M18300 9400h500v-600h500" svg:viewBox="0 0 1001 601">
          <text:p/>
        </draw:connector>
        <draw:connector draw:style-name="gr9" draw:text-style-name="P1" draw:layer="layout" svg:x1="18.3cm" svg:y1="9.4cm" svg:x2="19.3cm" svg:y2="10cm" draw:start-shape="id7" draw:start-glue-point="1" draw:end-shape="id21" draw:end-glue-point="3" svg:d="M18300 9400h500v600h500" svg:viewBox="0 0 1001 601">
          <text:p/>
        </draw:connector>
        <draw:connector draw:style-name="gr9" draw:text-style-name="P1" draw:layer="layout" svg:x1="24.6cm" svg:y1="8.8cm" svg:x2="26.301cm" svg:y2="8.801cm" draw:start-shape="id20" draw:start-glue-point="1" draw:end-shape="id19" draw:end-glue-point="5" svg:d="M24600 8800h851v1h850" svg:viewBox="0 0 1702 2">
          <text:p/>
        </draw:connector>
        <draw:connector draw:style-name="standard" draw:text-style-name="P1" draw:layer="layout" draw:line-skew="0cm 3.5cm" svg:x1="24.6cm" svg:y1="10cm" svg:x2="11.35cm" svg:y2="5.1cm" draw:start-shape="id21" draw:start-glue-point="1" draw:end-shape="id3" draw:end-glue-point="2" svg:d="M24600 10000h501v800h-13751v-5700" svg:viewBox="0 0 13752 5701">
          <text:p/>
        </draw:connector>
        <draw:custom-shape draw:style-name="gr11" draw:text-style-name="P2" xml:id="id24" draw:id="id24" draw:layer="layout" svg:width="5.3cm" svg:height="1cm" svg:x="19.3cm" svg:y="11.9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3" draw:id="id23" draw:layer="layout" svg:width="5.3cm" svg:height="1cm" svg:x="19.3cm" svg:y="13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22" draw:id="id22" draw:layer="layout" svg:width="0.7cm" svg:height="0.7cm" svg:x="26.302cm" svg:y="12.0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27.002cm" svg:y1="12.402cm" svg:x2="11.35cm" svg:y2="4.1cm" draw:start-shape="id22" draw:start-glue-point="7" draw:end-shape="id3" draw:end-glue-point="0" svg:d="M27002 12402h502v-8803h-16154v501" svg:viewBox="0 0 16155 8804">
          <text:p/>
        </draw:connector>
        <draw:connector draw:style-name="gr10" draw:text-style-name="P1" draw:layer="layout" svg:x1="26.652cm" svg:y1="12.052cm" svg:x2="15.65cm" svg:y2="12.5cm" draw:start-shape="id22" draw:start-glue-point="4" draw:end-shape="id8" draw:end-glue-point="0" svg:d="M26652 12052v-501h-11002v949" svg:viewBox="0 0 11003 950">
          <text:p text:style-name="P1"><text:span text:style-name="T1">falsche / fehlerhafte Eingabe</text:span></text:p>
        </draw:connector>
        <draw:connector draw:style-name="standard" draw:text-style-name="P1" draw:layer="layout" draw:line-skew="0cm 5.3cm" svg:x1="24.6cm" svg:y1="13.6cm" svg:x2="11.35cm" svg:y2="5.1cm" draw:start-shape="id23" draw:start-glue-point="1" draw:end-shape="id3" draw:end-glue-point="2" svg:d="M24600 13600h501v800h-13751v-9300" svg:viewBox="0 0 13752 9301">
          <text:p/>
        </draw:connector>
        <draw:connector draw:style-name="gr9" draw:text-style-name="P1" draw:layer="layout" svg:x1="18.3cm" svg:y1="13cm" svg:x2="19.3cm" svg:y2="12.4cm" draw:start-shape="id8" draw:start-glue-point="1" draw:end-shape="id24" draw:end-glue-point="3" svg:d="M18300 13000h500v-600h500" svg:viewBox="0 0 1001 601">
          <text:p/>
        </draw:connector>
        <draw:connector draw:style-name="gr9" draw:text-style-name="P1" draw:layer="layout" svg:x1="24.6cm" svg:y1="12.4cm" svg:x2="26.302cm" svg:y2="12.402cm" draw:start-shape="id24" draw:start-glue-point="1" draw:end-shape="id22" draw:end-glue-point="5" svg:d="M24600 12400h851v2h851" svg:viewBox="0 0 1703 3">
          <text:p/>
        </draw:connector>
        <draw:connector draw:style-name="gr9" draw:text-style-name="P1" draw:layer="layout" svg:x1="18.3cm" svg:y1="13cm" svg:x2="19.3cm" svg:y2="13.6cm" draw:start-shape="id8" draw:start-glue-point="1" draw:end-shape="id23" draw:end-glue-point="3" svg:d="M18300 13000h500v600h500" svg:viewBox="0 0 1001 601">
          <text:p/>
        </draw:connector>
        <draw:custom-shape draw:style-name="gr11" draw:text-style-name="P2" xml:id="id25" draw:id="id25" draw:layer="layout" svg:width="5.3cm" svg:height="1cm" svg:x="19.3cm" svg:y="15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6" draw:id="id26" draw:layer="layout" svg:width="5.3cm" svg:height="1cm" svg:x="19.3cm" svg:y="16.7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27" draw:id="id27" draw:layer="layout" svg:width="0.7cm" svg:height="0.7cm" svg:x="26.303cm" svg:y="15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8.3cm" svg:y1="16.6cm" svg:x2="19.3cm" svg:y2="16cm" draw:start-shape="id9" draw:start-glue-point="1" draw:end-shape="id25" draw:end-glue-point="3" svg:d="M18300 16600h500v-600h500" svg:viewBox="0 0 1001 601">
          <text:p/>
        </draw:connector>
        <draw:connector draw:style-name="gr9" draw:text-style-name="P1" draw:layer="layout" svg:x1="18.3cm" svg:y1="16.6cm" svg:x2="19.3cm" svg:y2="17.2cm" draw:start-shape="id9" draw:start-glue-point="1" draw:end-shape="id26" draw:end-glue-point="3" svg:d="M18300 16600h500v600h500" svg:viewBox="0 0 1001 601">
          <text:p/>
        </draw:connector>
        <draw:connector draw:style-name="gr9" draw:text-style-name="P1" draw:layer="layout" svg:x1="24.6cm" svg:y1="16cm" svg:x2="26.303cm" svg:y2="16.003cm" draw:start-shape="id25" draw:start-glue-point="1" draw:end-shape="id27" draw:end-glue-point="3" svg:d="M24600 16000h852v3h851" svg:viewBox="0 0 1704 4">
          <text:p/>
        </draw:connector>
        <draw:connector draw:style-name="gr9" draw:text-style-name="P1" draw:layer="layout" svg:x1="27.003cm" svg:y1="16.003cm" svg:x2="11.35cm" svg:y2="4.1cm" draw:start-shape="id27" draw:start-glue-point="7" draw:end-shape="id3" draw:end-glue-point="0" svg:d="M27003 16003h502v-12404h-16155v501" svg:viewBox="0 0 16156 12405">
          <text:p/>
        </draw:connector>
        <draw:connector draw:style-name="gr10" draw:text-style-name="P1" draw:layer="layout" svg:x1="26.653cm" svg:y1="15.653cm" svg:x2="15.65cm" svg:y2="16.1cm" draw:start-shape="id27" draw:start-glue-point="4" draw:end-shape="id9" svg:d="M26653 15653v-501h-11003v948" svg:viewBox="0 0 11004 949">
          <text:p text:style-name="P1"><text:span text:style-name="T1">falsche / fehlerhafte Eingabe</text:span></text:p>
        </draw:connector>
        <draw:connector draw:style-name="standard" draw:text-style-name="P1" draw:layer="layout" draw:line-skew="0cm 7.1cm" svg:x1="24.6cm" svg:y1="17.2cm" svg:x2="11.35cm" svg:y2="5.1cm" draw:start-shape="id26" draw:start-glue-point="1" draw:end-shape="id3" draw:end-glue-point="2" svg:d="M24600 17200h501v800h-13751v-12900" svg:viewBox="0 0 13752 12901">
          <text:p/>
        </draw:connector>
        <draw:custom-shape draw:style-name="gr11" draw:text-style-name="P2" xml:id="id28" draw:id="id28" draw:layer="layout" svg:width="5.3cm" svg:height="1cm" svg:x="19.3cm" svg:y="20.7cm">
          <text:p text:style-name="P1">abbreche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8.3cm" svg:y1="21.2cm" svg:x2="19.3cm" svg:y2="21.2cm" draw:start-shape="id10" draw:start-glue-point="1" draw:end-shape="id28" draw:end-glue-point="3" svg:d="M18300 21200h1000" svg:viewBox="0 0 1001 1">
          <text:p/>
        </draw:connector>
        <draw:connector draw:style-name="standard" draw:text-style-name="P1" draw:layer="layout" draw:line-skew="0cm -0.201cm" svg:x1="24.6cm" svg:y1="21.2cm" svg:x2="11.35cm" svg:y2="20.5cm" draw:start-shape="id28" draw:start-glue-point="1" draw:end-shape="id4" draw:end-glue-point="2" svg:d="M24600 21200h501v800h-13751v-1500" svg:viewBox="0 0 13752 1501">
          <text:p/>
        </draw:connector>
        <draw:custom-shape draw:style-name="gr11" draw:text-style-name="P2" xml:id="id29" draw:id="id29" draw:layer="layout" svg:width="5.3cm" svg:height="1cm" svg:x="19.3cm" svg:y="23.2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0" draw:id="id30" draw:layer="layout" svg:width="5.3cm" svg:height="1cm" svg:x="19.3cm" svg:y="24.4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31" draw:id="id31" draw:layer="layout" svg:width="0.7cm" svg:height="0.7cm" svg:x="26.304cm" svg:y="23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8.3cm" svg:y1="24.3cm" svg:x2="19.3cm" svg:y2="23.7cm" draw:start-shape="id11" draw:start-glue-point="1" draw:end-shape="id29" draw:end-glue-point="3" svg:d="M18300 24300h500v-600h500" svg:viewBox="0 0 1001 601">
          <text:p/>
        </draw:connector>
        <draw:connector draw:style-name="gr9" draw:text-style-name="P1" draw:layer="layout" svg:x1="18.3cm" svg:y1="24.3cm" svg:x2="19.3cm" svg:y2="24.9cm" draw:start-shape="id11" draw:start-glue-point="1" draw:end-shape="id30" draw:end-glue-point="3" svg:d="M18300 24300h500v600h500" svg:viewBox="0 0 1001 601">
          <text:p/>
        </draw:connector>
        <draw:connector draw:style-name="gr9" draw:text-style-name="P1" draw:layer="layout" svg:x1="24.6cm" svg:y1="23.7cm" svg:x2="26.304cm" svg:y2="23.704cm" draw:start-shape="id29" draw:start-glue-point="1" draw:end-shape="id31" draw:end-glue-point="5" svg:d="M24600 23700h852v4h852" svg:viewBox="0 0 1705 5">
          <text:p/>
        </draw:connector>
        <draw:connector draw:style-name="standard" draw:text-style-name="P1" draw:layer="layout" draw:line-skew="0cm 3.25cm" svg:x1="24.6cm" svg:y1="24.9cm" svg:x2="11.35cm" svg:y2="20.5cm" draw:start-shape="id30" draw:start-glue-point="1" draw:end-shape="id4" draw:end-glue-point="2" svg:d="M24600 24900h501v800h-13751v-5200" svg:viewBox="0 0 13752 5201">
          <text:p/>
        </draw:connector>
        <draw:connector draw:style-name="gr10" draw:text-style-name="P1" draw:layer="layout" svg:x1="27.004cm" svg:y1="23.704cm" svg:x2="11.35cm" svg:y2="19.5cm" draw:start-shape="id31" draw:start-glue-point="7" draw:end-shape="id4" draw:end-glue-point="0" svg:d="M27004 23704h502v-4705h-16156v501" svg:viewBox="0 0 16157 4706">
          <text:p text:style-name="P1"><text:span text:style-name="T1">Eingabe in Ordnung</text:span></text:p>
        </draw:connector>
        <draw:connector draw:style-name="gr10" draw:text-style-name="P1" draw:layer="layout" svg:x1="26.654cm" svg:y1="23.354cm" svg:x2="15.65cm" svg:y2="23.8cm" draw:start-shape="id31" draw:start-glue-point="4" draw:end-shape="id11" draw:end-glue-point="0" svg:d="M26654 23354v-501h-11004v947" svg:viewBox="0 0 11005 948">
          <text:p text:style-name="P1"><text:span text:style-name="T1">falsche / fehlerhafte Eingabe</text:span></text:p>
        </draw:connector>
        <draw:custom-shape draw:style-name="gr11" draw:text-style-name="P2" xml:id="id32" draw:id="id32" draw:layer="layout" svg:width="5.3cm" svg:height="1cm" svg:x="19.3cm" svg:y="27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3" draw:id="id33" draw:layer="layout" svg:width="5.3cm" svg:height="1cm" svg:x="19.3cm" svg:y="28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4" draw:id="id34" draw:layer="layout" svg:width="5.3cm" svg:height="1cm" svg:x="19.3cm" svg:y="31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5" draw:id="id35" draw:layer="layout" svg:width="5.3cm" svg:height="1cm" svg:x="19.3cm" svg:y="32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6" draw:id="id36" draw:layer="layout" svg:width="5.3cm" svg:height="1cm" svg:x="19.3cm" svg:y="34.9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7" draw:id="id37" draw:layer="layout" svg:width="5.3cm" svg:height="1cm" svg:x="19.3cm" svg:y="36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8" draw:id="id38" draw:layer="layout" svg:width="5.3cm" svg:height="1cm" svg:x="19.3cm" svg:y="38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39" draw:id="id39" draw:layer="layout" svg:width="5.3cm" svg:height="1cm" svg:x="19.3cm" svg:y="39.7cm">
          <text:p text:style-name="P1">abbrechen</text:p>
          <draw:enhanced-geometry svg:viewBox="0 0 21600 21600" draw:type="rectangle" draw:enhanced-path="M 0 0 L 21600 0 21600 21600 0 21600 0 0 Z N"/>
        </draw:custom-shape>
        <draw:connector draw:style-name="standard" draw:text-style-name="P1" draw:layer="layout" svg:x1="18.3cm" svg:y1="28.8cm" svg:x2="19.3cm" svg:y2="28.2cm" draw:start-shape="id12" draw:start-glue-point="1" draw:end-shape="id32" draw:end-glue-point="3" svg:d="M18300 28800h500v-600h500" svg:viewBox="0 0 1001 601">
          <text:p/>
        </draw:connector>
        <draw:connector draw:style-name="standard" draw:text-style-name="P1" draw:layer="layout" svg:x1="18.3cm" svg:y1="28.8cm" svg:x2="19.3cm" svg:y2="29.4cm" draw:start-shape="id12" draw:start-glue-point="1" draw:end-shape="id33" draw:end-glue-point="3" svg:d="M18300 28800h500v600h500" svg:viewBox="0 0 1001 601">
          <text:p/>
        </draw:connector>
        <draw:connector draw:style-name="standard" draw:text-style-name="P1" draw:layer="layout" svg:x1="18.3cm" svg:y1="32.4cm" svg:x2="19.3cm" svg:y2="31.8cm" draw:start-shape="id13" draw:start-glue-point="1" draw:end-shape="id34" draw:end-glue-point="3" svg:d="M18300 32400h500v-600h500" svg:viewBox="0 0 1001 601">
          <text:p/>
        </draw:connector>
        <draw:connector draw:style-name="standard" draw:text-style-name="P1" draw:layer="layout" svg:x1="18.3cm" svg:y1="32.4cm" svg:x2="19.3cm" svg:y2="33cm" draw:start-shape="id13" draw:start-glue-point="1" draw:end-shape="id35" draw:end-glue-point="3" svg:d="M18300 32400h500v600h500" svg:viewBox="0 0 1001 601">
          <text:p/>
        </draw:connector>
        <draw:connector draw:style-name="standard" draw:text-style-name="P1" draw:layer="layout" svg:x1="18.3cm" svg:y1="36cm" svg:x2="19.3cm" svg:y2="35.4cm" draw:start-shape="id14" draw:start-glue-point="1" draw:end-shape="id36" draw:end-glue-point="3" svg:d="M18300 36000h500v-600h500" svg:viewBox="0 0 1001 601">
          <text:p/>
        </draw:connector>
        <draw:connector draw:style-name="standard" draw:text-style-name="P1" draw:layer="layout" svg:x1="18.3cm" svg:y1="36cm" svg:x2="19.3cm" svg:y2="35.4cm" draw:start-shape="id14" draw:start-glue-point="1" draw:end-shape="id36" draw:end-glue-point="3" svg:d="M18300 36000h500v-600h500" svg:viewBox="0 0 1001 601">
          <text:p/>
        </draw:connector>
        <draw:connector draw:style-name="standard" draw:text-style-name="P1" draw:layer="layout" svg:x1="18.3cm" svg:y1="36cm" svg:x2="19.3cm" svg:y2="36.6cm" draw:start-shape="id14" draw:start-glue-point="1" draw:end-shape="id37" draw:end-glue-point="3" svg:d="M18300 36000h500v600h500" svg:viewBox="0 0 1001 601">
          <text:p/>
        </draw:connector>
        <draw:connector draw:style-name="standard" draw:text-style-name="P1" draw:layer="layout" svg:x1="18.3cm" svg:y1="39.6cm" svg:x2="19.3cm" svg:y2="39cm" draw:start-shape="id15" draw:start-glue-point="1" draw:end-shape="id38" draw:end-glue-point="3" svg:d="M18300 39600h500v-600h500" svg:viewBox="0 0 1001 601">
          <text:p/>
        </draw:connector>
        <draw:connector draw:style-name="standard" draw:text-style-name="P1" draw:layer="layout" svg:x1="18.3cm" svg:y1="39.6cm" svg:x2="19.3cm" svg:y2="40.2cm" draw:start-shape="id15" draw:start-glue-point="1" draw:end-shape="id39" draw:end-glue-point="3" svg:d="M18300 39600h500v600h500" svg:viewBox="0 0 1001 601">
          <text:p/>
        </draw:connector>
        <draw:custom-shape draw:style-name="gr8" draw:text-style-name="P1" xml:id="id40" draw:id="id40" draw:layer="layout" svg:width="0.7cm" svg:height="0.7cm" svg:x="26.305cm" svg:y="27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1" draw:id="id41" draw:layer="layout" svg:width="0.7cm" svg:height="0.7cm" svg:x="26.306cm" svg:y="31.45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2" draw:id="id42" draw:layer="layout" svg:width="0.7cm" svg:height="0.7cm" svg:x="26.307cm" svg:y="35.0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43" draw:id="id43" draw:layer="layout" svg:width="0.7cm" svg:height="0.7cm" svg:x="26.308cm" svg:y="38.6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24.6cm" svg:y1="28.2cm" svg:x2="26.305cm" svg:y2="28.205cm" draw:start-shape="id32" draw:start-glue-point="1" draw:end-shape="id40" draw:end-glue-point="5" svg:d="M24600 28200h853v5h852" svg:viewBox="0 0 1706 6">
          <text:p/>
        </draw:connector>
        <draw:connector draw:style-name="gr9" draw:text-style-name="P1" draw:layer="layout" svg:x1="24.6cm" svg:y1="31.8cm" svg:x2="26.306cm" svg:y2="31.806cm" draw:start-shape="id34" draw:start-glue-point="1" draw:end-shape="id41" draw:end-glue-point="5" svg:d="M24600 31800h853v6h853" svg:viewBox="0 0 1707 7">
          <text:p/>
        </draw:connector>
        <draw:connector draw:style-name="gr9" draw:text-style-name="P1" draw:layer="layout" svg:x1="24.6cm" svg:y1="35.4cm" svg:x2="26.307cm" svg:y2="35.407cm" draw:start-shape="id36" draw:start-glue-point="1" draw:end-shape="id42" draw:end-glue-point="5" svg:d="M24600 35400h854v7h853" svg:viewBox="0 0 1708 8">
          <text:p/>
        </draw:connector>
        <draw:connector draw:style-name="gr9" draw:text-style-name="P1" draw:layer="layout" svg:x1="24.6cm" svg:y1="39cm" svg:x2="26.308cm" svg:y2="39.008cm" draw:start-shape="id38" draw:start-glue-point="1" draw:end-shape="id43" draw:end-glue-point="5" svg:d="M24600 39000h854v8h854" svg:viewBox="0 0 1709 9">
          <text:p/>
        </draw:connector>
        <draw:connector draw:style-name="gr10" draw:text-style-name="P1" draw:layer="layout" svg:x1="26.655cm" svg:y1="27.855cm" svg:x2="15.65cm" svg:y2="28.3cm" draw:start-shape="id40" draw:start-glue-point="4" draw:end-shape="id12" svg:d="M26655 27855v-501h-11005v946" svg:viewBox="0 0 11006 947">
          <text:p text:style-name="P1"><text:span text:style-name="T1">falsche / fehlerhafte Eingabe</text:span></text:p>
        </draw:connector>
        <draw:connector draw:style-name="gr10" draw:text-style-name="P1" draw:layer="layout" svg:x1="26.656cm" svg:y1="31.456cm" svg:x2="15.65cm" svg:y2="31.9cm" draw:start-shape="id41" draw:start-glue-point="4" draw:end-shape="id13" draw:end-glue-point="0" svg:d="M26656 31456v-501h-11006v945" svg:viewBox="0 0 11007 946">
          <text:p text:style-name="P1"><text:span text:style-name="T1">falsche / fehlerhafte Eingabe</text:span></text:p>
        </draw:connector>
        <draw:connector draw:style-name="gr10" draw:text-style-name="P1" draw:layer="layout" svg:x1="26.657cm" svg:y1="35.057cm" svg:x2="15.65cm" svg:y2="35.5cm" draw:start-shape="id42" draw:start-glue-point="4" draw:end-shape="id14" svg:d="M26657 35057v-501h-11007v944" svg:viewBox="0 0 11008 945">
          <text:p text:style-name="P1"><text:span text:style-name="T1">falsche / fehlerhafte Eingabe</text:span></text:p>
        </draw:connector>
        <draw:connector draw:style-name="gr10" draw:text-style-name="P1" draw:layer="layout" svg:x1="26.658cm" svg:y1="38.658cm" svg:x2="15.65cm" svg:y2="39.1cm" draw:start-shape="id43" draw:start-glue-point="4" draw:end-shape="id15" draw:end-glue-point="0" svg:d="M26658 38658v-501h-11008v943" svg:viewBox="0 0 11009 944">
          <text:p text:style-name="P1"><text:span text:style-name="T1">falsche / fehlerhafte Eingabe</text:span></text:p>
        </draw:connector>
        <draw:connector draw:style-name="standard" draw:text-style-name="P1" draw:layer="layout" draw:line-skew="0cm -0.201cm" svg:x1="24.6cm" svg:y1="29.4cm" svg:x2="11.35cm" svg:y2="28.1cm" draw:start-shape="id33" draw:start-glue-point="1" draw:end-shape="id5" draw:end-glue-point="2" svg:d="M24600 29400h501v800h-13751v-2100" svg:viewBox="0 0 13752 2101">
          <text:p/>
        </draw:connector>
        <draw:connector draw:style-name="standard" draw:text-style-name="P1" draw:layer="layout" draw:line-skew="0cm 3.5cm" svg:x1="24.6cm" svg:y1="33cm" svg:x2="11.35cm" svg:y2="28.1cm" draw:start-shape="id35" draw:start-glue-point="1" draw:end-shape="id5" draw:end-glue-point="2" svg:d="M24600 33000h501v800h-13751v-5700" svg:viewBox="0 0 13752 5701">
          <text:p/>
        </draw:connector>
        <draw:connector draw:style-name="standard" draw:text-style-name="P1" draw:layer="layout" draw:line-skew="0cm 5.3cm" svg:x1="24.6cm" svg:y1="36.6cm" svg:x2="11.35cm" svg:y2="28.1cm" draw:start-shape="id37" draw:start-glue-point="1" draw:end-shape="id5" draw:end-glue-point="2" svg:d="M24600 36600h501v800h-13751v-9300" svg:viewBox="0 0 13752 9301">
          <text:p/>
        </draw:connector>
        <draw:connector draw:style-name="standard" draw:text-style-name="P1" draw:layer="layout" draw:line-skew="0cm 7.1cm" svg:x1="24.6cm" svg:y1="40.2cm" svg:x2="11.35cm" svg:y2="28.1cm" draw:start-shape="id39" draw:start-glue-point="1" draw:end-shape="id5" draw:end-glue-point="2" svg:d="M24600 40200h501v800h-13751v-12900" svg:viewBox="0 0 13752 12901">
          <text:p/>
        </draw:connector>
        <draw:connector draw:style-name="gr9" draw:text-style-name="P1" draw:layer="layout" svg:x1="27.008cm" svg:y1="39.008cm" svg:x2="11.35cm" svg:y2="27.1cm" draw:start-shape="id43" draw:start-glue-point="7" draw:end-shape="id5" draw:end-glue-point="0" svg:d="M27008 39008h502v-12409h-16160v501" svg:viewBox="0 0 16161 12410">
          <text:p/>
        </draw:connector>
        <draw:connector draw:style-name="gr10" draw:text-style-name="P1" draw:layer="layout" svg:x1="27.005cm" svg:y1="28.205cm" svg:x2="11.35cm" svg:y2="27.1cm" draw:start-shape="id40" draw:start-glue-point="7" draw:end-shape="id5" draw:end-glue-point="0" svg:d="M27005 28205h502v-1606h-16157v501" svg:viewBox="0 0 16158 1607">
          <text:p text:style-name="P1"><text:span text:style-name="T1">Eingabe in Ordnung</text:span></text:p>
        </draw:connector>
        <draw:connector draw:style-name="gr9" draw:text-style-name="P1" draw:layer="layout" svg:x1="27.006cm" svg:y1="31.806cm" svg:x2="11.35cm" svg:y2="27.1cm" draw:start-shape="id41" draw:start-glue-point="7" draw:end-shape="id5" draw:end-glue-point="0" svg:d="M27006 31806h502v-5207h-16158v501" svg:viewBox="0 0 16159 5208">
          <text:p/>
        </draw:connector>
        <draw:connector draw:style-name="gr9" draw:text-style-name="P1" draw:layer="layout" svg:x1="27.007cm" svg:y1="35.407cm" svg:x2="11.35cm" svg:y2="27.1cm" draw:start-shape="id42" draw:start-glue-point="7" draw:end-shape="id5" draw:end-glue-point="0" svg:d="M27007 35407h502v-8808h-16159v501" svg:viewBox="0 0 16160 8809">
          <text:p/>
        </draw:connector>
        <draw:connector draw:style-name="gr9" draw:text-style-name="P1" draw:layer="layout" svg:x1="7.7cm" svg:y1="3.5cm" svg:x2="7.691cm" svg:y2="40.965cm" draw:start-shape="id2" draw:start-glue-point="2" svg:d="M7700 3500v18983h-9v18482" svg:viewBox="0 0 10 37466">
          <text:p/>
        </draw:connector>
      </draw:page>
      <draw:page draw:name="page2" draw:style-name="dp1" draw:master-page-name="Standard">
        <draw:custom-shape draw:style-name="gr11" draw:text-style-name="P2" xml:id="id45" draw:id="id45" draw:layer="layout" svg:width="5.3cm" svg:height="1cm" svg:x="8.7cm" svg:y="4.1cm">
          <text:p text:style-name="P1">Galleri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46" draw:id="id46" draw:layer="layout" svg:width="5.3cm" svg:height="1cm" svg:x="8.7cm" svg:y="18.1cm">
          <text:p text:style-name="P1">Bild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7cm" svg:y1="3.5cm" svg:x2="8.7cm" svg:y2="4.6cm" draw:start-shape="id44" draw:start-glue-point="2" draw:end-shape="id45" draw:end-glue-point="3" svg:d="M7700 3500v1100h1000" svg:viewBox="0 0 1001 1101">
          <text:p/>
        </draw:connector>
        <draw:connector draw:style-name="gr4" draw:text-style-name="P1" draw:layer="layout" svg:x1="7.7cm" svg:y1="3.5cm" svg:x2="8.7cm" svg:y2="18.6cm" draw:start-shape="id44" draw:start-glue-point="2" draw:end-shape="id46" draw:end-glue-point="3" svg:d="M7700 3500v15100h1000" svg:viewBox="0 0 1001 15101">
          <text:p/>
        </draw:connector>
        <draw:custom-shape draw:style-name="gr11" draw:text-style-name="P2" xml:id="id47" draw:id="id47" draw:layer="layout" svg:width="5.3cm" svg:height="1cm" svg:x="13cm" svg:y="5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48" draw:id="id48" draw:layer="layout" svg:width="5.3cm" svg:height="1cm" svg:x="13cm" svg:y="8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49" draw:id="id49" draw:layer="layout" svg:width="5.3cm" svg:height="1cm" svg:x="13cm" svg:y="12.4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0" draw:id="id50" draw:layer="layout" svg:width="5.3cm" svg:height="1cm" svg:x="13cm" svg:y="19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1" draw:id="id51" draw:layer="layout" svg:width="5.3cm" svg:height="1cm" svg:x="13cm" svg:y="22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2" draw:id="id52" draw:layer="layout" svg:width="5.3cm" svg:height="1cm" svg:x="13cm" svg:y="27.7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5cm" svg:y1="5.1cm" svg:x2="13cm" svg:y2="5.8cm" draw:start-shape="id45" draw:start-glue-point="2" draw:end-shape="id47" draw:end-glue-point="3" svg:d="M11350 5100v700h1650" svg:viewBox="0 0 1651 701">
          <text:p/>
        </draw:connector>
        <draw:connector draw:style-name="gr4" draw:text-style-name="P1" draw:layer="layout" svg:x1="11.35cm" svg:y1="5.1cm" svg:x2="13cm" svg:y2="9.4cm" draw:start-shape="id45" draw:start-glue-point="2" draw:end-shape="id48" draw:end-glue-point="3" svg:d="M11350 5100v4300h1650" svg:viewBox="0 0 1651 4301">
          <text:p/>
        </draw:connector>
        <draw:connector draw:style-name="gr4" draw:text-style-name="P1" draw:layer="layout" svg:x1="11.35cm" svg:y1="5.1cm" svg:x2="13cm" svg:y2="12.9cm" draw:start-shape="id45" draw:start-glue-point="2" draw:end-shape="id49" draw:end-glue-point="3" svg:d="M11350 5100v7800h1650" svg:viewBox="0 0 1651 7801">
          <text:p/>
        </draw:connector>
        <draw:connector draw:style-name="gr4" draw:text-style-name="P1" draw:layer="layout" svg:x1="11.35cm" svg:y1="19.1cm" svg:x2="13cm" svg:y2="19.8cm" draw:start-shape="id46" draw:start-glue-point="2" draw:end-shape="id50" draw:end-glue-point="3" svg:d="M11350 19100v700h1650" svg:viewBox="0 0 1651 701">
          <text:p/>
        </draw:connector>
        <draw:connector draw:style-name="gr4" draw:text-style-name="P1" draw:layer="layout" svg:x1="11.35cm" svg:y1="19.1cm" svg:x2="13cm" svg:y2="23.4cm" draw:start-shape="id46" draw:start-glue-point="2" draw:end-shape="id51" draw:end-glue-point="3" svg:d="M11350 19100v4300h1650" svg:viewBox="0 0 1651 4301">
          <text:p/>
        </draw:connector>
        <draw:connector draw:style-name="gr4" draw:text-style-name="P1" draw:layer="layout" svg:x1="11.35cm" svg:y1="19.1cm" svg:x2="13cm" svg:y2="28.2cm" draw:start-shape="id46" draw:start-glue-point="2" draw:end-shape="id52" draw:end-glue-point="3" svg:d="M11350 19100v9100h1650" svg:viewBox="0 0 1651 9101">
          <text:p/>
        </draw:connector>
        <draw:custom-shape draw:style-name="gr12" draw:text-style-name="P2" xml:id="id53" draw:id="id53" draw:layer="layout" svg:width="5cm" svg:height="1cm" svg:x="1.9cm" svg:y="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2" draw:text-style-name="P2" xml:id="id44" draw:id="id44" draw:layer="layout" svg:width="5cm" svg:height="1cm" svg:x="5.2cm" svg:y="2.5cm">
          <text:p text:style-name="P1">Publi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4cm" svg:y1="2cm" svg:x2="5.2cm" svg:y2="3cm" draw:start-shape="id53" draw:start-glue-point="2" draw:end-shape="id44" draw:end-glue-point="3" svg:d="M4400 2000v1000h800" svg:viewBox="0 0 801 1001">
          <text:p/>
        </draw:connector>
        <draw:custom-shape draw:style-name="gr11" draw:text-style-name="P2" xml:id="id54" draw:id="id54" draw:layer="layout" svg:width="5.3cm" svg:height="1cm" svg:x="19.3cm" svg:y="4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5" draw:id="id55" draw:layer="layout" svg:width="5.3cm" svg:height="1cm" svg:x="19.3cm" svg:y="5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6" draw:id="id56" draw:layer="layout" svg:width="5.3cm" svg:height="1cm" svg:x="19.3cm" svg:y="8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7" draw:id="id57" draw:layer="layout" svg:width="5.3cm" svg:height="1cm" svg:x="19.3cm" svg:y="9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8" draw:id="id58" draw:layer="layout" svg:width="5.3cm" svg:height="1cm" svg:x="19.3cm" svg:y="11.9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59" draw:id="id59" draw:layer="layout" svg:width="5.3cm" svg:height="1cm" svg:x="19.3cm" svg:y="13.1cm">
          <text:p text:style-name="P1">abbreche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8.3cm" svg:y1="5.8cm" svg:x2="19.3cm" svg:y2="5.2cm" draw:start-shape="id47" draw:start-glue-point="1" draw:end-shape="id54" draw:end-glue-point="3" svg:d="M18300 5800h500v-600h500" svg:viewBox="0 0 1001 601">
          <text:p/>
        </draw:connector>
        <draw:connector draw:style-name="gr9" draw:text-style-name="P1" draw:layer="layout" svg:x1="18.3cm" svg:y1="5.8cm" svg:x2="19.3cm" svg:y2="6.4cm" draw:start-shape="id47" draw:start-glue-point="1" draw:end-shape="id55" draw:end-glue-point="3" svg:d="M18300 5800h500v600h500" svg:viewBox="0 0 1001 601">
          <text:p/>
        </draw:connector>
        <draw:connector draw:style-name="gr9" draw:text-style-name="P1" draw:layer="layout" svg:x1="18.3cm" svg:y1="9.4cm" svg:x2="19.3cm" svg:y2="8.8cm" draw:start-shape="id48" draw:start-glue-point="1" draw:end-shape="id56" draw:end-glue-point="3" svg:d="M18300 9400h500v-600h500" svg:viewBox="0 0 1001 601">
          <text:p/>
        </draw:connector>
        <draw:connector draw:style-name="gr9" draw:text-style-name="P1" draw:layer="layout" svg:x1="18.3cm" svg:y1="9.4cm" svg:x2="19.3cm" svg:y2="10cm" draw:start-shape="id48" draw:start-glue-point="1" draw:end-shape="id57" draw:end-glue-point="3" svg:d="M18300 9400h500v600h500" svg:viewBox="0 0 1001 601">
          <text:p/>
        </draw:connector>
        <draw:connector draw:style-name="gr9" draw:text-style-name="P1" draw:layer="layout" svg:x1="18.3cm" svg:y1="12.9cm" svg:x2="19.3cm" svg:y2="12.4cm" draw:start-shape="id49" draw:start-glue-point="1" draw:end-shape="id58" draw:end-glue-point="3" svg:d="M18300 12900h500v-500h500" svg:viewBox="0 0 1001 501">
          <text:p/>
        </draw:connector>
        <draw:connector draw:style-name="gr9" draw:text-style-name="P1" draw:layer="layout" svg:x1="18.3cm" svg:y1="12.9cm" svg:x2="19.3cm" svg:y2="13.6cm" draw:start-shape="id49" draw:start-glue-point="1" draw:end-shape="id59" draw:end-glue-point="3" svg:d="M18300 12900h500v700h500" svg:viewBox="0 0 1001 701">
          <text:p/>
        </draw:connector>
        <draw:custom-shape draw:style-name="gr8" draw:text-style-name="P1" xml:id="id60" draw:id="id60" draw:layer="layout" svg:width="0.7cm" svg:height="0.7cm" svg:x="26.301cm" svg:y="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1" draw:id="id61" draw:layer="layout" svg:width="0.7cm" svg:height="0.7cm" svg:x="26.302cm" svg:y="8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2" draw:id="id62" draw:layer="layout" svg:width="0.7cm" svg:height="0.7cm" svg:x="26.303cm" svg:y="12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24.6cm" svg:y1="5.2cm" svg:x2="26.301cm" svg:y2="5.201cm" draw:start-shape="id54" draw:start-glue-point="1" draw:end-shape="id60" draw:end-glue-point="5" svg:d="M24600 5200h851v1h850" svg:viewBox="0 0 1702 2">
          <text:p/>
        </draw:connector>
        <draw:connector draw:style-name="gr9" draw:text-style-name="P1" draw:layer="layout" svg:x1="24.6cm" svg:y1="8.8cm" svg:x2="26.302cm" svg:y2="8.802cm" draw:start-shape="id56" draw:start-glue-point="1" draw:end-shape="id61" draw:end-glue-point="5" svg:d="M24600 8800h851v2h851" svg:viewBox="0 0 1703 3">
          <text:p/>
        </draw:connector>
        <draw:connector draw:style-name="gr9" draw:text-style-name="P1" draw:layer="layout" svg:x1="24.6cm" svg:y1="12.4cm" svg:x2="26.303cm" svg:y2="12.403cm" draw:start-shape="id58" draw:start-glue-point="1" draw:end-shape="id62" draw:end-glue-point="5" svg:d="M24600 12400h852v3h851" svg:viewBox="0 0 1704 4">
          <text:p/>
        </draw:connector>
        <draw:connector draw:style-name="standard" draw:text-style-name="P1" draw:layer="layout" draw:line-skew="0cm 5.3cm" svg:x1="24.6cm" svg:y1="13.6cm" svg:x2="11.35cm" svg:y2="5.1cm" draw:start-shape="id59" draw:start-glue-point="1" draw:end-shape="id45" draw:end-glue-point="2" svg:d="M24600 13600h501v800h-13751v-9300" svg:viewBox="0 0 13752 9301">
          <text:p/>
        </draw:connector>
        <draw:connector draw:style-name="standard" draw:text-style-name="P1" draw:layer="layout" draw:line-skew="0cm 3.5cm" svg:x1="24.6cm" svg:y1="10cm" svg:x2="11.35cm" svg:y2="5.1cm" draw:start-shape="id57" draw:start-glue-point="1" draw:end-shape="id45" draw:end-glue-point="2" svg:d="M24600 10000h501v800h-13751v-5700" svg:viewBox="0 0 13752 5701">
          <text:p/>
        </draw:connector>
        <draw:connector draw:style-name="standard" draw:text-style-name="P1" draw:layer="layout" draw:line-skew="0cm -0.201cm" svg:x1="24.6cm" svg:y1="6.4cm" svg:x2="11.35cm" svg:y2="5.1cm" draw:start-shape="id55" draw:start-glue-point="1" draw:end-shape="id45" draw:end-glue-point="2" svg:d="M24600 6400h501v800h-13751v-2100" svg:viewBox="0 0 13752 2101">
          <text:p/>
        </draw:connector>
        <draw:connector draw:style-name="gr10" draw:text-style-name="P1" draw:layer="layout" svg:x1="27.001cm" svg:y1="5.201cm" svg:x2="11.35cm" svg:y2="4.1cm" draw:start-shape="id60" draw:start-glue-point="7" draw:end-shape="id45" draw:end-glue-point="0" svg:d="M27001 5201h502v-1602h-16153v501" svg:viewBox="0 0 16154 1603">
          <text:p text:style-name="P1"><text:span text:style-name="T1">Eingabe in Ordnung</text:span></text:p>
        </draw:connector>
        <draw:connector draw:style-name="gr9" draw:text-style-name="P1" draw:layer="layout" draw:line-skew="-0.004cm" svg:x1="27.002cm" svg:y1="8.802cm" svg:x2="11.35cm" svg:y2="4.1cm" draw:start-shape="id61" draw:start-glue-point="7" draw:end-shape="id45" draw:end-glue-point="0" svg:d="M27002 8802h498v-5203h-16150v501" svg:viewBox="0 0 16151 5204">
          <text:p/>
        </draw:connector>
        <draw:connector draw:style-name="gr9" draw:text-style-name="P1" draw:layer="layout" draw:line-skew="-0.005cm" svg:x1="27.003cm" svg:y1="12.403cm" svg:x2="11.35cm" svg:y2="4.1cm" draw:start-shape="id62" draw:start-glue-point="7" draw:end-shape="id45" draw:end-glue-point="0" svg:d="M27003 12403h497v-8804h-16150v501" svg:viewBox="0 0 16151 8805">
          <text:p/>
        </draw:connector>
        <draw:connector draw:style-name="gr10" draw:text-style-name="P1" draw:layer="layout" svg:x1="26.651cm" svg:y1="4.851cm" svg:x2="15.65cm" svg:y2="5.3cm" draw:start-shape="id60" draw:start-glue-point="4" draw:end-shape="id47" draw:end-glue-point="0" svg:d="M26651 4851v-501h-11001v950" svg:viewBox="0 0 11002 951">
          <text:p text:style-name="P1"><text:span text:style-name="T1">falsche / fehlerhafte Eingabe</text:span></text:p>
        </draw:connector>
        <draw:connector draw:style-name="gr10" draw:text-style-name="P1" draw:layer="layout" svg:x1="26.652cm" svg:y1="8.452cm" svg:x2="15.65cm" svg:y2="8.9cm" draw:start-shape="id61" draw:start-glue-point="4" draw:end-shape="id48" svg:d="M26652 8452v-501h-11002v949" svg:viewBox="0 0 11003 950">
          <text:p text:style-name="P1"><text:span text:style-name="T1">falsche / fehlerhafte Eingabe</text:span></text:p>
        </draw:connector>
        <draw:connector draw:style-name="gr10" draw:text-style-name="P1" draw:layer="layout" svg:x1="26.653cm" svg:y1="12.053cm" svg:x2="15.65cm" svg:y2="12.4cm" draw:start-shape="id62" draw:start-glue-point="4" draw:end-shape="id49" draw:end-glue-point="0" svg:d="M26653 12053v-501h-11003v848" svg:viewBox="0 0 11004 849">
          <text:p text:style-name="P1"><text:span text:style-name="T1">falsche / fehlerhafte Eingabe</text:span></text:p>
        </draw:connector>
        <draw:custom-shape draw:style-name="gr11" draw:text-style-name="P2" xml:id="id63" draw:id="id63" draw:layer="layout" svg:width="5.3cm" svg:height="1cm" svg:x="19.2cm" svg:y="15.7cm">
          <text:p text:style-name="P1">Referenzen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line-skew="1.073cm" svg:x1="26.653cm" svg:y1="12.753cm" svg:x2="21.85cm" svg:y2="15.7cm" draw:start-shape="id62" draw:start-glue-point="6" draw:end-shape="id63" draw:end-glue-point="0" svg:d="M26653 12753v2547h-4803v400" svg:viewBox="0 0 4804 2948">
          <text:p text:style-name="P1"><text:span text:style-name="T1">noch Referenzen vorhanden</text:span></text:p>
        </draw:connector>
        <draw:custom-shape draw:style-name="gr11" draw:text-style-name="P2" xml:id="id65" draw:id="id65" draw:layer="layout" svg:width="5.3cm" svg:height="1cm" svg:x="19.3cm" svg:y="18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66" draw:id="id66" draw:layer="layout" svg:width="5.3cm" svg:height="1cm" svg:x="19.3cm" svg:y="19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67" draw:id="id67" draw:layer="layout" svg:width="5.3cm" svg:height="1cm" svg:x="19.3cm" svg:y="22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69" draw:id="id69" draw:layer="layout" svg:width="5.3cm" svg:height="1cm" svg:x="19.3cm" svg:y="24.7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71" draw:id="id71" draw:layer="layout" svg:width="5.3cm" svg:height="1cm" svg:x="19.3cm" svg:y="27.1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72" draw:id="id72" draw:layer="layout" svg:width="5.3cm" svg:height="1cm" svg:x="19.3cm" svg:y="28.3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73" draw:id="id73" draw:layer="layout" svg:width="5.3cm" svg:height="1cm" svg:x="19.2cm" svg:y="30.9cm">
          <text:p text:style-name="P1">Referenzen</text:p>
          <draw:enhanced-geometry svg:viewBox="0 0 21600 21600" draw:type="rectangle" draw:enhanced-path="M 0 0 L 21600 0 21600 21600 0 21600 0 0 Z N"/>
        </draw:custom-shape>
        <draw:custom-shape draw:style-name="gr8" draw:text-style-name="P1" xml:id="id64" draw:id="id64" draw:layer="layout" svg:width="0.7cm" svg:height="0.7cm" svg:x="26.302cm" svg:y="18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8" draw:id="id68" draw:layer="layout" svg:width="0.7cm" svg:height="0.7cm" svg:x="26.303cm" svg:y="22.4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70" draw:id="id70" draw:layer="layout" svg:width="0.7cm" svg:height="0.7cm" svg:x="26.304cm" svg:y="27.2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" draw:layer="layout" svg:x1="27.002cm" svg:y1="19.202cm" svg:x2="11.35cm" svg:y2="18.1cm" draw:start-shape="id64" draw:start-glue-point="7" draw:end-shape="id46" draw:end-glue-point="0" svg:d="M27002 19202h502v-1603h-16154v501" svg:viewBox="0 0 16155 1604">
          <text:p text:style-name="P1"><text:span text:style-name="T1">Eingabe in Ordnung</text:span></text:p>
        </draw:connector>
        <draw:connector draw:style-name="gr9" draw:text-style-name="P1" draw:layer="layout" svg:x1="18.3cm" svg:y1="19.8cm" svg:x2="19.3cm" svg:y2="19.2cm" draw:start-shape="id50" draw:start-glue-point="1" draw:end-shape="id65" draw:end-glue-point="3" svg:d="M18300 19800h500v-600h500" svg:viewBox="0 0 1001 601">
          <text:p/>
        </draw:connector>
        <draw:connector draw:style-name="gr9" draw:text-style-name="P1" draw:layer="layout" svg:x1="18.3cm" svg:y1="19.8cm" svg:x2="19.3cm" svg:y2="20.4cm" draw:start-shape="id50" draw:start-glue-point="1" draw:end-shape="id66" draw:end-glue-point="3" svg:d="M18300 19800h500v600h500" svg:viewBox="0 0 1001 601">
          <text:p/>
        </draw:connector>
        <draw:connector draw:style-name="gr9" draw:text-style-name="P1" draw:layer="layout" svg:x1="24.6cm" svg:y1="19.2cm" svg:x2="26.302cm" svg:y2="19.202cm" draw:start-shape="id65" draw:start-glue-point="1" draw:end-shape="id64" draw:end-glue-point="5" svg:d="M24600 19200h851v2h851" svg:viewBox="0 0 1703 3">
          <text:p/>
        </draw:connector>
        <draw:connector draw:style-name="gr10" draw:text-style-name="P1" draw:layer="layout" svg:x1="26.652cm" svg:y1="18.852cm" svg:x2="15.65cm" svg:y2="19.3cm" draw:start-shape="id64" draw:start-glue-point="4" draw:end-shape="id50" svg:d="M26652 18852v-501h-11002v949" svg:viewBox="0 0 11003 950">
          <text:p text:style-name="P1"><text:span text:style-name="T1">falsche / fehlerhafte Eingabe</text:span></text:p>
        </draw:connector>
        <draw:connector draw:style-name="standard" draw:text-style-name="P1" draw:layer="layout" draw:line-skew="0cm -0.201cm" svg:x1="24.6cm" svg:y1="20.4cm" svg:x2="11.35cm" svg:y2="19.1cm" draw:start-shape="id66" draw:start-glue-point="1" draw:end-shape="id46" draw:end-glue-point="2" svg:d="M24600 20400h501v800h-13751v-2100" svg:viewBox="0 0 13752 2101">
          <text:p/>
        </draw:connector>
        <draw:connector draw:style-name="gr9" draw:text-style-name="P1" draw:layer="layout" svg:x1="18.3cm" svg:y1="23.4cm" svg:x2="19.3cm" svg:y2="22.8cm" draw:start-shape="id51" draw:start-glue-point="1" draw:end-shape="id67" draw:end-glue-point="3" svg:d="M18300 23400h500v-600h500" svg:viewBox="0 0 1001 601">
          <text:p/>
        </draw:connector>
        <draw:connector draw:style-name="gr9" draw:text-style-name="P1" draw:layer="layout" svg:x1="24.6cm" svg:y1="22.8cm" svg:x2="26.303cm" svg:y2="22.803cm" draw:start-shape="id67" draw:start-glue-point="1" draw:end-shape="id68" draw:end-glue-point="5" svg:d="M24600 22800h852v3h851" svg:viewBox="0 0 1704 4">
          <text:p/>
        </draw:connector>
        <draw:connector draw:style-name="gr10" draw:text-style-name="P1" draw:layer="layout" svg:x1="26.653cm" svg:y1="22.453cm" svg:x2="15.65cm" svg:y2="22.9cm" draw:start-shape="id68" draw:start-glue-point="4" draw:end-shape="id51" draw:end-glue-point="0" svg:d="M26653 22453v-501h-11003v948" svg:viewBox="0 0 11004 949">
          <text:p text:style-name="P1"><text:span text:style-name="T1">falsche / fehlerhafte Eingabe</text:span></text:p>
        </draw:connector>
        <draw:connector draw:style-name="gr9" draw:text-style-name="P1" draw:layer="layout" svg:x1="27.003cm" svg:y1="22.803cm" svg:x2="11.35cm" svg:y2="18.1cm" draw:start-shape="id68" draw:start-glue-point="7" draw:end-shape="id46" draw:end-glue-point="0" svg:d="M27003 22803h502v-5204h-16155v501" svg:viewBox="0 0 16156 5205">
          <text:p/>
        </draw:connector>
        <draw:connector draw:style-name="standard" draw:text-style-name="P1" draw:layer="layout" draw:line-skew="0cm 4.2cm" svg:x1="24.6cm" svg:y1="25.2cm" svg:x2="11.35cm" svg:y2="19.1cm" draw:start-shape="id69" draw:start-glue-point="1" draw:end-shape="id46" draw:end-glue-point="2" svg:d="M24600 25200h501v900h-13751v-7000" svg:viewBox="0 0 13752 7001">
          <text:p/>
        </draw:connector>
        <draw:connector draw:style-name="gr10" draw:text-style-name="P1" draw:layer="layout" svg:x1="26.654cm" svg:y1="27.254cm" svg:x2="15.65cm" svg:y2="27.7cm" draw:start-shape="id70" draw:start-glue-point="4" draw:end-shape="id52" draw:end-glue-point="0" svg:d="M26654 27254v-501h-11004v947" svg:viewBox="0 0 11005 948">
          <text:p text:style-name="P1"><text:span text:style-name="T1">falsche / fehlerhafte Eingabe</text:span></text:p>
        </draw:connector>
        <draw:connector draw:style-name="gr9" draw:text-style-name="P1" draw:layer="layout" svg:x1="27.004cm" svg:y1="27.604cm" svg:x2="11.35cm" svg:y2="18.1cm" draw:start-shape="id70" draw:start-glue-point="7" draw:end-shape="id46" draw:end-glue-point="0" svg:d="M27004 27604h502v-10005h-16156v501" svg:viewBox="0 0 16157 10006">
          <text:p/>
        </draw:connector>
        <draw:connector draw:style-name="gr9" draw:text-style-name="P1" draw:layer="layout" svg:x1="18.3cm" svg:y1="28.2cm" svg:x2="19.3cm" svg:y2="27.6cm" draw:start-shape="id52" draw:start-glue-point="1" draw:end-shape="id71" draw:end-glue-point="3" svg:d="M18300 28200h500v-600h500" svg:viewBox="0 0 1001 601">
          <text:p/>
        </draw:connector>
        <draw:connector draw:style-name="gr9" draw:text-style-name="P1" draw:layer="layout" svg:x1="24.6cm" svg:y1="27.6cm" svg:x2="26.304cm" svg:y2="27.604cm" draw:start-shape="id71" draw:start-glue-point="1" draw:end-shape="id70" draw:end-glue-point="5" svg:d="M24600 27600h852v4h852" svg:viewBox="0 0 1705 5">
          <text:p/>
        </draw:connector>
        <draw:connector draw:style-name="gr9" draw:text-style-name="P1" draw:layer="layout" svg:x1="18.3cm" svg:y1="28.2cm" svg:x2="19.3cm" svg:y2="28.8cm" draw:start-shape="id52" draw:start-glue-point="1" draw:end-shape="id72" draw:end-glue-point="3" svg:d="M18300 28200h500v600h500" svg:viewBox="0 0 1001 601">
          <text:p/>
        </draw:connector>
        <draw:connector draw:style-name="standard" draw:text-style-name="P1" draw:layer="layout" draw:line-skew="0cm 6cm" svg:x1="24.6cm" svg:y1="28.8cm" svg:x2="11.35cm" svg:y2="19.1cm" draw:start-shape="id72" draw:start-glue-point="1" draw:end-shape="id46" draw:end-glue-point="2" svg:d="M24600 28800h501v900h-13751v-10600" svg:viewBox="0 0 13752 10601">
          <text:p/>
        </draw:connector>
        <draw:connector draw:style-name="gr13" draw:text-style-name="P1" draw:layer="layout" draw:line-skew="1.072cm" svg:x1="26.654cm" svg:y1="27.954cm" svg:x2="21.85cm" svg:y2="30.9cm" draw:start-shape="id70" draw:start-glue-point="6" draw:end-shape="id73" svg:d="M26654 27954v2546h-4804v400" svg:viewBox="0 0 4805 2947">
          <text:p text:style-name="P1"><text:span text:style-name="T1">noch Referenzen vorhanden</text:span></text:p>
        </draw:connector>
        <draw:connector draw:style-name="gr9" draw:text-style-name="P1" draw:layer="layout" draw:line-skew="18.504cm" svg:x1="7.7cm" svg:y1="3.5cm" svg:x2="7.713cm" svg:y2="40.99cm" draw:start-shape="id44" draw:start-glue-point="2" svg:d="M7700 3500v37500h13v-10" svg:viewBox="0 0 14 37501">
          <text:p/>
        </draw:connector>
        <draw:custom-shape draw:style-name="gr11" draw:text-style-name="P2" xml:id="id74" draw:id="id74" draw:layer="layout" svg:width="5.3cm" svg:height="1cm" svg:x="19.3cm" svg:y="23.5cm">
          <text:p text:style-name="P1">Bild bearbeite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line-skew="0cm 2.301cm 6.301cm" svg:x1="18.3cm" svg:y1="23.4cm" svg:x2="19.3cm" svg:y2="25.2cm" draw:start-shape="id51" draw:start-glue-point="1" draw:end-shape="id69" draw:end-glue-point="3" svg:d="M18300 23400h501v1300h-1v500h500" svg:viewBox="0 0 1001 1801">
          <text:p/>
        </draw:connector>
        <draw:connector draw:style-name="gr9" draw:text-style-name="P1" draw:layer="layout" svg:x1="18.3cm" svg:y1="23.4cm" svg:x2="19.3cm" svg:y2="24cm" draw:start-shape="id51" draw:start-glue-point="1" draw:end-shape="id74" draw:end-glue-point="3" svg:d="M18300 23400h500v600h500" svg:viewBox="0 0 1001 601">
          <text:p/>
        </draw:connector>
        <draw:connector draw:style-name="standard" draw:text-style-name="P1" draw:layer="layout" draw:line-skew="2.399cm" svg:x1="24.6cm" svg:y1="24cm" svg:x2="11.35cm" svg:y2="18.1cm" draw:start-shape="id74" draw:start-glue-point="1" draw:end-shape="id46" draw:end-glue-point="0" svg:d="M24600 24000h2900v-6401h-16150v501" svg:viewBox="0 0 16151 6402">
          <text:p/>
        </draw:connector>
      </draw:page>
      <draw:page draw:name="page3" draw:style-name="dp1" draw:master-page-name="Standard">
        <draw:custom-shape draw:style-name="gr12" draw:text-style-name="P2" xml:id="id75" draw:id="id75" draw:layer="layout" svg:width="5cm" svg:height="1cm" svg:x="1.9cm" svg:y="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2" draw:text-style-name="P2" xml:id="id76" draw:id="id76" draw:layer="layout" svg:width="5cm" svg:height="1cm" svg:x="5.2cm" svg:y="2.5cm">
          <text:p text:style-name="P1">Public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4cm" svg:y1="2cm" svg:x2="5.2cm" svg:y2="3cm" draw:start-shape="id75" draw:start-glue-point="2" draw:end-shape="id76" draw:end-glue-point="3" svg:d="M4400 2000v1000h800" svg:viewBox="0 0 801 1001">
          <text:p/>
        </draw:connector>
        <draw:custom-shape draw:style-name="gr11" draw:text-style-name="P2" xml:id="id77" draw:id="id77" draw:layer="layout" svg:width="5.3cm" svg:height="1cm" svg:x="8.7cm" svg:y="4.1cm">
          <text:p text:style-name="P1">Neuigk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78" draw:id="id78" draw:layer="layout" svg:width="5.3cm" svg:height="1cm" svg:x="8.7cm" svg:y="15.9cm">
          <text:p text:style-name="P1">Anleitung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7cm" svg:y1="3.5cm" svg:x2="8.7cm" svg:y2="4.6cm" draw:start-shape="id76" draw:start-glue-point="2" draw:end-shape="id77" draw:end-glue-point="3" svg:d="M7700 3500v1100h1000" svg:viewBox="0 0 1001 1101">
          <text:p/>
        </draw:connector>
        <draw:connector draw:style-name="gr4" draw:text-style-name="P1" draw:layer="layout" svg:x1="7.7cm" svg:y1="3.5cm" svg:x2="8.7cm" svg:y2="16.4cm" draw:start-shape="id76" draw:start-glue-point="2" draw:end-shape="id78" draw:end-glue-point="3" svg:d="M7700 3500v12900h1000" svg:viewBox="0 0 1001 12901">
          <text:p/>
        </draw:connector>
        <draw:custom-shape draw:style-name="gr11" draw:text-style-name="P2" xml:id="id79" draw:id="id79" draw:layer="layout" svg:width="5.3cm" svg:height="1cm" svg:x="13cm" svg:y="5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80" draw:id="id80" draw:layer="layout" svg:width="5.3cm" svg:height="1cm" svg:x="13cm" svg:y="8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81" draw:id="id81" draw:layer="layout" svg:width="5.3cm" svg:height="1cm" svg:x="13cm" svg:y="12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82" draw:id="id82" draw:layer="layout" svg:width="5.3cm" svg:height="1cm" svg:x="13cm" svg:y="17.1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83" draw:id="id83" draw:layer="layout" svg:width="5.3cm" svg:height="1cm" svg:x="13cm" svg:y="20.7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84" draw:id="id84" draw:layer="layout" svg:width="5.3cm" svg:height="1cm" svg:x="13cm" svg:y="24.3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35cm" svg:y1="5.1cm" svg:x2="13cm" svg:y2="5.8cm" draw:start-shape="id77" draw:start-glue-point="2" draw:end-shape="id79" draw:end-glue-point="3" svg:d="M11350 5100v700h1650" svg:viewBox="0 0 1651 701">
          <text:p/>
        </draw:connector>
        <draw:connector draw:style-name="gr4" draw:text-style-name="P1" draw:layer="layout" svg:x1="11.35cm" svg:y1="5.1cm" svg:x2="13cm" svg:y2="9.4cm" draw:start-shape="id77" draw:start-glue-point="2" draw:end-shape="id80" draw:end-glue-point="3" svg:d="M11350 5100v4300h1650" svg:viewBox="0 0 1651 4301">
          <text:p/>
        </draw:connector>
        <draw:connector draw:style-name="gr4" draw:text-style-name="P1" draw:layer="layout" svg:x1="11.35cm" svg:y1="5.1cm" svg:x2="13cm" svg:y2="13cm" draw:start-shape="id77" draw:start-glue-point="2" draw:end-shape="id81" draw:end-glue-point="3" svg:d="M11350 5100v7900h1650" svg:viewBox="0 0 1651 7901">
          <text:p/>
        </draw:connector>
        <draw:connector draw:style-name="gr4" draw:text-style-name="P1" draw:layer="layout" svg:x1="11.35cm" svg:y1="16.9cm" svg:x2="13cm" svg:y2="17.6cm" draw:start-shape="id78" draw:start-glue-point="2" draw:end-shape="id82" draw:end-glue-point="3" svg:d="M11350 16900v700h1650" svg:viewBox="0 0 1651 701">
          <text:p/>
        </draw:connector>
        <draw:connector draw:style-name="gr4" draw:text-style-name="P1" draw:layer="layout" svg:x1="11.35cm" svg:y1="16.9cm" svg:x2="13cm" svg:y2="21.2cm" draw:start-shape="id78" draw:start-glue-point="2" draw:end-shape="id83" draw:end-glue-point="3" svg:d="M11350 16900v4300h1650" svg:viewBox="0 0 1651 4301">
          <text:p/>
        </draw:connector>
        <draw:connector draw:style-name="gr4" draw:text-style-name="P1" draw:layer="layout" svg:x1="11.35cm" svg:y1="16.9cm" svg:x2="13cm" svg:y2="24.8cm" draw:start-shape="id78" draw:start-glue-point="2" draw:end-shape="id84" draw:end-glue-point="3" svg:d="M11350 16900v7900h1650" svg:viewBox="0 0 1651 7901">
          <text:p/>
        </draw:connector>
        <draw:custom-shape draw:style-name="gr11" draw:text-style-name="P2" xml:id="id87" draw:id="id87" draw:layer="layout" svg:width="5.3cm" svg:height="1cm" svg:x="19.3cm" svg:y="4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88" draw:id="id88" draw:layer="layout" svg:width="5.3cm" svg:height="1cm" svg:x="19.3cm" svg:y="5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94" draw:id="id94" draw:layer="layout" svg:width="5.3cm" svg:height="1cm" svg:x="19.3cm" svg:y="8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92" draw:id="id92" draw:layer="layout" svg:width="5.3cm" svg:height="1cm" svg:x="19.3cm" svg:y="9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95" draw:id="id95" draw:layer="layout" svg:width="5.3cm" svg:height="1cm" svg:x="19.3cm" svg:y="11.9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93" draw:id="id93" draw:layer="layout" svg:width="5.3cm" svg:height="1cm" svg:x="19.3cm" svg:y="13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85" draw:id="id85" draw:layer="layout" svg:width="5.3cm" svg:height="1cm" svg:x="19.3cm" svg:y="16.5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96" draw:id="id96" draw:layer="layout" svg:width="5.3cm" svg:height="1cm" svg:x="19.3cm" svg:y="17.7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97" draw:id="id97" draw:layer="layout" svg:width="5.3cm" svg:height="1cm" svg:x="19.3cm" svg:y="20.1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98" draw:id="id98" draw:layer="layout" svg:width="5.3cm" svg:height="1cm" svg:x="19.3cm" svg:y="21.3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0" draw:id="id100" draw:layer="layout" svg:width="5.3cm" svg:height="1cm" svg:x="19.3cm" svg:y="23.7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1" draw:id="id101" draw:layer="layout" svg:width="5.3cm" svg:height="1cm" svg:x="19.3cm" svg:y="24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89" draw:id="id89" draw:layer="layout" svg:width="0.7cm" svg:height="0.7cm" svg:x="26.302cm" svg:y="4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90" draw:id="id90" draw:layer="layout" svg:width="0.7cm" svg:height="0.7cm" svg:x="26.303cm" svg:y="8.4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91" draw:id="id91" draw:layer="layout" svg:width="0.7cm" svg:height="0.7cm" svg:x="26.304cm" svg:y="12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86" draw:id="id86" draw:layer="layout" svg:width="0.7cm" svg:height="0.7cm" svg:x="26.303cm" svg:y="16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99" draw:id="id99" draw:layer="layout" svg:width="0.7cm" svg:height="0.7cm" svg:x="26.304cm" svg:y="20.2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02" draw:id="id102" draw:layer="layout" svg:width="0.7cm" svg:height="0.7cm" svg:x="26.305cm" svg:y="23.8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8.3cm" svg:y1="17.6cm" svg:x2="19.3cm" svg:y2="17cm" draw:start-shape="id82" draw:start-glue-point="1" draw:end-shape="id85" draw:end-glue-point="3" svg:d="M18300 17600h500v-600h500" svg:viewBox="0 0 1001 601">
          <text:p/>
        </draw:connector>
        <draw:connector draw:style-name="gr9" draw:text-style-name="P1" draw:layer="layout" svg:x1="24.6cm" svg:y1="17cm" svg:x2="26.303cm" svg:y2="17.003cm" draw:start-shape="id85" draw:start-glue-point="1" draw:end-shape="id86" draw:end-glue-point="5" svg:d="M24600 17000h852v3h851" svg:viewBox="0 0 1704 4">
          <text:p/>
        </draw:connector>
        <draw:connector draw:style-name="gr9" draw:text-style-name="P1" draw:layer="layout" svg:x1="18.3cm" svg:y1="5.8cm" svg:x2="19.3cm" svg:y2="5.2cm" draw:start-shape="id79" draw:start-glue-point="1" draw:end-shape="id87" draw:end-glue-point="3" svg:d="M18300 5800h500v-600h500" svg:viewBox="0 0 1001 601">
          <text:p/>
        </draw:connector>
        <draw:connector draw:style-name="gr9" draw:text-style-name="P1" draw:layer="layout" svg:x1="18.3cm" svg:y1="5.8cm" svg:x2="19.3cm" svg:y2="6.4cm" draw:start-shape="id79" draw:start-glue-point="1" draw:end-shape="id88" draw:end-glue-point="3" svg:d="M18300 5800h500v600h500" svg:viewBox="0 0 1001 601">
          <text:p/>
        </draw:connector>
        <draw:connector draw:style-name="gr9" draw:text-style-name="P1" draw:layer="layout" svg:x1="24.6cm" svg:y1="5.2cm" svg:x2="26.302cm" svg:y2="5.202cm" draw:start-shape="id87" draw:start-glue-point="1" draw:end-shape="id89" draw:end-glue-point="3" svg:d="M24600 5200h851v2h851" svg:viewBox="0 0 1703 3">
          <text:p/>
        </draw:connector>
        <draw:connector draw:style-name="standard" draw:text-style-name="P1" draw:layer="layout" draw:line-skew="0cm -0.201cm" svg:x1="24.6cm" svg:y1="6.4cm" svg:x2="11.35cm" svg:y2="5.1cm" draw:start-shape="id88" draw:start-glue-point="1" draw:end-shape="id77" draw:end-glue-point="2" svg:d="M24600 6400h501v800h-13751v-2100" svg:viewBox="0 0 13752 2101">
          <text:p/>
        </draw:connector>
        <draw:connector draw:style-name="gr10" draw:text-style-name="P1" draw:layer="layout" svg:x1="27.002cm" svg:y1="5.202cm" svg:x2="11.35cm" svg:y2="4.1cm" draw:start-shape="id89" draw:start-glue-point="7" draw:end-shape="id77" draw:end-glue-point="0" svg:d="M27002 5202h502v-1603h-16154v501" svg:viewBox="0 0 16155 1604">
          <text:p text:style-name="P1"><text:span text:style-name="T1">Eingabe in Ordnung</text:span></text:p>
        </draw:connector>
        <draw:connector draw:style-name="gr9" draw:text-style-name="P1" draw:layer="layout" svg:x1="27.003cm" svg:y1="8.803cm" svg:x2="11.35cm" svg:y2="4.1cm" draw:start-shape="id90" draw:start-glue-point="7" draw:end-shape="id77" draw:end-glue-point="0" svg:d="M27003 8803h502v-5204h-16155v501" svg:viewBox="0 0 16156 5205">
          <text:p/>
        </draw:connector>
        <draw:connector draw:style-name="gr9" draw:text-style-name="P1" draw:layer="layout" svg:x1="27.004cm" svg:y1="12.404cm" svg:x2="11.35cm" svg:y2="4.1cm" draw:start-shape="id91" draw:start-glue-point="7" draw:end-shape="id77" draw:end-glue-point="0" svg:d="M27004 12404h502v-8805h-16156v501" svg:viewBox="0 0 16157 8806">
          <text:p/>
        </draw:connector>
        <draw:connector draw:style-name="standard" draw:text-style-name="P1" draw:layer="layout" draw:line-skew="0cm 3.5cm" svg:x1="24.6cm" svg:y1="10cm" svg:x2="11.35cm" svg:y2="5.1cm" draw:start-shape="id92" draw:start-glue-point="1" draw:end-shape="id77" draw:end-glue-point="2" svg:d="M24600 10000h501v800h-13751v-5700" svg:viewBox="0 0 13752 5701">
          <text:p/>
        </draw:connector>
        <draw:connector draw:style-name="standard" draw:text-style-name="P1" draw:layer="layout" draw:line-skew="0cm 5.3cm" svg:x1="24.6cm" svg:y1="13.6cm" svg:x2="11.35cm" svg:y2="5.1cm" draw:start-shape="id93" draw:start-glue-point="1" draw:end-shape="id77" draw:end-glue-point="2" svg:d="M24600 13600h501v800h-13751v-9300" svg:viewBox="0 0 13752 9301">
          <text:p/>
        </draw:connector>
        <draw:connector draw:style-name="gr10" draw:text-style-name="P1" draw:layer="layout" svg:x1="26.653cm" svg:y1="8.453cm" svg:x2="15.65cm" svg:y2="8.9cm" draw:start-shape="id90" draw:start-glue-point="4" draw:end-shape="id80" draw:end-glue-point="0" svg:d="M26653 8453v-501h-11003v948" svg:viewBox="0 0 11004 949">
          <text:p text:style-name="P1"><text:span text:style-name="T1">falsche / fehlerhafte Eingabe</text:span></text:p>
        </draw:connector>
        <draw:connector draw:style-name="gr10" draw:text-style-name="P1" draw:layer="layout" svg:x1="26.652cm" svg:y1="4.852cm" svg:x2="15.65cm" svg:y2="5.3cm" draw:start-shape="id89" draw:start-glue-point="4" draw:end-shape="id79" svg:d="M26652 4852v-501h-11002v949" svg:viewBox="0 0 11003 950">
          <text:p text:style-name="P1"><text:span text:style-name="T1">falsche / fehlerhafte Eingabe</text:span></text:p>
        </draw:connector>
        <draw:connector draw:style-name="gr14" draw:text-style-name="P1" draw:layer="layout" svg:x1="24.6cm" svg:y1="8.8cm" svg:x2="26.303cm" svg:y2="8.803cm" draw:start-shape="id94" draw:start-glue-point="1" draw:end-shape="id90" draw:end-glue-point="5" svg:d="M24600 8800h852v3h851" svg:viewBox="0 0 1704 4">
          <text:p/>
        </draw:connector>
        <draw:connector draw:style-name="gr9" draw:text-style-name="P1" draw:layer="layout" svg:x1="18.3cm" svg:y1="9.4cm" svg:x2="19.3cm" svg:y2="8.8cm" draw:start-shape="id80" draw:start-glue-point="1" draw:end-shape="id94" draw:end-glue-point="3" svg:d="M18300 9400h500v-600h500" svg:viewBox="0 0 1001 601">
          <text:p/>
        </draw:connector>
        <draw:connector draw:style-name="gr9" draw:text-style-name="P1" draw:layer="layout" svg:x1="18.3cm" svg:y1="9.4cm" svg:x2="19.3cm" svg:y2="10cm" draw:start-shape="id80" draw:start-glue-point="1" draw:end-shape="id92" draw:end-glue-point="3" svg:d="M18300 9400h500v600h500" svg:viewBox="0 0 1001 601">
          <text:p/>
        </draw:connector>
        <draw:connector draw:style-name="gr9" draw:text-style-name="P1" draw:layer="layout" svg:x1="18.3cm" svg:y1="13cm" svg:x2="19.3cm" svg:y2="12.4cm" draw:start-shape="id81" draw:start-glue-point="1" draw:end-shape="id95" draw:end-glue-point="3" svg:d="M18300 13000h500v-600h500" svg:viewBox="0 0 1001 601">
          <text:p/>
        </draw:connector>
        <draw:connector draw:style-name="gr9" draw:text-style-name="P1" draw:layer="layout" svg:x1="18.3cm" svg:y1="13cm" svg:x2="19.3cm" svg:y2="13.6cm" draw:start-shape="id81" draw:start-glue-point="1" draw:end-shape="id93" draw:end-glue-point="3" svg:d="M18300 13000h500v600h500" svg:viewBox="0 0 1001 601">
          <text:p/>
        </draw:connector>
        <draw:connector draw:style-name="gr9" draw:text-style-name="P1" draw:layer="layout" svg:x1="24.6cm" svg:y1="12.4cm" svg:x2="26.304cm" svg:y2="12.404cm" draw:start-shape="id95" draw:start-glue-point="1" draw:end-shape="id91" draw:end-glue-point="5" svg:d="M24600 12400h852v4h852" svg:viewBox="0 0 1705 5">
          <text:p/>
        </draw:connector>
        <draw:connector draw:style-name="gr10" draw:text-style-name="P1" draw:layer="layout" svg:x1="26.654cm" svg:y1="12.054cm" svg:x2="15.65cm" svg:y2="12.5cm" draw:start-shape="id91" draw:start-glue-point="4" draw:end-shape="id81" draw:end-glue-point="0" svg:d="M26654 12054v-501h-11004v947" svg:viewBox="0 0 11005 948">
          <text:p text:style-name="P1"><text:span text:style-name="T1">falsche / fehlerhafte Eingabe</text:span></text:p>
        </draw:connector>
        <draw:connector draw:style-name="gr9" draw:text-style-name="P1" draw:layer="layout" svg:x1="18.3cm" svg:y1="17.6cm" svg:x2="19.3cm" svg:y2="18.2cm" draw:start-shape="id82" draw:start-glue-point="1" draw:end-shape="id96" draw:end-glue-point="3" svg:d="M18300 17600h500v600h500" svg:viewBox="0 0 1001 601">
          <text:p/>
        </draw:connector>
        <draw:connector draw:style-name="gr10" draw:text-style-name="P1" draw:layer="layout" svg:x1="26.653cm" svg:y1="16.653cm" svg:x2="15.65cm" svg:y2="17.1cm" draw:start-shape="id86" draw:start-glue-point="4" draw:end-shape="id82" draw:end-glue-point="0" svg:d="M26653 16653v-501h-11003v948" svg:viewBox="0 0 11004 949">
          <text:p text:style-name="P1"><text:span text:style-name="T1">falsche / fehlerhafte Eingabe</text:span></text:p>
        </draw:connector>
        <draw:connector draw:style-name="gr10" draw:text-style-name="P1" draw:layer="layout" svg:x1="27.003cm" svg:y1="17.003cm" svg:x2="11.35cm" svg:y2="15.9cm" draw:start-shape="id86" draw:start-glue-point="7" draw:end-shape="id78" draw:end-glue-point="0" svg:d="M27003 17003h502v-1604h-16155v501" svg:viewBox="0 0 16156 1605">
          <text:p text:style-name="P1"><text:span text:style-name="T1">Eingabe in Ordnung</text:span></text:p>
        </draw:connector>
        <draw:connector draw:style-name="standard" draw:text-style-name="P1" draw:layer="layout" draw:line-skew="0cm -0.201cm" svg:x1="24.6cm" svg:y1="18.2cm" svg:x2="11.35cm" svg:y2="16.9cm" draw:start-shape="id96" draw:start-glue-point="1" draw:end-shape="id78" draw:end-glue-point="2" svg:d="M24600 18200h501v800h-13751v-2100" svg:viewBox="0 0 13752 2101">
          <text:p/>
        </draw:connector>
        <draw:connector draw:style-name="gr9" draw:text-style-name="P1" draw:layer="layout" svg:x1="18.3cm" svg:y1="21.2cm" svg:x2="19.3cm" svg:y2="20.6cm" draw:start-shape="id83" draw:start-glue-point="1" draw:end-shape="id97" draw:end-glue-point="3" svg:d="M18300 21200h500v-600h500" svg:viewBox="0 0 1001 601">
          <text:p/>
        </draw:connector>
        <draw:connector draw:style-name="gr9" draw:text-style-name="P1" draw:layer="layout" svg:x1="18.3cm" svg:y1="21.2cm" svg:x2="19.3cm" svg:y2="21.8cm" draw:start-shape="id83" draw:start-glue-point="1" draw:end-shape="id98" draw:end-glue-point="3" svg:d="M18300 21200h500v600h500" svg:viewBox="0 0 1001 601">
          <text:p/>
        </draw:connector>
        <draw:connector draw:style-name="gr9" draw:text-style-name="P1" draw:layer="layout" svg:x1="24.6cm" svg:y1="20.6cm" svg:x2="26.304cm" svg:y2="20.604cm" draw:start-shape="id97" draw:start-glue-point="1" draw:end-shape="id99" draw:end-glue-point="5" svg:d="M24600 20600h852v4h852" svg:viewBox="0 0 1705 5">
          <text:p/>
        </draw:connector>
        <draw:connector draw:style-name="standard" draw:text-style-name="P1" draw:layer="layout" draw:line-skew="0cm 3.5cm" svg:x1="24.6cm" svg:y1="21.8cm" svg:x2="11.35cm" svg:y2="16.9cm" draw:start-shape="id98" draw:start-glue-point="1" draw:end-shape="id78" draw:end-glue-point="2" svg:d="M24600 21800h501v800h-13751v-5700" svg:viewBox="0 0 13752 5701">
          <text:p/>
        </draw:connector>
        <draw:connector draw:style-name="gr9" draw:text-style-name="P1" draw:layer="layout" svg:x1="18.3cm" svg:y1="24.8cm" svg:x2="19.3cm" svg:y2="24.2cm" draw:start-shape="id84" draw:start-glue-point="1" draw:end-shape="id100" draw:end-glue-point="3" svg:d="M18300 24800h500v-600h500" svg:viewBox="0 0 1001 601">
          <text:p/>
        </draw:connector>
        <draw:connector draw:style-name="gr9" draw:text-style-name="P1" draw:layer="layout" svg:x1="18.3cm" svg:y1="24.8cm" svg:x2="19.3cm" svg:y2="25.4cm" draw:start-shape="id84" draw:start-glue-point="1" draw:end-shape="id101" draw:end-glue-point="3" svg:d="M18300 24800h500v600h500" svg:viewBox="0 0 1001 601">
          <text:p/>
        </draw:connector>
        <draw:connector draw:style-name="gr9" draw:text-style-name="P1" draw:layer="layout" svg:x1="24.6cm" svg:y1="24.2cm" svg:x2="26.305cm" svg:y2="24.205cm" draw:start-shape="id100" draw:start-glue-point="1" draw:end-shape="id102" draw:end-glue-point="5" svg:d="M24600 24200h853v5h852" svg:viewBox="0 0 1706 6">
          <text:p/>
        </draw:connector>
        <draw:connector draw:style-name="standard" draw:text-style-name="P1" draw:layer="layout" draw:line-skew="0cm 5.3cm" svg:x1="24.6cm" svg:y1="25.4cm" svg:x2="11.35cm" svg:y2="16.9cm" draw:start-shape="id101" draw:start-glue-point="1" draw:end-shape="id78" draw:end-glue-point="2" svg:d="M24600 25400h501v800h-13751v-9300" svg:viewBox="0 0 13752 9301">
          <text:p/>
        </draw:connector>
        <draw:connector draw:style-name="gr10" draw:text-style-name="P1" draw:layer="layout" svg:x1="26.654cm" svg:y1="20.254cm" svg:x2="15.65cm" svg:y2="20.7cm" draw:start-shape="id99" draw:start-glue-point="4" draw:end-shape="id83" draw:end-glue-point="0" svg:d="M26654 20254v-501h-11004v947" svg:viewBox="0 0 11005 948">
          <text:p text:style-name="P1"><text:span text:style-name="T1">falsche / fehlerhafte Eingabe</text:span></text:p>
        </draw:connector>
        <draw:connector draw:style-name="gr10" draw:text-style-name="P1" draw:layer="layout" svg:x1="26.655cm" svg:y1="23.855cm" svg:x2="15.65cm" svg:y2="24.3cm" draw:start-shape="id102" draw:start-glue-point="4" draw:end-shape="id84" svg:d="M26655 23855v-501h-11005v946" svg:viewBox="0 0 11006 947">
          <text:p text:style-name="P1"><text:span text:style-name="T1">falsche / fehlerhafte Eingabe</text:span></text:p>
        </draw:connector>
        <draw:connector draw:style-name="gr9" draw:text-style-name="P1" draw:layer="layout" svg:x1="27.004cm" svg:y1="20.604cm" svg:x2="11.35cm" svg:y2="15.9cm" draw:start-shape="id99" draw:start-glue-point="7" draw:end-shape="id78" draw:end-glue-point="0" svg:d="M27004 20604h502v-5205h-16156v501" svg:viewBox="0 0 16157 5206">
          <text:p/>
        </draw:connector>
        <draw:connector draw:style-name="gr15" draw:text-style-name="P1" draw:layer="layout" svg:x1="27.005cm" svg:y1="24.205cm" svg:x2="11.35cm" svg:y2="15.9cm" draw:start-shape="id102" draw:start-glue-point="7" draw:end-shape="id78" draw:end-glue-point="0" svg:d="M27005 24205h502v-8806h-16157v501" svg:viewBox="0 0 16158 8807">
          <text:p/>
        </draw:connector>
      </draw:page>
      <draw:page draw:name="page4" draw:style-name="dp1" draw:master-page-name="Standard">
        <draw:custom-shape draw:style-name="gr1" draw:text-style-name="P2" xml:id="id103" draw:id="id103" draw:layer="layout" svg:width="5cm" svg:height="1cm" svg:x="1.9cm" svg:y="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" draw:text-style-name="P2" xml:id="id104" draw:id="id104" draw:layer="layout" svg:width="5cm" svg:height="1cm" svg:x="5.2cm" svg:y="2.5cm">
          <text:p text:style-name="P1">Filialverwaltun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4.4cm" svg:y1="2cm" svg:x2="5.2cm" svg:y2="3cm" draw:start-shape="id103" draw:start-glue-point="2" draw:end-shape="id104" draw:end-glue-point="3" svg:d="M4400 2000v1000h800" svg:viewBox="0 0 801 1001">
          <text:p/>
        </draw:connector>
        <draw:custom-shape draw:style-name="gr3" draw:text-style-name="P2" xml:id="id105" draw:id="id105" draw:layer="layout" svg:width="5.3cm" svg:height="1cm" svg:x="8.7cm" svg:y="4.1cm">
          <text:p text:style-name="P1">Filialen</text:p>
          <draw:enhanced-geometry svg:viewBox="0 0 21600 21600" draw:type="rectangle" draw:enhanced-path="M 0 0 L 21600 0 21600 21600 0 21600 0 0 Z N"/>
        </draw:custom-shape>
        <draw:custom-shape draw:style-name="gr16" draw:text-style-name="P2" xml:id="id106" draw:id="id106" draw:layer="layout" svg:width="5.3cm" svg:height="0.99cm" svg:x="8.7cm" svg:y="19.5cm">
          <text:p text:style-name="P1">Veranstaltunge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7cm" svg:y1="3.5cm" svg:x2="8.7cm" svg:y2="4.6cm" draw:start-shape="id104" draw:start-glue-point="2" draw:end-shape="id105" draw:end-glue-point="3" svg:d="M7700 3500v1100h1000" svg:viewBox="0 0 1001 1101">
          <text:p/>
        </draw:connector>
        <draw:connector draw:style-name="gr4" draw:text-style-name="P1" draw:layer="layout" svg:x1="7.7cm" svg:y1="3.5cm" svg:x2="8.7cm" svg:y2="19.995cm" draw:start-shape="id104" draw:start-glue-point="2" draw:end-shape="id106" draw:end-glue-point="3" svg:d="M7700 3500v16495h1000" svg:viewBox="0 0 1001 16496">
          <text:p/>
        </draw:connector>
        <draw:connector draw:style-name="gr4" draw:text-style-name="P1" draw:layer="layout" svg:x1="7.7cm" svg:y1="3.5cm" svg:x2="7.691cm" svg:y2="37.916cm" draw:start-shape="id104" draw:start-glue-point="2" svg:d="M7700 3500v17459h-9v16957" svg:viewBox="0 0 10 34417">
          <text:p/>
        </draw:connector>
        <draw:custom-shape draw:style-name="gr11" draw:text-style-name="P2" xml:id="id107" draw:id="id107" draw:layer="layout" svg:width="5.3cm" svg:height="1cm" svg:x="13cm" svg:y="5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8" draw:id="id108" draw:layer="layout" svg:width="5.3cm" svg:height="1cm" svg:x="13cm" svg:y="8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9" draw:id="id109" draw:layer="layout" svg:width="5.3cm" svg:height="1cm" svg:x="13cm" svg:y="12.5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0" draw:id="id110" draw:layer="layout" svg:width="5.3cm" svg:height="1cm" svg:x="13cm" svg:y="16.1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1" draw:id="id111" draw:layer="layout" svg:width="5.3cm" svg:height="1cm" svg:x="19.3cm" svg:y="4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2" draw:id="id112" draw:layer="layout" svg:width="5.3cm" svg:height="1cm" svg:x="19.3cm" svg:y="5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3" draw:id="id113" draw:layer="layout" svg:width="5.3cm" svg:height="1cm" svg:x="19.3cm" svg:y="8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4" draw:id="id114" draw:layer="layout" svg:width="5.3cm" svg:height="1cm" svg:x="19.3cm" svg:y="9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5" draw:id="id115" draw:layer="layout" svg:width="5.3cm" svg:height="1cm" svg:x="19.3cm" svg:y="11.9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6" draw:id="id116" draw:layer="layout" svg:width="5.3cm" svg:height="1cm" svg:x="19.3cm" svg:y="13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7" draw:id="id117" draw:layer="layout" svg:width="5.3cm" svg:height="1cm" svg:x="19.3cm" svg:y="15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8" draw:id="id118" draw:layer="layout" svg:width="5.3cm" svg:height="1cm" svg:x="19.3cm" svg:y="16.7cm">
          <text:p text:style-name="P1">abbreche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35cm" svg:y1="5.1cm" svg:x2="13cm" svg:y2="5.8cm" draw:start-shape="id105" draw:start-glue-point="2" draw:end-shape="id107" draw:end-glue-point="3" svg:d="M11350 5100v700h1650" svg:viewBox="0 0 1651 701">
          <text:p/>
        </draw:connector>
        <draw:connector draw:style-name="gr9" draw:text-style-name="P1" draw:layer="layout" svg:x1="11.35cm" svg:y1="5.1cm" svg:x2="13cm" svg:y2="9.4cm" draw:start-shape="id105" draw:start-glue-point="2" draw:end-shape="id108" draw:end-glue-point="3" svg:d="M11350 5100v4300h1650" svg:viewBox="0 0 1651 4301">
          <text:p/>
        </draw:connector>
        <draw:connector draw:style-name="gr9" draw:text-style-name="P1" draw:layer="layout" svg:x1="11.35cm" svg:y1="5.1cm" svg:x2="13cm" svg:y2="13cm" draw:start-shape="id105" draw:start-glue-point="2" draw:end-shape="id109" draw:end-glue-point="3" svg:d="M11350 5100v7900h1650" svg:viewBox="0 0 1651 7901">
          <text:p/>
        </draw:connector>
        <draw:connector draw:style-name="gr9" draw:text-style-name="P1" draw:layer="layout" svg:x1="11.35cm" svg:y1="5.1cm" svg:x2="13cm" svg:y2="16.6cm" draw:start-shape="id105" draw:start-glue-point="2" draw:end-shape="id110" draw:end-glue-point="3" svg:d="M11350 5100v11500h1650" svg:viewBox="0 0 1651 11501">
          <text:p/>
        </draw:connector>
        <draw:connector draw:style-name="gr9" draw:text-style-name="P1" draw:layer="layout" svg:x1="18.3cm" svg:y1="5.8cm" svg:x2="19.3cm" svg:y2="5.2cm" draw:start-shape="id107" draw:start-glue-point="1" draw:end-shape="id111" draw:end-glue-point="3" svg:d="M18300 5800h500v-600h500" svg:viewBox="0 0 1001 601">
          <text:p/>
        </draw:connector>
        <draw:connector draw:style-name="gr9" draw:text-style-name="P1" draw:layer="layout" svg:x1="18.3cm" svg:y1="5.8cm" svg:x2="19.3cm" svg:y2="6.4cm" draw:start-shape="id107" draw:start-glue-point="1" draw:end-shape="id112" draw:end-glue-point="3" svg:d="M18300 5800h500v600h500" svg:viewBox="0 0 1001 601">
          <text:p/>
        </draw:connector>
        <draw:connector draw:style-name="gr9" draw:text-style-name="P1" draw:layer="layout" svg:x1="18.3cm" svg:y1="9.4cm" svg:x2="19.3cm" svg:y2="8.8cm" draw:start-shape="id108" draw:start-glue-point="1" draw:end-shape="id113" draw:end-glue-point="3" svg:d="M18300 9400h500v-600h500" svg:viewBox="0 0 1001 601">
          <text:p/>
        </draw:connector>
        <draw:connector draw:style-name="gr9" draw:text-style-name="P1" draw:layer="layout" svg:x1="18.3cm" svg:y1="9.4cm" svg:x2="19.3cm" svg:y2="10cm" draw:start-shape="id108" draw:start-glue-point="1" draw:end-shape="id114" draw:end-glue-point="3" svg:d="M18300 9400h500v600h500" svg:viewBox="0 0 1001 601">
          <text:p/>
        </draw:connector>
        <draw:connector draw:style-name="gr9" draw:text-style-name="P1" draw:layer="layout" svg:x1="18.3cm" svg:y1="13cm" svg:x2="19.3cm" svg:y2="12.4cm" draw:start-shape="id109" draw:start-glue-point="1" draw:end-shape="id115" draw:end-glue-point="3" svg:d="M18300 13000h500v-600h500" svg:viewBox="0 0 1001 601">
          <text:p/>
        </draw:connector>
        <draw:connector draw:style-name="gr9" draw:text-style-name="P1" draw:layer="layout" svg:x1="18.3cm" svg:y1="13cm" svg:x2="19.3cm" svg:y2="13.6cm" draw:start-shape="id109" draw:start-glue-point="1" draw:end-shape="id116" draw:end-glue-point="3" svg:d="M18300 13000h500v600h500" svg:viewBox="0 0 1001 601">
          <text:p/>
        </draw:connector>
        <draw:connector draw:style-name="gr9" draw:text-style-name="P1" draw:layer="layout" svg:x1="18.3cm" svg:y1="16.6cm" svg:x2="19.3cm" svg:y2="16cm" draw:start-shape="id110" draw:start-glue-point="1" draw:end-shape="id117" draw:end-glue-point="3" svg:d="M18300 16600h500v-600h500" svg:viewBox="0 0 1001 601">
          <text:p/>
        </draw:connector>
        <draw:connector draw:style-name="gr9" draw:text-style-name="P1" draw:layer="layout" svg:x1="18.3cm" svg:y1="16.6cm" svg:x2="19.3cm" svg:y2="17.2cm" draw:start-shape="id110" draw:start-glue-point="1" draw:end-shape="id118" draw:end-glue-point="3" svg:d="M18300 16600h500v600h500" svg:viewBox="0 0 1001 601">
          <text:p/>
        </draw:connector>
        <draw:connector draw:style-name="standard" draw:text-style-name="P1" draw:layer="layout" draw:line-skew="0cm -0.201cm" svg:x1="24.6cm" svg:y1="6.4cm" svg:x2="11.35cm" svg:y2="5.1cm" draw:start-shape="id112" draw:start-glue-point="1" draw:end-shape="id105" draw:end-glue-point="2" svg:d="M24600 6400h501v800h-13751v-2100" svg:viewBox="0 0 13752 2101">
          <text:p/>
        </draw:connector>
        <draw:connector draw:style-name="standard" draw:text-style-name="P1" draw:layer="layout" draw:line-skew="0cm 3.5cm" svg:x1="24.6cm" svg:y1="10cm" svg:x2="11.35cm" svg:y2="5.1cm" draw:start-shape="id114" draw:start-glue-point="1" draw:end-shape="id105" draw:end-glue-point="2" svg:d="M24600 10000h501v800h-13751v-5700" svg:viewBox="0 0 13752 5701">
          <text:p/>
        </draw:connector>
        <draw:connector draw:style-name="standard" draw:text-style-name="P1" draw:layer="layout" draw:line-skew="0cm 5.3cm" svg:x1="24.6cm" svg:y1="13.6cm" svg:x2="11.35cm" svg:y2="5.1cm" draw:start-shape="id116" draw:start-glue-point="1" draw:end-shape="id105" draw:end-glue-point="2" svg:d="M24600 13600h501v800h-13751v-9300" svg:viewBox="0 0 13752 9301">
          <text:p/>
        </draw:connector>
        <draw:connector draw:style-name="standard" draw:text-style-name="P1" draw:layer="layout" draw:line-skew="0cm 7.1cm" svg:x1="24.6cm" svg:y1="17.2cm" svg:x2="11.35cm" svg:y2="5.1cm" draw:start-shape="id118" draw:start-glue-point="1" draw:end-shape="id105" draw:end-glue-point="2" svg:d="M24600 17200h501v800h-13751v-12900" svg:viewBox="0 0 13752 12901">
          <text:p/>
        </draw:connector>
        <draw:custom-shape draw:style-name="gr8" draw:text-style-name="P1" xml:id="id119" draw:id="id119" draw:layer="layout" svg:width="0.7cm" svg:height="0.7cm" svg:x="26.301cm" svg:y="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20" draw:id="id120" draw:layer="layout" svg:width="0.7cm" svg:height="0.7cm" svg:x="26.302cm" svg:y="8.4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21" draw:id="id121" draw:layer="layout" svg:width="0.7cm" svg:height="0.7cm" svg:x="26.303cm" svg:y="12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22" draw:id="id122" draw:layer="layout" svg:width="0.7cm" svg:height="0.7cm" svg:x="26.304cm" svg:y="15.6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24.6cm" svg:y1="5.2cm" svg:x2="26.301cm" svg:y2="5.201cm" draw:start-shape="id111" draw:start-glue-point="1" draw:end-shape="id119" draw:end-glue-point="5" svg:d="M24600 5200h851v1h850" svg:viewBox="0 0 1702 2">
          <text:p/>
        </draw:connector>
        <draw:connector draw:style-name="gr9" draw:text-style-name="P1" draw:layer="layout" svg:x1="24.6cm" svg:y1="8.8cm" svg:x2="26.302cm" svg:y2="8.802cm" draw:start-shape="id113" draw:start-glue-point="1" draw:end-shape="id120" draw:end-glue-point="5" svg:d="M24600 8800h851v2h851" svg:viewBox="0 0 1703 3">
          <text:p/>
        </draw:connector>
        <draw:connector draw:style-name="gr9" draw:text-style-name="P1" draw:layer="layout" svg:x1="24.6cm" svg:y1="12.4cm" svg:x2="26.303cm" svg:y2="12.403cm" draw:start-shape="id115" draw:start-glue-point="1" draw:end-shape="id121" draw:end-glue-point="5" svg:d="M24600 12400h852v3h851" svg:viewBox="0 0 1704 4">
          <text:p/>
        </draw:connector>
        <draw:connector draw:style-name="gr9" draw:text-style-name="P1" draw:layer="layout" svg:x1="24.6cm" svg:y1="16cm" svg:x2="26.304cm" svg:y2="16.004cm" draw:start-shape="id117" draw:start-glue-point="1" draw:end-shape="id122" draw:end-glue-point="5" svg:d="M24600 16000h852v4h852" svg:viewBox="0 0 1705 5">
          <text:p/>
        </draw:connector>
        <draw:connector draw:style-name="gr10" draw:text-style-name="P1" draw:layer="layout" svg:x1="27.001cm" svg:y1="5.201cm" svg:x2="11.35cm" svg:y2="4.1cm" draw:start-shape="id119" draw:start-glue-point="7" draw:end-shape="id105" draw:end-glue-point="0" svg:d="M27001 5201h502v-1602h-16153v501" svg:viewBox="0 0 16154 1603">
          <text:p text:style-name="P1"><text:span text:style-name="T1">Eingabe in Ordnung</text:span></text:p>
        </draw:connector>
        <draw:connector draw:style-name="gr9" draw:text-style-name="P1" draw:layer="layout" svg:x1="27.002cm" svg:y1="8.802cm" svg:x2="11.35cm" svg:y2="4.1cm" draw:start-shape="id120" draw:start-glue-point="7" draw:end-shape="id105" draw:end-glue-point="0" svg:d="M27002 8802h502v-5203h-16154v501" svg:viewBox="0 0 16155 5204">
          <text:p/>
        </draw:connector>
        <draw:connector draw:style-name="gr9" draw:text-style-name="P1" draw:layer="layout" svg:x1="27.003cm" svg:y1="12.403cm" svg:x2="11.35cm" svg:y2="4.1cm" draw:start-shape="id121" draw:start-glue-point="7" draw:end-shape="id105" draw:end-glue-point="0" svg:d="M27003 12403h502v-8804h-16155v501" svg:viewBox="0 0 16156 8805">
          <text:p/>
        </draw:connector>
        <draw:connector draw:style-name="gr9" draw:text-style-name="P1" draw:layer="layout" svg:x1="27.004cm" svg:y1="16.004cm" svg:x2="11.35cm" svg:y2="4.1cm" draw:start-shape="id122" draw:start-glue-point="7" draw:end-shape="id105" draw:end-glue-point="0" svg:d="M27004 16004h502v-12405h-16156v501" svg:viewBox="0 0 16157 12406">
          <text:p/>
        </draw:connector>
        <draw:connector draw:style-name="gr10" draw:text-style-name="P1" draw:layer="layout" svg:x1="26.651cm" svg:y1="4.851cm" svg:x2="15.65cm" svg:y2="5.3cm" draw:start-shape="id119" draw:start-glue-point="4" draw:end-shape="id107" svg:d="M26651 4851v-501h-11001v950" svg:viewBox="0 0 11002 951">
          <text:p text:style-name="P1"><text:span text:style-name="T1">falsche / fehlerhafte Eingabe</text:span></text:p>
        </draw:connector>
        <draw:connector draw:style-name="gr10" draw:text-style-name="P1" draw:layer="layout" svg:x1="26.652cm" svg:y1="8.452cm" svg:x2="15.65cm" svg:y2="8.9cm" draw:start-shape="id120" draw:start-glue-point="4" draw:end-shape="id108" draw:end-glue-point="0" svg:d="M26652 8452v-501h-11002v949" svg:viewBox="0 0 11003 950">
          <text:p text:style-name="P1"><text:span text:style-name="T1">falsche / fehlerhafte Eingabe</text:span></text:p>
        </draw:connector>
        <draw:connector draw:style-name="gr10" draw:text-style-name="P1" draw:layer="layout" svg:x1="26.653cm" svg:y1="12.053cm" svg:x2="15.65cm" svg:y2="12.5cm" draw:start-shape="id121" draw:start-glue-point="4" draw:end-shape="id109" draw:end-glue-point="0" svg:d="M26653 12053v-501h-11003v948" svg:viewBox="0 0 11004 949">
          <text:p text:style-name="P1"><text:span text:style-name="T1">falsche / fehlerhafte Eingabe</text:span></text:p>
        </draw:connector>
        <draw:connector draw:style-name="gr10" draw:text-style-name="P1" draw:layer="layout" svg:x1="26.654cm" svg:y1="15.654cm" svg:x2="15.65cm" svg:y2="16.1cm" draw:start-shape="id122" draw:start-glue-point="4" draw:end-shape="id110" draw:end-glue-point="0" svg:d="M26654 15654v-501h-11004v947" svg:viewBox="0 0 11005 948">
          <text:p text:style-name="P1"><text:span text:style-name="T1">falsche / fehlerhafte Eingabe</text:span></text:p>
        </draw:connector>
        <draw:custom-shape draw:style-name="gr11" draw:text-style-name="P2" xml:id="id123" draw:id="id123" draw:layer="layout" svg:width="5.3cm" svg:height="1cm" svg:x="13.001cm" svg:y="20.7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4" draw:id="id124" draw:layer="layout" svg:width="5.3cm" svg:height="1cm" svg:x="13.001cm" svg:y="24.3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5" draw:id="id125" draw:layer="layout" svg:width="5.3cm" svg:height="1cm" svg:x="13.001cm" svg:y="27.9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6" draw:id="id126" draw:layer="layout" svg:width="5.3cm" svg:height="1cm" svg:x="13.001cm" svg:y="31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8" draw:id="id128" draw:layer="layout" svg:width="5.3cm" svg:height="1cm" svg:x="19.301cm" svg:y="20.1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9" draw:id="id129" draw:layer="layout" svg:width="5.3cm" svg:height="1cm" svg:x="19.301cm" svg:y="21.3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0" draw:id="id130" draw:layer="layout" svg:width="5.3cm" svg:height="1cm" svg:x="19.301cm" svg:y="23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1" draw:id="id131" draw:layer="layout" svg:width="5.3cm" svg:height="1cm" svg:x="19.301cm" svg:y="24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2" draw:id="id132" draw:layer="layout" svg:width="5.3cm" svg:height="1cm" svg:x="19.301cm" svg:y="27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3" draw:id="id133" draw:layer="layout" svg:width="5.3cm" svg:height="1cm" svg:x="19.301cm" svg:y="28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4" draw:id="id134" draw:layer="layout" svg:width="5.3cm" svg:height="1cm" svg:x="19.301cm" svg:y="30.9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7" draw:id="id127" draw:layer="layout" svg:width="5.3cm" svg:height="1cm" svg:x="19.301cm" svg:y="32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138" draw:id="id138" draw:layer="layout" svg:width="0.7cm" svg:height="0.7cm" svg:x="26.302cm" svg:y="2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37" draw:id="id137" draw:layer="layout" svg:width="0.7cm" svg:height="0.7cm" svg:x="26.303cm" svg:y="23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36" draw:id="id136" draw:layer="layout" svg:width="0.7cm" svg:height="0.7cm" svg:x="26.304cm" svg:y="27.4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35" draw:id="id135" draw:layer="layout" svg:width="0.7cm" svg:height="0.7cm" svg:x="26.305cm" svg:y="31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1.35cm" svg:y1="20.49cm" svg:x2="13.001cm" svg:y2="21.2cm" draw:start-shape="id106" draw:start-glue-point="2" draw:end-shape="id123" draw:end-glue-point="3" svg:d="M11350 20490v710h1651" svg:viewBox="0 0 1652 711">
          <text:p/>
        </draw:connector>
        <draw:connector draw:style-name="gr9" draw:text-style-name="P1" draw:layer="layout" svg:x1="11.35cm" svg:y1="20.49cm" svg:x2="13.001cm" svg:y2="24.8cm" draw:start-shape="id106" draw:start-glue-point="2" draw:end-shape="id124" draw:end-glue-point="3" svg:d="M11350 20490v4310h1651" svg:viewBox="0 0 1652 4311">
          <text:p/>
        </draw:connector>
        <draw:connector draw:style-name="gr9" draw:text-style-name="P1" draw:layer="layout" svg:x1="11.35cm" svg:y1="20.49cm" svg:x2="13.001cm" svg:y2="28.4cm" draw:start-shape="id106" draw:start-glue-point="2" draw:end-shape="id125" draw:end-glue-point="3" svg:d="M11350 20490v7910h1651" svg:viewBox="0 0 1652 7911">
          <text:p/>
        </draw:connector>
        <draw:connector draw:style-name="gr9" draw:text-style-name="P1" draw:layer="layout" svg:x1="11.35cm" svg:y1="20.49cm" svg:x2="13.001cm" svg:y2="32cm" draw:start-shape="id106" draw:start-glue-point="2" draw:end-shape="id126" draw:end-glue-point="3" svg:d="M11350 20490v11510h1651" svg:viewBox="0 0 1652 11511">
          <text:p/>
        </draw:connector>
        <draw:connector draw:style-name="standard" draw:text-style-name="P1" draw:layer="layout" draw:line-skew="0cm 7.105cm" svg:x1="24.601cm" svg:y1="32.6cm" svg:x2="11.35cm" svg:y2="20.49cm" draw:start-shape="id127" draw:start-glue-point="1" draw:end-shape="id106" draw:end-glue-point="2" svg:d="M24601 32600h501v800h-13752v-12910" svg:viewBox="0 0 13753 12911">
          <text:p/>
        </draw:connector>
        <draw:connector draw:style-name="gr9" draw:text-style-name="P1" draw:layer="layout" svg:x1="18.301cm" svg:y1="21.2cm" svg:x2="19.301cm" svg:y2="20.6cm" draw:start-shape="id123" draw:start-glue-point="1" draw:end-shape="id128" draw:end-glue-point="3" svg:d="M18301 21200h500v-600h500" svg:viewBox="0 0 1001 601">
          <text:p/>
        </draw:connector>
        <draw:connector draw:style-name="gr9" draw:text-style-name="P1" draw:layer="layout" svg:x1="18.301cm" svg:y1="21.2cm" svg:x2="19.301cm" svg:y2="21.8cm" draw:start-shape="id123" draw:start-glue-point="1" draw:end-shape="id129" draw:end-glue-point="3" svg:d="M18301 21200h500v600h500" svg:viewBox="0 0 1001 601">
          <text:p/>
        </draw:connector>
        <draw:connector draw:style-name="gr9" draw:text-style-name="P1" draw:layer="layout" svg:x1="18.301cm" svg:y1="24.8cm" svg:x2="19.301cm" svg:y2="24.2cm" draw:start-shape="id124" draw:start-glue-point="1" draw:end-shape="id130" draw:end-glue-point="3" svg:d="M18301 24800h500v-600h500" svg:viewBox="0 0 1001 601">
          <text:p/>
        </draw:connector>
        <draw:connector draw:style-name="gr9" draw:text-style-name="P1" draw:layer="layout" svg:x1="18.301cm" svg:y1="24.8cm" svg:x2="19.301cm" svg:y2="25.4cm" draw:start-shape="id124" draw:start-glue-point="1" draw:end-shape="id131" draw:end-glue-point="3" svg:d="M18301 24800h500v600h500" svg:viewBox="0 0 1001 601">
          <text:p/>
        </draw:connector>
        <draw:connector draw:style-name="gr9" draw:text-style-name="P1" draw:layer="layout" svg:x1="18.301cm" svg:y1="28.4cm" svg:x2="19.301cm" svg:y2="27.8cm" draw:start-shape="id125" draw:start-glue-point="1" draw:end-shape="id132" draw:end-glue-point="3" svg:d="M18301 28400h500v-600h500" svg:viewBox="0 0 1001 601">
          <text:p/>
        </draw:connector>
        <draw:connector draw:style-name="gr9" draw:text-style-name="P1" draw:layer="layout" svg:x1="18.301cm" svg:y1="28.4cm" svg:x2="19.301cm" svg:y2="29cm" draw:start-shape="id125" draw:start-glue-point="1" draw:end-shape="id133" draw:end-glue-point="3" svg:d="M18301 28400h500v600h500" svg:viewBox="0 0 1001 601">
          <text:p/>
        </draw:connector>
        <draw:connector draw:style-name="gr9" draw:text-style-name="P1" draw:layer="layout" svg:x1="18.301cm" svg:y1="32cm" svg:x2="19.301cm" svg:y2="31.4cm" draw:start-shape="id126" draw:start-glue-point="1" draw:end-shape="id134" draw:end-glue-point="3" svg:d="M18301 32000h500v-600h500" svg:viewBox="0 0 1001 601">
          <text:p/>
        </draw:connector>
        <draw:connector draw:style-name="gr9" draw:text-style-name="P1" draw:layer="layout" svg:x1="18.301cm" svg:y1="32cm" svg:x2="19.301cm" svg:y2="32.6cm" draw:start-shape="id126" draw:start-glue-point="1" draw:end-shape="id127" draw:end-glue-point="3" svg:d="M18301 32000h500v600h500" svg:viewBox="0 0 1001 601">
          <text:p/>
        </draw:connector>
        <draw:connector draw:style-name="gr9" draw:text-style-name="P1" draw:layer="layout" svg:x1="24.601cm" svg:y1="31.4cm" svg:x2="26.305cm" svg:y2="31.404cm" draw:start-shape="id134" draw:start-glue-point="1" draw:end-shape="id135" draw:end-glue-point="5" svg:d="M24601 31400h852v4h852" svg:viewBox="0 0 1705 5">
          <text:p/>
        </draw:connector>
        <draw:connector draw:style-name="gr9" draw:text-style-name="P1" draw:layer="layout" svg:x1="24.601cm" svg:y1="27.8cm" svg:x2="26.304cm" svg:y2="27.803cm" draw:start-shape="id132" draw:start-glue-point="1" draw:end-shape="id136" draw:end-glue-point="5" svg:d="M24601 27800h852v3h851" svg:viewBox="0 0 1704 4">
          <text:p/>
        </draw:connector>
        <draw:connector draw:style-name="gr9" draw:text-style-name="P1" draw:layer="layout" svg:x1="24.601cm" svg:y1="24.2cm" svg:x2="26.303cm" svg:y2="24.202cm" draw:start-shape="id130" draw:start-glue-point="1" draw:end-shape="id137" draw:end-glue-point="5" svg:d="M24601 24200h851v2h851" svg:viewBox="0 0 1703 3">
          <text:p/>
        </draw:connector>
        <draw:connector draw:style-name="gr9" draw:text-style-name="P1" draw:layer="layout" svg:x1="24.601cm" svg:y1="20.6cm" svg:x2="26.302cm" svg:y2="20.601cm" draw:start-shape="id128" draw:start-glue-point="1" draw:end-shape="id138" draw:end-glue-point="5" svg:d="M24601 20600h851v1h850" svg:viewBox="0 0 1702 2">
          <text:p/>
        </draw:connector>
        <draw:connector draw:style-name="standard" draw:text-style-name="P1" draw:layer="layout" draw:line-skew="0cm -0.201cm" svg:x1="24.601cm" svg:y1="21.8cm" svg:x2="11.35cm" svg:y2="20.49cm" draw:start-shape="id129" draw:start-glue-point="1" draw:end-shape="id106" draw:end-glue-point="2" svg:d="M24601 21800h501v800h-13752v-2110" svg:viewBox="0 0 13753 2111">
          <text:p/>
        </draw:connector>
        <draw:connector draw:style-name="standard" draw:text-style-name="P1" draw:layer="layout" draw:line-skew="0cm 3.505cm" svg:x1="24.601cm" svg:y1="25.4cm" svg:x2="11.35cm" svg:y2="20.49cm" draw:start-shape="id131" draw:start-glue-point="1" draw:end-shape="id106" draw:end-glue-point="2" svg:d="M24601 25400h501v800h-13752v-5710" svg:viewBox="0 0 13753 5711">
          <text:p/>
        </draw:connector>
        <draw:connector draw:style-name="standard" draw:text-style-name="P1" draw:layer="layout" draw:line-skew="0cm 5.305cm" svg:x1="24.601cm" svg:y1="29cm" svg:x2="11.35cm" svg:y2="20.49cm" draw:start-shape="id133" draw:start-glue-point="1" draw:end-shape="id106" draw:end-glue-point="2" svg:d="M24601 29000h501v800h-13752v-9310" svg:viewBox="0 0 13753 9311">
          <text:p/>
        </draw:connector>
        <draw:connector draw:style-name="gr10" draw:text-style-name="P1" draw:layer="layout" svg:x1="27.002cm" svg:y1="20.601cm" svg:x2="11.35cm" svg:y2="19.5cm" draw:start-shape="id138" draw:start-glue-point="7" draw:end-shape="id106" draw:end-glue-point="0" svg:d="M27002 20601h502v-1602h-16154v501" svg:viewBox="0 0 16155 1603">
          <text:p text:style-name="P1"><text:span text:style-name="T1">Eingabe in Ordnung</text:span></text:p>
        </draw:connector>
        <draw:connector draw:style-name="gr9" draw:text-style-name="P1" draw:layer="layout" svg:x1="27.003cm" svg:y1="24.202cm" svg:x2="11.35cm" svg:y2="19.5cm" draw:start-shape="id137" draw:start-glue-point="7" draw:end-shape="id106" draw:end-glue-point="0" svg:d="M27003 24202h502v-5203h-16155v501" svg:viewBox="0 0 16156 5204">
          <text:p/>
        </draw:connector>
        <draw:connector draw:style-name="gr9" draw:text-style-name="P1" draw:layer="layout" svg:x1="27.004cm" svg:y1="27.803cm" svg:x2="11.35cm" svg:y2="19.5cm" draw:start-shape="id136" draw:start-glue-point="7" draw:end-shape="id106" draw:end-glue-point="0" svg:d="M27004 27803h502v-8804h-16156v501" svg:viewBox="0 0 16157 8805">
          <text:p/>
        </draw:connector>
        <draw:connector draw:style-name="gr9" draw:text-style-name="P1" draw:layer="layout" svg:x1="27.005cm" svg:y1="31.404cm" svg:x2="11.35cm" svg:y2="19.5cm" draw:start-shape="id135" draw:start-glue-point="7" draw:end-shape="id106" draw:end-glue-point="0" svg:d="M27005 31404h502v-12405h-16157v501" svg:viewBox="0 0 16158 12406">
          <text:p/>
        </draw:connector>
        <draw:connector draw:style-name="gr10" draw:text-style-name="P1" draw:layer="layout" svg:x1="26.655cm" svg:y1="31.054cm" svg:x2="15.651cm" svg:y2="31.5cm" draw:start-shape="id135" draw:start-glue-point="4" draw:end-shape="id126" draw:end-glue-point="0" svg:d="M26655 31054v-501h-11004v947" svg:viewBox="0 0 11005 948">
          <text:p text:style-name="P1"><text:span text:style-name="T1">falsche / fehlerhafte Eingabe</text:span></text:p>
        </draw:connector>
        <draw:connector draw:style-name="gr10" draw:text-style-name="P1" draw:layer="layout" svg:x1="26.654cm" svg:y1="27.453cm" svg:x2="15.651cm" svg:y2="27.9cm" draw:start-shape="id136" draw:start-glue-point="4" draw:end-shape="id125" svg:d="M26654 27453v-501h-11003v948" svg:viewBox="0 0 11004 949">
          <text:p text:style-name="P1"><text:span text:style-name="T1">falsche / fehlerhafte Eingabe</text:span></text:p>
        </draw:connector>
        <draw:connector draw:style-name="gr10" draw:text-style-name="P1" draw:layer="layout" svg:x1="26.653cm" svg:y1="23.852cm" svg:x2="15.651cm" svg:y2="24.3cm" draw:start-shape="id137" draw:start-glue-point="4" draw:end-shape="id124" draw:end-glue-point="0" svg:d="M26653 23852v-501h-11002v949" svg:viewBox="0 0 11003 950">
          <text:p text:style-name="P1"><text:span text:style-name="T1">falsche / fehlerhafte Eingabe</text:span></text:p>
        </draw:connector>
        <draw:connector draw:style-name="gr10" draw:text-style-name="P1" draw:layer="layout" svg:x1="26.652cm" svg:y1="20.251cm" svg:x2="15.651cm" svg:y2="20.7cm" draw:start-shape="id138" draw:start-glue-point="4" draw:end-shape="id123" svg:d="M26652 20251v-501h-11001v950" svg:viewBox="0 0 11002 951">
          <text:p text:style-name="P1"><text:span text:style-name="T1">falsche / fehlerhafte Eingabe</text:span></text:p>
        </draw:connector>
      </draw:page>
      <draw:page draw:name="page5" draw:style-name="dp1" draw:master-page-name="Standard">
        <draw:custom-shape draw:style-name="gr17" draw:text-style-name="P2" xml:id="id141" draw:id="id141" draw:layer="layout" svg:width="5.3cm" svg:height="0.99cm" svg:x="8.701cm" svg:y="4.1cm">
          <text:p text:style-name="P1">Reservierun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2" draw:id="id142" draw:layer="layout" svg:width="5.3cm" svg:height="1cm" svg:x="13.003cm" svg:y="5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3" draw:id="id143" draw:layer="layout" svg:width="5.3cm" svg:height="1cm" svg:x="13.003cm" svg:y="8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4" draw:id="id144" draw:layer="layout" svg:width="5.3cm" svg:height="1cm" svg:x="13.003cm" svg:y="12.5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5" draw:id="id145" draw:layer="layout" svg:width="5.3cm" svg:height="1cm" svg:x="13.003cm" svg:y="16.1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7" draw:id="id147" draw:layer="layout" svg:width="5.3cm" svg:height="1cm" svg:x="19.303cm" svg:y="4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7" draw:id="id157" draw:layer="layout" svg:width="5.3cm" svg:height="1cm" svg:x="19.303cm" svg:y="5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48" draw:id="id148" draw:layer="layout" svg:width="5.3cm" svg:height="1cm" svg:x="19.303cm" svg:y="8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6" draw:id="id156" draw:layer="layout" svg:width="5.3cm" svg:height="1cm" svg:x="19.303cm" svg:y="9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0" draw:id="id150" draw:layer="layout" svg:width="5.3cm" svg:height="1cm" svg:x="19.303cm" svg:y="11.9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5" draw:id="id155" draw:layer="layout" svg:width="5.3cm" svg:height="1cm" svg:x="19.303cm" svg:y="13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2" draw:id="id152" draw:layer="layout" svg:width="5.3cm" svg:height="1cm" svg:x="19.303cm" svg:y="15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4" draw:id="id154" draw:layer="layout" svg:width="5.3cm" svg:height="1cm" svg:x="19.303cm" svg:y="16.7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146" draw:id="id146" draw:layer="layout" svg:width="0.7cm" svg:height="0.7cm" svg:x="26.304cm" svg:y="4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49" draw:id="id149" draw:layer="layout" svg:width="0.7cm" svg:height="0.7cm" svg:x="26.305cm" svg:y="8.4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51" draw:id="id151" draw:layer="layout" svg:width="0.7cm" svg:height="0.7cm" svg:x="26.306cm" svg:y="12.0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53" draw:id="id153" draw:layer="layout" svg:width="0.7cm" svg:height="0.7cm" svg:x="26.307cm" svg:y="15.6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39" draw:id="id139" draw:layer="layout" svg:width="5cm" svg:height="1cm" svg:x="1.9cm" svg:y="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0" draw:id="id140" draw:layer="layout" svg:width="5cm" svg:height="1cm" svg:x="5.2cm" svg:y="2.5cm">
          <text:p text:style-name="P1">Filialverwaltung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4cm" svg:y1="2cm" svg:x2="5.2cm" svg:y2="3cm" draw:start-shape="id139" draw:start-glue-point="2" draw:end-shape="id140" draw:end-glue-point="3" svg:d="M4400 2000v1000h800" svg:viewBox="0 0 801 1001">
          <text:p/>
        </draw:connector>
        <draw:connector draw:style-name="standard" draw:text-style-name="P1" draw:layer="layout" svg:x1="7.7cm" svg:y1="3.5cm" svg:x2="8.701cm" svg:y2="4.595cm" draw:start-shape="id140" draw:start-glue-point="2" draw:end-shape="id141" draw:end-glue-point="3" svg:d="M7700 3500v1095h1001" svg:viewBox="0 0 1002 1096">
          <text:p/>
        </draw:connector>
        <draw:connector draw:style-name="standard" draw:text-style-name="P1" draw:layer="layout" svg:x1="11.351cm" svg:y1="5.09cm" svg:x2="13.003cm" svg:y2="5.8cm" draw:start-shape="id141" draw:start-glue-point="2" draw:end-shape="id142" draw:end-glue-point="3" svg:d="M11351 5090v710h1652" svg:viewBox="0 0 1653 711">
          <text:p/>
        </draw:connector>
        <draw:connector draw:style-name="standard" draw:text-style-name="P1" draw:layer="layout" svg:x1="11.351cm" svg:y1="5.09cm" svg:x2="13.003cm" svg:y2="9.4cm" draw:start-shape="id141" draw:start-glue-point="2" draw:end-shape="id143" draw:end-glue-point="3" svg:d="M11351 5090v4310h1652" svg:viewBox="0 0 1653 4311">
          <text:p/>
        </draw:connector>
        <draw:connector draw:style-name="standard" draw:text-style-name="P1" draw:layer="layout" svg:x1="11.351cm" svg:y1="5.09cm" svg:x2="13.003cm" svg:y2="13cm" draw:start-shape="id141" draw:start-glue-point="2" draw:end-shape="id144" draw:end-glue-point="3" svg:d="M11351 5090v7910h1652" svg:viewBox="0 0 1653 7911">
          <text:p/>
        </draw:connector>
        <draw:connector draw:style-name="standard" draw:text-style-name="P1" draw:layer="layout" svg:x1="11.351cm" svg:y1="5.09cm" svg:x2="13.003cm" svg:y2="16.6cm" draw:start-shape="id141" draw:start-glue-point="2" draw:end-shape="id145" draw:end-glue-point="3" svg:d="M11351 5090v11510h1652" svg:viewBox="0 0 1653 11511">
          <text:p/>
        </draw:connector>
        <draw:connector draw:style-name="gr18" draw:text-style-name="P1" draw:layer="layout" svg:x1="27.004cm" svg:y1="5.201cm" svg:x2="11.351cm" svg:y2="4.1cm" draw:start-shape="id146" draw:start-glue-point="7" draw:end-shape="id141" draw:end-glue-point="0" svg:d="M27004 5201h502v-1602h-16155v501" svg:viewBox="0 0 16156 1603">
          <text:p text:style-name="P1"><text:span text:style-name="T1">Eingabe in Ordnung</text:span></text:p>
        </draw:connector>
        <draw:connector draw:style-name="standard" draw:text-style-name="P1" draw:layer="layout" svg:x1="24.603cm" svg:y1="5.2cm" svg:x2="26.304cm" svg:y2="5.201cm" draw:start-shape="id147" draw:start-glue-point="1" draw:end-shape="id146" draw:end-glue-point="5" svg:d="M24603 5200h851v1h850" svg:viewBox="0 0 1702 2">
          <text:p/>
        </draw:connector>
        <draw:connector draw:style-name="standard" draw:text-style-name="P1" draw:layer="layout" svg:x1="24.603cm" svg:y1="8.8cm" svg:x2="26.305cm" svg:y2="8.802cm" draw:start-shape="id148" draw:start-glue-point="1" draw:end-shape="id149" draw:end-glue-point="5" svg:d="M24603 8800h851v2h851" svg:viewBox="0 0 1703 3">
          <text:p/>
        </draw:connector>
        <draw:connector draw:style-name="standard" draw:text-style-name="P1" draw:layer="layout" svg:x1="24.603cm" svg:y1="12.4cm" svg:x2="26.306cm" svg:y2="12.403cm" draw:start-shape="id150" draw:start-glue-point="1" draw:end-shape="id151" draw:end-glue-point="5" svg:d="M24603 12400h852v3h851" svg:viewBox="0 0 1704 4">
          <text:p/>
        </draw:connector>
        <draw:connector draw:style-name="standard" draw:text-style-name="P1" draw:layer="layout" svg:x1="24.603cm" svg:y1="16cm" svg:x2="26.307cm" svg:y2="16.004cm" draw:start-shape="id152" draw:start-glue-point="1" draw:end-shape="id153" draw:end-glue-point="5" svg:d="M24603 16000h852v4h852" svg:viewBox="0 0 1705 5">
          <text:p/>
        </draw:connector>
        <draw:connector draw:style-name="standard" draw:text-style-name="P1" draw:layer="layout" svg:x1="18.303cm" svg:y1="16.6cm" svg:x2="19.303cm" svg:y2="16cm" draw:start-shape="id145" draw:start-glue-point="1" draw:end-shape="id152" draw:end-glue-point="3" svg:d="M18303 16600h500v-600h500" svg:viewBox="0 0 1001 601">
          <text:p/>
        </draw:connector>
        <draw:connector draw:style-name="standard" draw:text-style-name="P1" draw:layer="layout" svg:x1="18.303cm" svg:y1="16.6cm" svg:x2="19.303cm" svg:y2="17.2cm" draw:start-shape="id145" draw:start-glue-point="1" draw:end-shape="id154" draw:end-glue-point="3" svg:d="M18303 16600h500v600h500" svg:viewBox="0 0 1001 601">
          <text:p/>
        </draw:connector>
        <draw:connector draw:style-name="standard" draw:text-style-name="P1" draw:layer="layout" svg:x1="18.303cm" svg:y1="13cm" svg:x2="19.303cm" svg:y2="13.6cm" draw:start-shape="id144" draw:start-glue-point="1" draw:end-shape="id155" draw:end-glue-point="3" svg:d="M18303 13000h500v600h500" svg:viewBox="0 0 1001 601">
          <text:p/>
        </draw:connector>
        <draw:connector draw:style-name="standard" draw:text-style-name="P1" draw:layer="layout" svg:x1="18.303cm" svg:y1="13cm" svg:x2="19.303cm" svg:y2="12.4cm" draw:start-shape="id144" draw:start-glue-point="1" draw:end-shape="id150" draw:end-glue-point="3" svg:d="M18303 13000h500v-600h500" svg:viewBox="0 0 1001 601">
          <text:p/>
        </draw:connector>
        <draw:connector draw:style-name="standard" draw:text-style-name="P1" draw:layer="layout" svg:x1="18.303cm" svg:y1="9.4cm" svg:x2="19.303cm" svg:y2="10cm" draw:start-shape="id143" draw:start-glue-point="1" draw:end-shape="id156" draw:end-glue-point="3" svg:d="M18303 9400h500v600h500" svg:viewBox="0 0 1001 601">
          <text:p/>
        </draw:connector>
        <draw:connector draw:style-name="standard" draw:text-style-name="P1" draw:layer="layout" svg:x1="18.303cm" svg:y1="9.4cm" svg:x2="19.303cm" svg:y2="8.8cm" draw:start-shape="id143" draw:start-glue-point="1" draw:end-shape="id148" draw:end-glue-point="3" svg:d="M18303 9400h500v-600h500" svg:viewBox="0 0 1001 601">
          <text:p/>
        </draw:connector>
        <draw:connector draw:style-name="standard" draw:text-style-name="P1" draw:layer="layout" svg:x1="18.303cm" svg:y1="5.8cm" svg:x2="19.303cm" svg:y2="5.2cm" draw:start-shape="id142" draw:start-glue-point="1" draw:end-shape="id147" draw:end-glue-point="3" svg:d="M18303 5800h500v-600h500" svg:viewBox="0 0 1001 601">
          <text:p/>
        </draw:connector>
        <draw:connector draw:style-name="standard" draw:text-style-name="P1" draw:layer="layout" svg:x1="18.303cm" svg:y1="5.8cm" svg:x2="19.303cm" svg:y2="6.4cm" draw:start-shape="id142" draw:start-glue-point="1" draw:end-shape="id157" draw:end-glue-point="3" svg:d="M18303 5800h500v600h500" svg:viewBox="0 0 1001 601">
          <text:p/>
        </draw:connector>
        <draw:connector draw:style-name="standard" draw:text-style-name="P1" draw:layer="layout" draw:line-skew="0cm -0.201cm" svg:x1="24.603cm" svg:y1="6.4cm" svg:x2="11.351cm" svg:y2="5.09cm" draw:start-shape="id157" draw:start-glue-point="1" draw:end-shape="id141" draw:end-glue-point="2" svg:d="M24603 6400h501v800h-13753v-2110" svg:viewBox="0 0 13754 2111">
          <text:p/>
        </draw:connector>
        <draw:connector draw:style-name="standard" draw:text-style-name="P1" draw:layer="layout" draw:line-skew="0cm 3.505cm" svg:x1="24.603cm" svg:y1="10cm" svg:x2="11.351cm" svg:y2="5.09cm" draw:start-shape="id156" draw:start-glue-point="1" draw:end-shape="id141" draw:end-glue-point="2" svg:d="M24603 10000h501v800h-13753v-5710" svg:viewBox="0 0 13754 5711">
          <text:p/>
        </draw:connector>
        <draw:connector draw:style-name="standard" draw:text-style-name="P1" draw:layer="layout" draw:line-skew="0cm 5.305cm" svg:x1="24.603cm" svg:y1="13.6cm" svg:x2="11.351cm" svg:y2="5.09cm" draw:start-shape="id155" draw:start-glue-point="1" draw:end-shape="id141" draw:end-glue-point="2" svg:d="M24603 13600h501v800h-13753v-9310" svg:viewBox="0 0 13754 9311">
          <text:p/>
        </draw:connector>
        <draw:connector draw:style-name="standard" draw:text-style-name="P1" draw:layer="layout" draw:line-skew="0cm 7.105cm" svg:x1="24.603cm" svg:y1="17.2cm" svg:x2="11.351cm" svg:y2="5.09cm" draw:start-shape="id154" draw:start-glue-point="1" draw:end-shape="id141" draw:end-glue-point="2" svg:d="M24603 17200h501v800h-13753v-12910" svg:viewBox="0 0 13754 12911">
          <text:p/>
        </draw:connector>
        <draw:connector draw:style-name="standard" draw:text-style-name="P1" draw:layer="layout" svg:x1="27.005cm" svg:y1="8.802cm" svg:x2="11.351cm" svg:y2="4.1cm" draw:start-shape="id149" draw:start-glue-point="7" draw:end-shape="id141" draw:end-glue-point="0" svg:d="M27005 8802h502v-5203h-16156v501" svg:viewBox="0 0 16157 5204">
          <text:p/>
        </draw:connector>
        <draw:connector draw:style-name="standard" draw:text-style-name="P1" draw:layer="layout" svg:x1="27.006cm" svg:y1="12.403cm" svg:x2="11.351cm" svg:y2="4.1cm" draw:start-shape="id151" draw:start-glue-point="7" draw:end-shape="id141" draw:end-glue-point="0" svg:d="M27006 12403h502v-8804h-16157v501" svg:viewBox="0 0 16158 8805">
          <text:p/>
        </draw:connector>
        <draw:connector draw:style-name="standard" draw:text-style-name="P1" draw:layer="layout" svg:x1="27.007cm" svg:y1="16.004cm" svg:x2="11.351cm" svg:y2="4.1cm" draw:start-shape="id153" draw:start-glue-point="7" draw:end-shape="id141" draw:end-glue-point="0" svg:d="M27007 16004h502v-12405h-16158v501" svg:viewBox="0 0 16159 12406">
          <text:p/>
        </draw:connector>
        <draw:connector draw:style-name="gr18" draw:text-style-name="P1" draw:layer="layout" svg:x1="26.654cm" svg:y1="4.851cm" svg:x2="15.653cm" svg:y2="5.3cm" draw:start-shape="id146" draw:start-glue-point="4" draw:end-shape="id142" svg:d="M26654 4851v-501h-11001v950" svg:viewBox="0 0 11002 951">
          <text:p text:style-name="P1"><text:span text:style-name="T1">falsche / fehlerhafte Eingabe</text:span></text:p>
        </draw:connector>
        <draw:connector draw:style-name="gr18" draw:text-style-name="P1" draw:layer="layout" svg:x1="26.655cm" svg:y1="8.452cm" svg:x2="15.653cm" svg:y2="8.9cm" draw:start-shape="id149" draw:start-glue-point="4" draw:end-shape="id143" svg:d="M26655 8452v-501h-11002v949" svg:viewBox="0 0 11003 950">
          <text:p text:style-name="P1"><text:span text:style-name="T1">falsche / fehlerhafte Eingabe</text:span></text:p>
        </draw:connector>
        <draw:connector draw:style-name="gr18" draw:text-style-name="P1" draw:layer="layout" svg:x1="26.656cm" svg:y1="12.053cm" svg:x2="15.653cm" svg:y2="12.5cm" draw:start-shape="id151" draw:start-glue-point="4" draw:end-shape="id144" svg:d="M26656 12053v-501h-11003v948" svg:viewBox="0 0 11004 949">
          <text:p text:style-name="P1"><text:span text:style-name="T1">falsche / fehlerhafte Eingabe</text:span></text:p>
        </draw:connector>
        <draw:connector draw:style-name="gr18" draw:text-style-name="P1" draw:layer="layout" svg:x1="26.657cm" svg:y1="15.654cm" svg:x2="15.653cm" svg:y2="16.1cm" draw:start-shape="id153" draw:start-glue-point="4" draw:end-shape="id145" draw:end-glue-point="0" svg:d="M26657 15654v-501h-11004v947" svg:viewBox="0 0 11005 948">
          <text:p text:style-name="P1"><text:span text:style-name="T1">falsche / fehlerhafte Eingabe</text:span></text:p>
        </draw:connector>
      </draw:page>
      <draw:page draw:name="page6" draw:style-name="dp1" draw:master-page-name="Standard">
        <draw:custom-shape draw:style-name="gr12" draw:text-style-name="P2" xml:id="id158" draw:id="id158" draw:layer="layout" svg:width="5cm" svg:height="1cm" svg:x="5.3cm" svg:y="16.9cm">
          <text:p text:style-name="P1">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xml:id="id159" draw:id="id159" draw:layer="layout" svg:width="5.3cm" svg:height="0.99cm" svg:x="8.7cm" svg:y="18.51cm">
          <text:p text:style-name="P1">Benutz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8cm" svg:y1="17.9cm" svg:x2="8.7cm" svg:y2="19.005cm" draw:start-shape="id158" draw:start-glue-point="2" draw:end-shape="id159" svg:d="M7800 17900v1105h900" svg:viewBox="0 0 901 1106">
          <text:p/>
        </draw:connector>
        <draw:connector draw:style-name="gr7" draw:text-style-name="P1" draw:layer="layout" svg:x1="4.4cm" svg:y1="2cm" svg:x2="5.3cm" svg:y2="17.4cm" draw:start-shape="id160" draw:start-glue-point="2" draw:end-shape="id158" draw:end-glue-point="3" svg:d="M4400 2000v15400h900" svg:viewBox="0 0 901 15401">
          <text:p/>
        </draw:connector>
        <draw:custom-shape draw:style-name="gr12" draw:text-style-name="P2" xml:id="id161" draw:id="id161" draw:layer="layout" svg:width="5cm" svg:height="1cm" svg:x="5.1cm" svg:y="2.5cm">
          <text:p text:style-name="P1">Wartung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4cm" svg:y1="2cm" svg:x2="5.1cm" svg:y2="3cm" draw:start-shape="id160" draw:start-glue-point="2" draw:end-shape="id161" draw:end-glue-point="3" svg:d="M4400 2000v1000h700" svg:viewBox="0 0 701 1001">
          <text:p/>
        </draw:connector>
        <draw:custom-shape draw:style-name="gr17" draw:text-style-name="P2" xml:id="id163" draw:id="id163" draw:layer="layout" svg:width="5.3cm" svg:height="0.99cm" svg:x="8.7cm" svg:y="10.2cm">
          <text:p text:style-name="P1">Wiederherstellung</text:p>
          <draw:enhanced-geometry svg:viewBox="0 0 21600 21600" draw:type="rectangle" draw:enhanced-path="M 0 0 L 21600 0 21600 21600 0 21600 0 0 Z N"/>
        </draw:custom-shape>
        <draw:custom-shape draw:style-name="gr17" draw:text-style-name="P2" xml:id="id164" draw:id="id164" draw:layer="layout" svg:width="5.3cm" svg:height="0.99cm" svg:x="8.7cm" svg:y="13.9cm">
          <text:p text:style-name="P1">Dateie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6cm" svg:y1="3.5cm" svg:x2="8.7cm" svg:y2="4.595cm" draw:start-shape="id161" draw:start-glue-point="2" draw:end-shape="id162" draw:end-glue-point="3" svg:d="M7600 3500v1095h1100" svg:viewBox="0 0 1101 1096">
          <text:p/>
        </draw:connector>
        <draw:connector draw:style-name="gr7" draw:text-style-name="P1" draw:layer="layout" svg:x1="7.6cm" svg:y1="3.5cm" svg:x2="8.7cm" svg:y2="10.695cm" draw:start-shape="id161" draw:start-glue-point="2" draw:end-shape="id163" draw:end-glue-point="3" svg:d="M7600 3500v7195h1100" svg:viewBox="0 0 1101 7196">
          <text:p/>
        </draw:connector>
        <draw:connector draw:style-name="gr7" draw:text-style-name="P1" draw:layer="layout" svg:x1="7.6cm" svg:y1="3.5cm" svg:x2="8.7cm" svg:y2="14.395cm" draw:start-shape="id161" draw:start-glue-point="2" draw:end-shape="id164" draw:end-glue-point="3" svg:d="M7600 3500v10895h1100" svg:viewBox="0 0 1101 10896">
          <text:p/>
        </draw:connector>
        <draw:custom-shape draw:style-name="gr17" draw:text-style-name="P2" xml:id="id162" draw:id="id162" draw:layer="layout" svg:width="5.3cm" svg:height="0.99cm" svg:x="8.7cm" svg:y="4.1cm">
          <text:p text:style-name="P1">Datensicherung</text:p>
          <draw:enhanced-geometry svg:viewBox="0 0 21600 21600" draw:type="rectangle" draw:enhanced-path="M 0 0 L 21600 0 21600 21600 0 21600 0 0 Z N"/>
        </draw:custom-shape>
        <draw:custom-shape draw:style-name="gr12" draw:text-style-name="P2" xml:id="id160" draw:id="id160" draw:layer="layout" svg:width="5cm" svg:height="1cm" svg:x="1.9cm" svg:y="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1" draw:text-style-name="P2" xml:id="id165" draw:id="id165" draw:layer="layout" svg:width="5.3cm" svg:height="1cm" svg:x="13cm" svg:y="5.3cm">
          <text:p text:style-name="P1">Datenbank B.</text:p>
          <draw:enhanced-geometry svg:viewBox="0 0 21600 21600" draw:type="rectangle" draw:enhanced-path="M 0 0 L 21600 0 21600 21600 0 21600 0 0 Z N"/>
        </draw:custom-shape>
        <draw:custom-shape draw:style-name="gr11" draw:text-style-name="P2" xml:id="id166" draw:id="id166" draw:layer="layout" svg:width="5.3cm" svg:height="1cm" svg:x="13cm" svg:y="6.5cm">
          <text:p text:style-name="P1">Datei Backup</text:p>
          <draw:enhanced-geometry svg:viewBox="0 0 21600 21600" draw:type="rectangle" draw:enhanced-path="M 0 0 L 21600 0 21600 21600 0 21600 0 0 Z N"/>
        </draw:custom-shape>
        <draw:custom-shape draw:style-name="gr11" draw:text-style-name="P2" xml:id="id167" draw:id="id167" draw:layer="layout" svg:width="5.3cm" svg:height="1cm" svg:x="13cm" svg:y="7.7cm">
          <text:p text:style-name="P1">Bild Backup</text:p>
          <draw:enhanced-geometry svg:viewBox="0 0 21600 21600" draw:type="rectangle" draw:enhanced-path="M 0 0 L 21600 0 21600 21600 0 21600 0 0 Z N"/>
        </draw:custom-shape>
        <draw:connector draw:style-name="standard" draw:text-style-name="P1" draw:layer="layout" svg:x1="11.35cm" svg:y1="5.09cm" svg:x2="13cm" svg:y2="5.8cm" draw:start-shape="id162" draw:start-glue-point="2" draw:end-shape="id165" draw:end-glue-point="3" svg:d="M11350 5090v710h1650" svg:viewBox="0 0 1651 711">
          <text:p/>
        </draw:connector>
        <draw:connector draw:style-name="standard" draw:text-style-name="P1" draw:layer="layout" svg:x1="11.35cm" svg:y1="5.09cm" svg:x2="13cm" svg:y2="7cm" draw:start-shape="id162" draw:start-glue-point="2" draw:end-shape="id166" draw:end-glue-point="3" svg:d="M11350 5090v1910h1650" svg:viewBox="0 0 1651 1911">
          <text:p/>
        </draw:connector>
        <draw:connector draw:style-name="standard" draw:text-style-name="P1" draw:layer="layout" svg:x1="11.35cm" svg:y1="5.09cm" svg:x2="13cm" svg:y2="8.2cm" draw:start-shape="id162" draw:start-glue-point="2" draw:end-shape="id167" draw:end-glue-point="3" svg:d="M11350 5090v3110h1650" svg:viewBox="0 0 1651 3111">
          <text:p/>
        </draw:connector>
        <draw:custom-shape draw:style-name="gr11" draw:text-style-name="P2" xml:id="id168" draw:id="id168" draw:layer="layout" svg:width="5.3cm" svg:height="1cm" svg:x="13cm" svg:y="11.4cm">
          <text:p text:style-name="P1">wiederherstell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69" draw:id="id169" draw:layer="layout" svg:width="5.3cm" svg:height="1cm" svg:x="19.3cm" svg:y="11.4cm">
          <text:p text:style-name="P1">Wiederhergestellt</text:p>
          <draw:enhanced-geometry svg:viewBox="0 0 21600 21600" draw:type="rectangle" draw:enhanced-path="M 0 0 L 21600 0 21600 21600 0 21600 0 0 Z N"/>
        </draw:custom-shape>
        <draw:connector draw:style-name="standard" draw:text-style-name="P1" draw:layer="layout" svg:x1="18.3cm" svg:y1="11.9cm" svg:x2="19.3cm" svg:y2="11.9cm" draw:start-shape="id168" draw:start-glue-point="1" draw:end-shape="id169" draw:end-glue-point="3" svg:d="M18300 11900h1000" svg:viewBox="0 0 1001 1">
          <text:p/>
        </draw:connector>
        <draw:connector draw:style-name="standard" draw:text-style-name="P1" draw:layer="layout" svg:x1="11.35cm" svg:y1="11.19cm" svg:x2="13cm" svg:y2="11.9cm" draw:start-shape="id163" draw:start-glue-point="2" draw:end-shape="id168" draw:end-glue-point="3" svg:d="M11350 11190v710h1650" svg:viewBox="0 0 1651 711">
          <text:p/>
        </draw:connector>
        <draw:custom-shape draw:style-name="gr11" draw:text-style-name="P2" xml:id="id170" draw:id="id170" draw:layer="layout" svg:width="5.3cm" svg:height="1cm" svg:x="13cm" svg:y="15.1cm">
          <text:p text:style-name="P1">löschen</text:p>
          <draw:enhanced-geometry svg:viewBox="0 0 21600 21600" draw:type="rectangle" draw:enhanced-path="M 0 0 L 21600 0 21600 21600 0 21600 0 0 Z N"/>
        </draw:custom-shape>
        <draw:connector draw:style-name="standard" draw:text-style-name="P1" draw:layer="layout" svg:x1="11.35cm" svg:y1="14.89cm" svg:x2="13cm" svg:y2="15.6cm" draw:start-shape="id164" draw:start-glue-point="2" draw:end-shape="id170" draw:end-glue-point="3" svg:d="M11350 14890v710h1650" svg:viewBox="0 0 1651 711">
          <text:p/>
        </draw:connector>
        <draw:custom-shape draw:style-name="gr11" draw:text-style-name="P2" xml:id="id171" draw:id="id171" draw:layer="layout" svg:width="5.3cm" svg:height="1cm" svg:x="13.004cm" svg:y="19.7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2" draw:id="id172" draw:layer="layout" svg:width="5.3cm" svg:height="1cm" svg:x="13.004cm" svg:y="23.3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3" draw:id="id173" draw:layer="layout" svg:width="5.3cm" svg:height="1cm" svg:x="13.004cm" svg:y="26.9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4" draw:id="id174" draw:layer="layout" svg:width="5.3cm" svg:height="1cm" svg:x="13.004cm" svg:y="30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5" draw:id="id175" draw:layer="layout" svg:width="5.3cm" svg:height="1cm" svg:x="19.304cm" svg:y="19.1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6" draw:id="id176" draw:layer="layout" svg:width="5.3cm" svg:height="1cm" svg:x="19.304cm" svg:y="20.3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7" draw:id="id177" draw:layer="layout" svg:width="5.3cm" svg:height="1cm" svg:x="19.304cm" svg:y="22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8" draw:id="id178" draw:layer="layout" svg:width="5.3cm" svg:height="1cm" svg:x="19.304cm" svg:y="23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79" draw:id="id179" draw:layer="layout" svg:width="5.3cm" svg:height="1cm" svg:x="19.304cm" svg:y="26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80" draw:id="id180" draw:layer="layout" svg:width="5.3cm" svg:height="1cm" svg:x="19.304cm" svg:y="27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81" draw:id="id181" draw:layer="layout" svg:width="5.3cm" svg:height="1cm" svg:x="19.304cm" svg:y="29.9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82" draw:id="id182" draw:layer="layout" svg:width="5.3cm" svg:height="1cm" svg:x="19.304cm" svg:y="31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183" draw:id="id183" draw:layer="layout" svg:width="0.7cm" svg:height="0.7cm" svg:x="26.305cm" svg:y="19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84" draw:id="id184" draw:layer="layout" svg:width="0.7cm" svg:height="0.7cm" svg:x="26.306cm" svg:y="22.85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85" draw:id="id185" draw:layer="layout" svg:width="0.7cm" svg:height="0.7cm" svg:x="26.307cm" svg:y="26.4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86" draw:id="id186" draw:layer="layout" svg:width="0.7cm" svg:height="0.7cm" svg:x="26.308cm" svg:y="30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text-style-name="P1" draw:layer="layout" svg:x1="11.35cm" svg:y1="19.5cm" svg:x2="13.004cm" svg:y2="20.2cm" draw:start-shape="id159" draw:start-glue-point="2" draw:end-shape="id171" draw:end-glue-point="3" svg:d="M11350 19500v700h1654" svg:viewBox="0 0 1655 701">
          <text:p/>
        </draw:connector>
        <draw:connector draw:style-name="standard" draw:text-style-name="P1" draw:layer="layout" svg:x1="11.35cm" svg:y1="19.5cm" svg:x2="13.004cm" svg:y2="23.8cm" draw:start-shape="id159" draw:start-glue-point="2" draw:end-shape="id172" draw:end-glue-point="3" svg:d="M11350 19500v4300h1654" svg:viewBox="0 0 1655 4301">
          <text:p/>
        </draw:connector>
        <draw:connector draw:style-name="standard" draw:text-style-name="P1" draw:layer="layout" svg:x1="11.35cm" svg:y1="19.5cm" svg:x2="13.004cm" svg:y2="27.4cm" draw:start-shape="id159" draw:start-glue-point="2" draw:end-shape="id173" draw:end-glue-point="3" svg:d="M11350 19500v7900h1654" svg:viewBox="0 0 1655 7901">
          <text:p/>
        </draw:connector>
        <draw:connector draw:style-name="standard" draw:text-style-name="P1" draw:layer="layout" svg:x1="11.35cm" svg:y1="19.5cm" svg:x2="13.004cm" svg:y2="31cm" draw:start-shape="id159" draw:start-glue-point="2" draw:end-shape="id174" draw:end-glue-point="3" svg:d="M11350 19500v11500h1654" svg:viewBox="0 0 1655 11501">
          <text:p/>
        </draw:connector>
        <draw:connector draw:style-name="standard" draw:text-style-name="P1" draw:layer="layout" svg:x1="18.304cm" svg:y1="20.2cm" svg:x2="19.304cm" svg:y2="19.6cm" draw:start-shape="id171" draw:start-glue-point="1" draw:end-shape="id175" draw:end-glue-point="3" svg:d="M18304 20200h500v-600h500" svg:viewBox="0 0 1001 601">
          <text:p/>
        </draw:connector>
        <draw:connector draw:style-name="standard" draw:text-style-name="P1" draw:layer="layout" svg:x1="18.304cm" svg:y1="20.2cm" svg:x2="19.304cm" svg:y2="20.8cm" draw:start-shape="id171" draw:start-glue-point="1" draw:end-shape="id176" draw:end-glue-point="3" svg:d="M18304 20200h500v600h500" svg:viewBox="0 0 1001 601">
          <text:p/>
        </draw:connector>
        <draw:connector draw:style-name="standard" draw:text-style-name="P1" draw:layer="layout" svg:x1="18.304cm" svg:y1="23.8cm" svg:x2="19.304cm" svg:y2="23.2cm" draw:start-shape="id172" draw:start-glue-point="1" draw:end-shape="id177" draw:end-glue-point="3" svg:d="M18304 23800h500v-600h500" svg:viewBox="0 0 1001 601">
          <text:p/>
        </draw:connector>
        <draw:connector draw:style-name="standard" draw:text-style-name="P1" draw:layer="layout" svg:x1="18.304cm" svg:y1="23.8cm" svg:x2="19.304cm" svg:y2="24.4cm" draw:start-shape="id172" draw:start-glue-point="1" draw:end-shape="id178" draw:end-glue-point="3" svg:d="M18304 23800h500v600h500" svg:viewBox="0 0 1001 601">
          <text:p/>
        </draw:connector>
        <draw:connector draw:style-name="standard" draw:text-style-name="P1" draw:layer="layout" svg:x1="18.304cm" svg:y1="27.4cm" svg:x2="19.304cm" svg:y2="26.8cm" draw:start-shape="id173" draw:start-glue-point="1" draw:end-shape="id179" draw:end-glue-point="3" svg:d="M18304 27400h500v-600h500" svg:viewBox="0 0 1001 601">
          <text:p/>
        </draw:connector>
        <draw:connector draw:style-name="standard" draw:text-style-name="P1" draw:layer="layout" svg:x1="18.304cm" svg:y1="27.4cm" svg:x2="19.304cm" svg:y2="28cm" draw:start-shape="id173" draw:start-glue-point="1" draw:end-shape="id180" draw:end-glue-point="3" svg:d="M18304 27400h500v600h500" svg:viewBox="0 0 1001 601">
          <text:p/>
        </draw:connector>
        <draw:connector draw:style-name="standard" draw:text-style-name="P1" draw:layer="layout" svg:x1="18.304cm" svg:y1="31cm" svg:x2="19.304cm" svg:y2="30.4cm" draw:start-shape="id174" draw:start-glue-point="1" draw:end-shape="id181" draw:end-glue-point="3" svg:d="M18304 31000h500v-600h500" svg:viewBox="0 0 1001 601">
          <text:p/>
        </draw:connector>
        <draw:connector draw:style-name="standard" draw:text-style-name="P1" draw:layer="layout" svg:x1="18.304cm" svg:y1="31cm" svg:x2="19.304cm" svg:y2="31.6cm" draw:start-shape="id174" draw:start-glue-point="1" draw:end-shape="id182" draw:end-glue-point="3" svg:d="M18304 31000h500v600h500" svg:viewBox="0 0 1001 601">
          <text:p/>
        </draw:connector>
        <draw:connector draw:style-name="standard" draw:text-style-name="P1" draw:layer="layout" svg:x1="24.604cm" svg:y1="19.6cm" svg:x2="26.305cm" svg:y2="19.601cm" draw:start-shape="id175" draw:start-glue-point="1" draw:end-shape="id183" draw:end-glue-point="5" svg:d="M24604 19600h851v1h850" svg:viewBox="0 0 1702 2">
          <text:p/>
        </draw:connector>
        <draw:connector draw:style-name="standard" draw:text-style-name="P1" draw:layer="layout" svg:x1="24.604cm" svg:y1="23.2cm" svg:x2="26.306cm" svg:y2="23.202cm" draw:start-shape="id177" draw:start-glue-point="1" draw:end-shape="id184" draw:end-glue-point="5" svg:d="M24604 23200h851v2h851" svg:viewBox="0 0 1703 3">
          <text:p/>
        </draw:connector>
        <draw:connector draw:style-name="standard" draw:text-style-name="P1" draw:layer="layout" svg:x1="24.604cm" svg:y1="26.8cm" svg:x2="26.307cm" svg:y2="26.803cm" draw:start-shape="id179" draw:start-glue-point="1" draw:end-shape="id185" draw:end-glue-point="5" svg:d="M24604 26800h852v3h851" svg:viewBox="0 0 1704 4">
          <text:p/>
        </draw:connector>
        <draw:connector draw:style-name="standard" draw:text-style-name="P1" draw:layer="layout" svg:x1="24.604cm" svg:y1="30.4cm" svg:x2="26.308cm" svg:y2="30.404cm" draw:start-shape="id181" draw:start-glue-point="1" draw:end-shape="id186" draw:end-glue-point="5" svg:d="M24604 30400h852v4h852" svg:viewBox="0 0 1705 5">
          <text:p/>
        </draw:connector>
        <draw:connector draw:style-name="gr18" draw:text-style-name="P1" draw:layer="layout" svg:x1="27.005cm" svg:y1="19.601cm" svg:x2="11.35cm" svg:y2="18.51cm" draw:start-shape="id183" draw:start-glue-point="7" draw:end-shape="id159" draw:end-glue-point="0" svg:d="M27005 19601h502v-1592h-16157v501" svg:viewBox="0 0 16158 1593">
          <text:p text:style-name="P1"><text:span text:style-name="T1">Eingabe in Ordnung</text:span></text:p>
        </draw:connector>
        <draw:connector draw:style-name="standard" draw:text-style-name="P1" draw:layer="layout" svg:x1="27.006cm" svg:y1="23.202cm" svg:x2="11.35cm" svg:y2="18.51cm" draw:start-shape="id184" draw:start-glue-point="7" draw:end-shape="id159" draw:end-glue-point="0" svg:d="M27006 23202h502v-5193h-16158v501" svg:viewBox="0 0 16159 5194">
          <text:p/>
        </draw:connector>
        <draw:connector draw:style-name="standard" draw:text-style-name="P1" draw:layer="layout" svg:x1="27.007cm" svg:y1="26.803cm" svg:x2="11.35cm" svg:y2="18.51cm" draw:start-shape="id185" draw:start-glue-point="7" draw:end-shape="id159" draw:end-glue-point="0" svg:d="M27007 26803h502v-8794h-16159v501" svg:viewBox="0 0 16160 8795">
          <text:p/>
        </draw:connector>
        <draw:connector draw:style-name="standard" draw:text-style-name="P1" draw:layer="layout" svg:x1="27.008cm" svg:y1="30.404cm" svg:x2="11.35cm" svg:y2="18.51cm" draw:start-shape="id186" draw:start-glue-point="7" draw:end-shape="id159" draw:end-glue-point="0" svg:d="M27008 30404h502v-12395h-16160v501" svg:viewBox="0 0 16161 12396">
          <text:p/>
        </draw:connector>
        <draw:connector draw:style-name="gr18" draw:text-style-name="P1" draw:layer="layout" svg:x1="26.655cm" svg:y1="19.251cm" svg:x2="15.654cm" svg:y2="19.7cm" draw:start-shape="id183" draw:start-glue-point="4" draw:end-shape="id171" svg:d="M26655 19251v-501h-11001v950" svg:viewBox="0 0 11002 951">
          <text:p text:style-name="P1"><text:span text:style-name="T1">falsche / fehlerhafte Eingabe</text:span></text:p>
        </draw:connector>
        <draw:connector draw:style-name="gr18" draw:text-style-name="P1" draw:layer="layout" svg:x1="26.656cm" svg:y1="22.852cm" svg:x2="15.654cm" svg:y2="23.3cm" draw:start-shape="id184" draw:start-glue-point="4" draw:end-shape="id172" svg:d="M26656 22852v-501h-11002v949" svg:viewBox="0 0 11003 950">
          <text:p text:style-name="P1"><text:span text:style-name="T1">falsche / fehlerhafte Eingabe</text:span></text:p>
        </draw:connector>
        <draw:connector draw:style-name="gr18" draw:text-style-name="P1" draw:layer="layout" svg:x1="26.657cm" svg:y1="26.453cm" svg:x2="15.654cm" svg:y2="26.9cm" draw:start-shape="id185" draw:start-glue-point="4" draw:end-shape="id173" svg:d="M26657 26453v-501h-11003v948" svg:viewBox="0 0 11004 949">
          <text:p text:style-name="P1"><text:span text:style-name="T1">falsche / fehlerhafte Eingabe</text:span></text:p>
        </draw:connector>
        <draw:connector draw:style-name="gr18" draw:text-style-name="P1" draw:layer="layout" svg:x1="26.658cm" svg:y1="30.054cm" svg:x2="15.654cm" svg:y2="30.5cm" draw:start-shape="id186" draw:start-glue-point="4" draw:end-shape="id174" draw:end-glue-point="0" svg:d="M26658 30054v-501h-11004v947" svg:viewBox="0 0 11005 948">
          <text:p text:style-name="P1"><text:span text:style-name="T1">falsche / fehlerhafte Eingabe</text:span></text:p>
        </draw:connector>
        <draw:connector draw:style-name="standard" draw:text-style-name="P1" draw:layer="layout" draw:line-skew="0cm -0.201cm" svg:x1="24.604cm" svg:y1="20.8cm" svg:x2="11.35cm" svg:y2="19.5cm" draw:start-shape="id176" draw:start-glue-point="1" draw:end-shape="id159" draw:end-glue-point="2" svg:d="M24604 20800h501v800h-13755v-2100" svg:viewBox="0 0 13756 2101">
          <text:p/>
        </draw:connector>
        <draw:connector draw:style-name="standard" draw:text-style-name="P1" draw:layer="layout" draw:line-skew="0cm 3.5cm" svg:x1="24.604cm" svg:y1="24.4cm" svg:x2="11.35cm" svg:y2="19.5cm" draw:start-shape="id178" draw:start-glue-point="1" draw:end-shape="id159" draw:end-glue-point="2" svg:d="M24604 24400h501v800h-13755v-5700" svg:viewBox="0 0 13756 5701">
          <text:p/>
        </draw:connector>
        <draw:connector draw:style-name="standard" draw:text-style-name="P1" draw:layer="layout" draw:line-skew="0cm 5.3cm" svg:x1="24.604cm" svg:y1="28cm" svg:x2="11.35cm" svg:y2="19.5cm" draw:start-shape="id180" draw:start-glue-point="1" draw:end-shape="id159" draw:end-glue-point="2" svg:d="M24604 28000h501v800h-13755v-9300" svg:viewBox="0 0 13756 9301">
          <text:p/>
        </draw:connector>
        <draw:connector draw:style-name="standard" draw:text-style-name="P1" draw:layer="layout" draw:line-skew="0cm 7.1cm" svg:x1="24.604cm" svg:y1="31.6cm" svg:x2="11.35cm" svg:y2="19.5cm" draw:start-shape="id182" draw:start-glue-point="1" draw:end-shape="id159" draw:end-glue-point="2" svg:d="M24604 31600h501v800h-13755v-12900" svg:viewBox="0 0 13756 12901">
          <text:p/>
        </draw:connector>
      </draw:page>
      <draw:page draw:name="page7" draw:style-name="dp1" draw:master-page-name="Standard">
        <draw:custom-shape draw:style-name="gr12" draw:text-style-name="P2" xml:id="id188" draw:id="id188" draw:layer="layout" svg:width="5cm" svg:height="1cm" svg:x="5.1cm" svg:y="2.5cm">
          <text:p text:style-name="P1">Syste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4cm" svg:y1="2cm" svg:x2="5.1cm" svg:y2="3cm" draw:start-shape="id187" draw:start-glue-point="2" draw:end-shape="id188" draw:end-glue-point="3" svg:d="M4400 2000v1000h700" svg:viewBox="0 0 701 1001">
          <text:p/>
        </draw:connector>
        <draw:custom-shape draw:style-name="gr12" draw:text-style-name="P2" xml:id="id187" draw:id="id187" draw:layer="layout" svg:width="5cm" svg:height="1cm" svg:x="1.9cm" svg:y="1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7" draw:text-style-name="P2" xml:id="id189" draw:id="id189" draw:layer="layout" svg:width="5.3cm" svg:height="0.99cm" svg:x="8.7cm" svg:y="4.1cm">
          <text:p text:style-name="P1">Rollen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0" draw:id="id190" draw:layer="layout" svg:width="5.3cm" svg:height="0.99cm" svg:x="8.7cm" svg:y="19.5cm">
          <text:p text:style-name="P1">Eigenschafte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6cm" svg:y1="3.5cm" svg:x2="8.7cm" svg:y2="4.595cm" draw:start-shape="id188" draw:start-glue-point="2" draw:end-shape="id189" draw:end-glue-point="3" svg:d="M7600 3500v1095h1100" svg:viewBox="0 0 1101 1096">
          <text:p/>
        </draw:connector>
        <draw:connector draw:style-name="gr7" draw:text-style-name="P1" draw:layer="layout" svg:x1="7.6cm" svg:y1="3.5cm" svg:x2="8.7cm" svg:y2="19.995cm" draw:start-shape="id188" draw:start-glue-point="2" draw:end-shape="id190" draw:end-glue-point="3" svg:d="M7600 3500v16495h1100" svg:viewBox="0 0 1101 16496">
          <text:p/>
        </draw:connector>
        <draw:custom-shape draw:style-name="gr11" draw:text-style-name="P2" xml:id="id191" draw:id="id191" draw:layer="layout" svg:width="5.3cm" svg:height="1cm" svg:x="13.001cm" svg:y="5.3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2" draw:id="id192" draw:layer="layout" svg:width="5.3cm" svg:height="1cm" svg:x="13.001cm" svg:y="8.9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3" draw:id="id193" draw:layer="layout" svg:width="5.3cm" svg:height="1cm" svg:x="13.001cm" svg:y="12.5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4" draw:id="id194" draw:layer="layout" svg:width="5.3cm" svg:height="1cm" svg:x="13.001cm" svg:y="16.1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01" draw:id="id201" draw:layer="layout" svg:width="5.3cm" svg:height="1cm" svg:x="19.301cm" svg:y="4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02" draw:id="id202" draw:layer="layout" svg:width="5.3cm" svg:height="1cm" svg:x="19.301cm" svg:y="5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03" draw:id="id203" draw:layer="layout" svg:width="5.3cm" svg:height="1cm" svg:x="19.301cm" svg:y="8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04" draw:id="id204" draw:layer="layout" svg:width="5.3cm" svg:height="1cm" svg:x="19.301cm" svg:y="9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200" draw:id="id200" draw:layer="layout" svg:width="0.7cm" svg:height="0.7cm" svg:x="26.301cm" svg:y="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199" draw:id="id199" draw:layer="layout" svg:width="0.7cm" svg:height="0.7cm" svg:x="26.302cm" svg:y="8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206" draw:id="id206" draw:layer="layout" svg:width="5.3cm" svg:height="1cm" svg:x="19.301cm" svg:y="11.9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05" draw:id="id205" draw:layer="layout" svg:width="5.3cm" svg:height="1cm" svg:x="19.301cm" svg:y="13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198" draw:id="id198" draw:layer="layout" svg:width="0.7cm" svg:height="0.7cm" svg:x="26.303cm" svg:y="12.0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96" draw:id="id196" draw:layer="layout" svg:width="5.3cm" svg:height="1cm" svg:x="19.301cm" svg:y="15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195" draw:id="id195" draw:layer="layout" svg:width="5.3cm" svg:height="1cm" svg:x="19.301cm" svg:y="16.7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197" draw:id="id197" draw:layer="layout" svg:width="0.7cm" svg:height="0.7cm" svg:x="26.304cm" svg:y="15.6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text-style-name="P1" draw:layer="layout" svg:x1="11.35cm" svg:y1="5.09cm" svg:x2="13.001cm" svg:y2="5.8cm" draw:start-shape="id189" draw:start-glue-point="2" draw:end-shape="id191" draw:end-glue-point="3" svg:d="M11350 5090v710h1651" svg:viewBox="0 0 1652 711">
          <text:p/>
        </draw:connector>
        <draw:connector draw:style-name="standard" draw:text-style-name="P1" draw:layer="layout" svg:x1="11.35cm" svg:y1="5.09cm" svg:x2="13.001cm" svg:y2="9.4cm" draw:start-shape="id189" draw:start-glue-point="2" draw:end-shape="id192" draw:end-glue-point="3" svg:d="M11350 5090v4310h1651" svg:viewBox="0 0 1652 4311">
          <text:p/>
        </draw:connector>
        <draw:connector draw:style-name="standard" draw:text-style-name="P1" draw:layer="layout" svg:x1="11.35cm" svg:y1="5.09cm" svg:x2="13.001cm" svg:y2="13cm" draw:start-shape="id189" draw:start-glue-point="2" draw:end-shape="id193" draw:end-glue-point="3" svg:d="M11350 5090v7910h1651" svg:viewBox="0 0 1652 7911">
          <text:p/>
        </draw:connector>
        <draw:connector draw:style-name="standard" draw:text-style-name="P1" draw:layer="layout" svg:x1="11.35cm" svg:y1="5.09cm" svg:x2="13.001cm" svg:y2="16.6cm" draw:start-shape="id189" draw:start-glue-point="2" draw:end-shape="id194" draw:end-glue-point="3" svg:d="M11350 5090v11510h1651" svg:viewBox="0 0 1652 11511">
          <text:p/>
        </draw:connector>
        <draw:connector draw:style-name="standard" draw:text-style-name="P1" draw:layer="layout" draw:line-skew="0cm 7.105cm" svg:x1="24.601cm" svg:y1="17.2cm" svg:x2="11.35cm" svg:y2="5.09cm" draw:start-shape="id195" draw:start-glue-point="1" draw:end-shape="id189" draw:end-glue-point="2" svg:d="M24601 17200h501v800h-13752v-12910" svg:viewBox="0 0 13753 12911">
          <text:p/>
        </draw:connector>
        <draw:connector draw:style-name="standard" draw:text-style-name="P1" draw:layer="layout" svg:x1="18.301cm" svg:y1="16.6cm" svg:x2="19.301cm" svg:y2="17.2cm" draw:start-shape="id194" draw:start-glue-point="1" draw:end-shape="id195" draw:end-glue-point="3" svg:d="M18301 16600h500v600h500" svg:viewBox="0 0 1001 601">
          <text:p/>
        </draw:connector>
        <draw:connector draw:style-name="standard" draw:text-style-name="P1" draw:layer="layout" svg:x1="18.301cm" svg:y1="16.6cm" svg:x2="19.301cm" svg:y2="16cm" draw:start-shape="id194" draw:start-glue-point="1" draw:end-shape="id196" draw:end-glue-point="3" svg:d="M18301 16600h500v-600h500" svg:viewBox="0 0 1001 601">
          <text:p/>
        </draw:connector>
        <draw:connector draw:style-name="standard" draw:text-style-name="P1" draw:layer="layout" svg:x1="24.601cm" svg:y1="16cm" svg:x2="26.304cm" svg:y2="16.003cm" draw:start-shape="id196" draw:start-glue-point="1" draw:end-shape="id197" draw:end-glue-point="5" svg:d="M24601 16000h852v3h851" svg:viewBox="0 0 1704 4">
          <text:p/>
        </draw:connector>
        <draw:connector draw:style-name="standard" draw:text-style-name="P1" draw:layer="layout" svg:x1="27.004cm" svg:y1="16.003cm" svg:x2="11.35cm" svg:y2="4.1cm" draw:start-shape="id197" draw:start-glue-point="7" draw:end-shape="id189" draw:end-glue-point="0" svg:d="M27004 16003h502v-12404h-16156v501" svg:viewBox="0 0 16157 12405">
          <text:p/>
        </draw:connector>
        <draw:connector draw:style-name="standard" draw:text-style-name="P1" draw:layer="layout" svg:x1="27.003cm" svg:y1="12.402cm" svg:x2="11.35cm" svg:y2="4.1cm" draw:start-shape="id198" draw:start-glue-point="7" draw:end-shape="id189" draw:end-glue-point="0" svg:d="M27003 12402h502v-8803h-16155v501" svg:viewBox="0 0 16156 8804">
          <text:p/>
        </draw:connector>
        <draw:connector draw:style-name="standard" draw:text-style-name="P1" draw:layer="layout" svg:x1="27.002cm" svg:y1="8.801cm" svg:x2="11.35cm" svg:y2="4.1cm" draw:start-shape="id199" draw:start-glue-point="7" draw:end-shape="id189" draw:end-glue-point="0" svg:d="M27002 8801h502v-5202h-16154v501" svg:viewBox="0 0 16155 5203">
          <text:p/>
        </draw:connector>
        <draw:connector draw:style-name="gr18" draw:text-style-name="P1" draw:layer="layout" svg:x1="27.001cm" svg:y1="5.2cm" svg:x2="11.35cm" svg:y2="4.1cm" draw:start-shape="id200" draw:start-glue-point="7" draw:end-shape="id189" draw:end-glue-point="0" svg:d="M27001 5200h502v-1601h-16153v501" svg:viewBox="0 0 16154 1602">
          <text:p text:style-name="P1"><text:span text:style-name="T1">Eingabe in Ordnung</text:span></text:p>
        </draw:connector>
        <draw:connector draw:style-name="standard" draw:text-style-name="P1" draw:layer="layout" svg:x1="18.301cm" svg:y1="5.8cm" svg:x2="19.301cm" svg:y2="5.2cm" draw:start-shape="id191" draw:start-glue-point="1" draw:end-shape="id201" draw:end-glue-point="3" svg:d="M18301 5800h500v-600h500" svg:viewBox="0 0 1001 601">
          <text:p/>
        </draw:connector>
        <draw:connector draw:style-name="standard" draw:text-style-name="P1" draw:layer="layout" svg:x1="18.301cm" svg:y1="5.8cm" svg:x2="19.301cm" svg:y2="6.4cm" draw:start-shape="id191" draw:start-glue-point="1" draw:end-shape="id202" draw:end-glue-point="3" svg:d="M18301 5800h500v600h500" svg:viewBox="0 0 1001 601">
          <text:p/>
        </draw:connector>
        <draw:connector draw:style-name="standard" draw:text-style-name="P1" draw:layer="layout" svg:x1="24.601cm" svg:y1="5.2cm" svg:x2="26.301cm" svg:y2="5.2cm" draw:start-shape="id201" draw:start-glue-point="1" draw:end-shape="id200" draw:end-glue-point="5" svg:d="M24601 5200h1700" svg:viewBox="0 0 1701 1">
          <text:p/>
        </draw:connector>
        <draw:connector draw:style-name="gr18" draw:text-style-name="P1" draw:layer="layout" svg:x1="26.651cm" svg:y1="4.85cm" svg:x2="15.651cm" svg:y2="5.3cm" draw:start-shape="id200" draw:start-glue-point="4" draw:end-shape="id191" svg:d="M26651 4850v-501h-11000v951" svg:viewBox="0 0 11001 952">
          <text:p text:style-name="P1"><text:span text:style-name="T1">falsche / fehlerhafte Eingabe</text:span></text:p>
        </draw:connector>
        <draw:connector draw:style-name="standard" draw:text-style-name="P1" draw:layer="layout" draw:line-skew="0cm -0.201cm" svg:x1="24.601cm" svg:y1="6.4cm" svg:x2="11.35cm" svg:y2="5.09cm" draw:start-shape="id202" draw:start-glue-point="1" draw:end-shape="id189" draw:end-glue-point="2" svg:d="M24601 6400h501v800h-13752v-2110" svg:viewBox="0 0 13753 2111">
          <text:p/>
        </draw:connector>
        <draw:connector draw:style-name="standard" draw:text-style-name="P1" draw:layer="layout" svg:x1="18.301cm" svg:y1="9.4cm" svg:x2="19.301cm" svg:y2="8.8cm" draw:start-shape="id192" draw:start-glue-point="1" draw:end-shape="id203" draw:end-glue-point="3" svg:d="M18301 9400h500v-600h500" svg:viewBox="0 0 1001 601">
          <text:p/>
        </draw:connector>
        <draw:connector draw:style-name="standard" draw:text-style-name="P1" draw:layer="layout" svg:x1="18.301cm" svg:y1="9.4cm" svg:x2="19.301cm" svg:y2="10cm" draw:start-shape="id192" draw:start-glue-point="1" draw:end-shape="id204" draw:end-glue-point="3" svg:d="M18301 9400h500v600h500" svg:viewBox="0 0 1001 601">
          <text:p/>
        </draw:connector>
        <draw:connector draw:style-name="standard" draw:text-style-name="P1" draw:layer="layout" svg:x1="24.601cm" svg:y1="8.8cm" svg:x2="26.302cm" svg:y2="8.801cm" draw:start-shape="id203" draw:start-glue-point="1" draw:end-shape="id199" draw:end-glue-point="5" svg:d="M24601 8800h851v1h850" svg:viewBox="0 0 1702 2">
          <text:p/>
        </draw:connector>
        <draw:connector draw:style-name="gr18" draw:text-style-name="P1" draw:layer="layout" svg:x1="26.652cm" svg:y1="8.451cm" svg:x2="15.651cm" svg:y2="8.9cm" draw:start-shape="id199" draw:start-glue-point="4" draw:end-shape="id192" svg:d="M26652 8451v-501h-11001v950" svg:viewBox="0 0 11002 951">
          <text:p text:style-name="P1"><text:span text:style-name="T1">falsche / fehlerhafte Eingabe</text:span></text:p>
        </draw:connector>
        <draw:connector draw:style-name="standard" draw:text-style-name="P1" draw:layer="layout" draw:line-skew="0cm 3.505cm" svg:x1="24.601cm" svg:y1="10cm" svg:x2="11.35cm" svg:y2="5.09cm" draw:start-shape="id204" draw:start-glue-point="1" draw:end-shape="id189" draw:end-glue-point="2" svg:d="M24601 10000h501v800h-13752v-5710" svg:viewBox="0 0 13753 5711">
          <text:p/>
        </draw:connector>
        <draw:connector draw:style-name="standard" draw:text-style-name="P1" draw:layer="layout" draw:line-skew="0cm 5.305cm" svg:x1="24.601cm" svg:y1="13.6cm" svg:x2="11.35cm" svg:y2="5.09cm" draw:start-shape="id205" draw:start-glue-point="1" draw:end-shape="id189" draw:end-glue-point="2" svg:d="M24601 13600h501v800h-13752v-9310" svg:viewBox="0 0 13753 9311">
          <text:p/>
        </draw:connector>
        <draw:connector draw:style-name="standard" draw:text-style-name="P1" draw:layer="layout" svg:x1="24.601cm" svg:y1="12.4cm" svg:x2="26.303cm" svg:y2="12.402cm" draw:start-shape="id206" draw:start-glue-point="1" draw:end-shape="id198" draw:end-glue-point="5" svg:d="M24601 12400h851v2h851" svg:viewBox="0 0 1703 3">
          <text:p/>
        </draw:connector>
        <draw:connector draw:style-name="standard" draw:text-style-name="P1" draw:layer="layout" svg:x1="18.301cm" svg:y1="13cm" svg:x2="19.301cm" svg:y2="13.6cm" draw:start-shape="id193" draw:start-glue-point="1" draw:end-shape="id205" draw:end-glue-point="3" svg:d="M18301 13000h500v600h500" svg:viewBox="0 0 1001 601">
          <text:p/>
        </draw:connector>
        <draw:connector draw:style-name="standard" draw:text-style-name="P1" draw:layer="layout" svg:x1="18.301cm" svg:y1="13cm" svg:x2="19.301cm" svg:y2="12.4cm" draw:start-shape="id193" draw:start-glue-point="1" draw:end-shape="id206" draw:end-glue-point="3" svg:d="M18301 13000h500v-600h500" svg:viewBox="0 0 1001 601">
          <text:p/>
        </draw:connector>
        <draw:connector draw:style-name="gr18" draw:text-style-name="P1" draw:layer="layout" svg:x1="26.653cm" svg:y1="12.052cm" svg:x2="15.651cm" svg:y2="12.5cm" draw:start-shape="id198" draw:start-glue-point="4" draw:end-shape="id193" draw:end-glue-point="0" svg:d="M26653 12052v-501h-11002v949" svg:viewBox="0 0 11003 950">
          <text:p text:style-name="P1"><text:span text:style-name="T1">falsche / fehlerhafte Eingabe</text:span></text:p>
        </draw:connector>
        <draw:connector draw:style-name="gr18" draw:text-style-name="P1" draw:layer="layout" svg:x1="26.654cm" svg:y1="15.653cm" svg:x2="15.651cm" svg:y2="16.1cm" draw:start-shape="id197" draw:start-glue-point="4" draw:end-shape="id194" svg:d="M26654 15653v-501h-11003v948" svg:viewBox="0 0 11004 949">
          <text:p text:style-name="P1"><text:span text:style-name="T1">falsche / fehlerhafte Eingabe</text:span></text:p>
        </draw:connector>
        <draw:custom-shape draw:style-name="gr11" draw:text-style-name="P2" xml:id="id207" draw:id="id207" draw:layer="layout" svg:width="5.3cm" svg:height="1cm" svg:x="13.002cm" svg:y="20.7cm">
          <text:p text:style-name="P1">hinzufüg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08" draw:id="id208" draw:layer="layout" svg:width="5.3cm" svg:height="1cm" svg:x="13.002cm" svg:y="24.3cm">
          <text:p text:style-name="P1">bearbeit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09" draw:id="id209" draw:layer="layout" svg:width="5.3cm" svg:height="1cm" svg:x="13.002cm" svg:y="27.9cm">
          <text:p text:style-name="P1">kopier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0" draw:id="id210" draw:layer="layout" svg:width="5.3cm" svg:height="1cm" svg:x="13.002cm" svg:y="31.5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1" draw:id="id211" draw:layer="layout" svg:width="5.3cm" svg:height="1cm" svg:x="19.302cm" svg:y="20.1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2" draw:id="id212" draw:layer="layout" svg:width="5.3cm" svg:height="1cm" svg:x="19.302cm" svg:y="21.3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3" draw:id="id213" draw:layer="layout" svg:width="5.3cm" svg:height="1cm" svg:x="19.302cm" svg:y="23.7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4" draw:id="id214" draw:layer="layout" svg:width="5.3cm" svg:height="1cm" svg:x="19.302cm" svg:y="24.9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5" draw:id="id215" draw:layer="layout" svg:width="5.3cm" svg:height="1cm" svg:x="19.302cm" svg:y="27.3cm">
          <text:p text:style-name="P1">speicher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6" draw:id="id216" draw:layer="layout" svg:width="5.3cm" svg:height="1cm" svg:x="19.302cm" svg:y="28.5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7" draw:id="id217" draw:layer="layout" svg:width="5.3cm" svg:height="1cm" svg:x="19.302cm" svg:y="30.9cm">
          <text:p text:style-name="P1">löschen</text:p>
          <draw:enhanced-geometry svg:viewBox="0 0 21600 21600" draw:type="rectangle" draw:enhanced-path="M 0 0 L 21600 0 21600 21600 0 21600 0 0 Z N"/>
        </draw:custom-shape>
        <draw:custom-shape draw:style-name="gr11" draw:text-style-name="P2" xml:id="id218" draw:id="id218" draw:layer="layout" svg:width="5.3cm" svg:height="1cm" svg:x="19.302cm" svg:y="32.1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8" draw:text-style-name="P1" xml:id="id222" draw:id="id222" draw:layer="layout" svg:width="0.7cm" svg:height="0.7cm" svg:x="26.303cm" svg:y="20.2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21" draw:id="id221" draw:layer="layout" svg:width="0.7cm" svg:height="0.7cm" svg:x="26.304cm" svg:y="23.8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20" draw:id="id220" draw:layer="layout" svg:width="0.7cm" svg:height="0.7cm" svg:x="26.305cm" svg:y="27.45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219" draw:id="id219" draw:layer="layout" svg:width="0.7cm" svg:height="0.7cm" svg:x="26.306cm" svg:y="31.0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standard" draw:text-style-name="P1" draw:layer="layout" svg:x1="11.35cm" svg:y1="20.49cm" svg:x2="13.002cm" svg:y2="21.2cm" draw:start-shape="id190" draw:start-glue-point="2" draw:end-shape="id207" draw:end-glue-point="3" svg:d="M11350 20490v710h1652" svg:viewBox="0 0 1653 711">
          <text:p/>
        </draw:connector>
        <draw:connector draw:style-name="standard" draw:text-style-name="P1" draw:layer="layout" svg:x1="11.35cm" svg:y1="20.49cm" svg:x2="13.002cm" svg:y2="24.8cm" draw:start-shape="id190" draw:start-glue-point="2" draw:end-shape="id208" draw:end-glue-point="3" svg:d="M11350 20490v4310h1652" svg:viewBox="0 0 1653 4311">
          <text:p/>
        </draw:connector>
        <draw:connector draw:style-name="standard" draw:text-style-name="P1" draw:layer="layout" svg:x1="11.35cm" svg:y1="20.49cm" svg:x2="13.002cm" svg:y2="28.4cm" draw:start-shape="id190" draw:start-glue-point="2" draw:end-shape="id209" draw:end-glue-point="3" svg:d="M11350 20490v7910h1652" svg:viewBox="0 0 1653 7911">
          <text:p/>
        </draw:connector>
        <draw:connector draw:style-name="standard" draw:text-style-name="P1" draw:layer="layout" svg:x1="11.35cm" svg:y1="20.49cm" svg:x2="13.002cm" svg:y2="32cm" draw:start-shape="id190" draw:start-glue-point="2" draw:end-shape="id210" draw:end-glue-point="3" svg:d="M11350 20490v11510h1652" svg:viewBox="0 0 1653 11511">
          <text:p/>
        </draw:connector>
        <draw:connector draw:style-name="standard" draw:text-style-name="P1" draw:layer="layout" svg:x1="18.302cm" svg:y1="21.2cm" svg:x2="19.302cm" svg:y2="20.6cm" draw:start-shape="id207" draw:start-glue-point="1" draw:end-shape="id211" draw:end-glue-point="3" svg:d="M18302 21200h500v-600h500" svg:viewBox="0 0 1001 601">
          <text:p/>
        </draw:connector>
        <draw:connector draw:style-name="standard" draw:text-style-name="P1" draw:layer="layout" svg:x1="18.302cm" svg:y1="21.2cm" svg:x2="19.302cm" svg:y2="21.8cm" draw:start-shape="id207" draw:start-glue-point="1" draw:end-shape="id212" draw:end-glue-point="3" svg:d="M18302 21200h500v600h500" svg:viewBox="0 0 1001 601">
          <text:p/>
        </draw:connector>
        <draw:connector draw:style-name="standard" draw:text-style-name="P1" draw:layer="layout" svg:x1="18.302cm" svg:y1="24.8cm" svg:x2="19.302cm" svg:y2="24.2cm" draw:start-shape="id208" draw:start-glue-point="1" draw:end-shape="id213" draw:end-glue-point="3" svg:d="M18302 24800h500v-600h500" svg:viewBox="0 0 1001 601">
          <text:p/>
        </draw:connector>
        <draw:connector draw:style-name="standard" draw:text-style-name="P1" draw:layer="layout" svg:x1="18.302cm" svg:y1="24.8cm" svg:x2="19.302cm" svg:y2="25.4cm" draw:start-shape="id208" draw:start-glue-point="1" draw:end-shape="id214" draw:end-glue-point="3" svg:d="M18302 24800h500v600h500" svg:viewBox="0 0 1001 601">
          <text:p/>
        </draw:connector>
        <draw:connector draw:style-name="standard" draw:text-style-name="P1" draw:layer="layout" svg:x1="18.302cm" svg:y1="28.4cm" svg:x2="19.302cm" svg:y2="27.8cm" draw:start-shape="id209" draw:start-glue-point="1" draw:end-shape="id215" draw:end-glue-point="3" svg:d="M18302 28400h500v-600h500" svg:viewBox="0 0 1001 601">
          <text:p/>
        </draw:connector>
        <draw:connector draw:style-name="standard" draw:text-style-name="P1" draw:layer="layout" svg:x1="18.302cm" svg:y1="28.4cm" svg:x2="19.302cm" svg:y2="29cm" draw:start-shape="id209" draw:start-glue-point="1" draw:end-shape="id216" draw:end-glue-point="3" svg:d="M18302 28400h500v600h500" svg:viewBox="0 0 1001 601">
          <text:p/>
        </draw:connector>
        <draw:connector draw:style-name="standard" draw:text-style-name="P1" draw:layer="layout" svg:x1="18.302cm" svg:y1="32cm" svg:x2="19.302cm" svg:y2="31.4cm" draw:start-shape="id210" draw:start-glue-point="1" draw:end-shape="id217" draw:end-glue-point="3" svg:d="M18302 32000h500v-600h500" svg:viewBox="0 0 1001 601">
          <text:p/>
        </draw:connector>
        <draw:connector draw:style-name="standard" draw:text-style-name="P1" draw:layer="layout" svg:x1="18.302cm" svg:y1="32cm" svg:x2="19.302cm" svg:y2="32.6cm" draw:start-shape="id210" draw:start-glue-point="1" draw:end-shape="id218" draw:end-glue-point="3" svg:d="M18302 32000h500v600h500" svg:viewBox="0 0 1001 601">
          <text:p/>
        </draw:connector>
        <draw:connector draw:style-name="standard" draw:text-style-name="P1" draw:layer="layout" svg:x1="24.602cm" svg:y1="31.4cm" svg:x2="26.306cm" svg:y2="31.404cm" draw:start-shape="id217" draw:start-glue-point="1" draw:end-shape="id219" draw:end-glue-point="5" svg:d="M24602 31400h852v4h852" svg:viewBox="0 0 1705 5">
          <text:p/>
        </draw:connector>
        <draw:connector draw:style-name="standard" draw:text-style-name="P1" draw:layer="layout" svg:x1="24.602cm" svg:y1="27.8cm" svg:x2="26.305cm" svg:y2="27.803cm" draw:start-shape="id215" draw:start-glue-point="1" draw:end-shape="id220" draw:end-glue-point="5" svg:d="M24602 27800h852v3h851" svg:viewBox="0 0 1704 4">
          <text:p/>
        </draw:connector>
        <draw:connector draw:style-name="standard" draw:text-style-name="P1" draw:layer="layout" svg:x1="24.602cm" svg:y1="24.2cm" svg:x2="26.304cm" svg:y2="24.202cm" draw:start-shape="id213" draw:start-glue-point="1" draw:end-shape="id221" draw:end-glue-point="5" svg:d="M24602 24200h851v2h851" svg:viewBox="0 0 1703 3">
          <text:p/>
        </draw:connector>
        <draw:connector draw:style-name="standard" draw:text-style-name="P1" draw:layer="layout" svg:x1="24.602cm" svg:y1="20.6cm" svg:x2="26.303cm" svg:y2="20.601cm" draw:start-shape="id211" draw:start-glue-point="1" draw:end-shape="id222" draw:end-glue-point="5" svg:d="M24602 20600h851v1h850" svg:viewBox="0 0 1702 2">
          <text:p/>
        </draw:connector>
        <draw:connector draw:style-name="gr18" draw:text-style-name="P1" draw:layer="layout" svg:x1="27.003cm" svg:y1="20.601cm" svg:x2="11.35cm" svg:y2="19.5cm" draw:start-shape="id222" draw:start-glue-point="7" draw:end-shape="id190" draw:end-glue-point="0" svg:d="M27003 20601h502v-1602h-16155v501" svg:viewBox="0 0 16156 1603">
          <text:p text:style-name="P1"><text:span text:style-name="T1">Eingabe in Ordnung</text:span></text:p>
        </draw:connector>
        <draw:connector draw:style-name="standard" draw:text-style-name="P1" draw:layer="layout" svg:x1="27.004cm" svg:y1="24.202cm" svg:x2="11.35cm" svg:y2="19.5cm" draw:start-shape="id221" draw:start-glue-point="7" draw:end-shape="id190" draw:end-glue-point="0" svg:d="M27004 24202h502v-5203h-16156v501" svg:viewBox="0 0 16157 5204">
          <text:p/>
        </draw:connector>
        <draw:connector draw:style-name="standard" draw:text-style-name="P1" draw:layer="layout" svg:x1="27.005cm" svg:y1="27.803cm" svg:x2="11.35cm" svg:y2="19.5cm" draw:start-shape="id220" draw:start-glue-point="7" draw:end-shape="id190" draw:end-glue-point="0" svg:d="M27005 27803h502v-8804h-16157v501" svg:viewBox="0 0 16158 8805">
          <text:p/>
        </draw:connector>
        <draw:connector draw:style-name="standard" draw:text-style-name="P1" draw:layer="layout" svg:x1="27.006cm" svg:y1="31.404cm" svg:x2="11.35cm" svg:y2="19.5cm" draw:start-shape="id219" draw:start-glue-point="7" draw:end-shape="id190" draw:end-glue-point="0" svg:d="M27006 31404h502v-12405h-16158v501" svg:viewBox="0 0 16159 12406">
          <text:p/>
        </draw:connector>
        <draw:connector draw:style-name="gr18" draw:text-style-name="P1" draw:layer="layout" svg:x1="26.653cm" svg:y1="20.251cm" svg:x2="15.652cm" svg:y2="20.7cm" draw:start-shape="id222" draw:start-glue-point="4" draw:end-shape="id207" draw:end-glue-point="0" svg:d="M26653 20251v-501h-11001v950" svg:viewBox="0 0 11002 951">
          <text:p text:style-name="P1"><text:span text:style-name="T1">falsche / fehlerhafte Eingabe</text:span></text:p>
        </draw:connector>
        <draw:connector draw:style-name="gr18" draw:text-style-name="P1" draw:layer="layout" svg:x1="26.654cm" svg:y1="23.852cm" svg:x2="15.652cm" svg:y2="24.3cm" draw:start-shape="id221" draw:start-glue-point="4" draw:end-shape="id208" draw:end-glue-point="0" svg:d="M26654 23852v-501h-11002v949" svg:viewBox="0 0 11003 950">
          <text:p text:style-name="P1"><text:span text:style-name="T1">falsche / fehlerhafte Eingabe</text:span></text:p>
        </draw:connector>
        <draw:connector draw:style-name="gr18" draw:text-style-name="P1" draw:layer="layout" svg:x1="26.655cm" svg:y1="27.453cm" svg:x2="15.652cm" svg:y2="27.9cm" draw:start-shape="id220" draw:start-glue-point="4" draw:end-shape="id209" draw:end-glue-point="0" svg:d="M26655 27453v-501h-11003v948" svg:viewBox="0 0 11004 949">
          <text:p text:style-name="P1"><text:span text:style-name="T1">falsche / fehlerhafte Eingabe</text:span></text:p>
        </draw:connector>
        <draw:connector draw:style-name="gr18" draw:text-style-name="P1" draw:layer="layout" svg:x1="26.656cm" svg:y1="31.054cm" svg:x2="15.652cm" svg:y2="31.5cm" draw:start-shape="id219" draw:start-glue-point="4" draw:end-shape="id210" svg:d="M26656 31054v-501h-11004v947" svg:viewBox="0 0 11005 948">
          <text:p text:style-name="P1"><text:span text:style-name="T1">falsche / fehlerhafte Eingabe</text:span></text:p>
        </draw:connector>
        <draw:connector draw:style-name="standard" draw:text-style-name="P1" draw:layer="layout" draw:line-skew="0cm -0.201cm" svg:x1="24.602cm" svg:y1="21.8cm" svg:x2="11.35cm" svg:y2="20.49cm" draw:start-shape="id212" draw:start-glue-point="1" draw:end-shape="id190" draw:end-glue-point="2" svg:d="M24602 21800h501v800h-13753v-2110" svg:viewBox="0 0 13754 2111">
          <text:p/>
        </draw:connector>
        <draw:connector draw:style-name="standard" draw:text-style-name="P1" draw:layer="layout" draw:line-skew="0cm 3.505cm" svg:x1="24.602cm" svg:y1="25.4cm" svg:x2="11.35cm" svg:y2="20.49cm" draw:start-shape="id214" draw:start-glue-point="1" draw:end-shape="id190" draw:end-glue-point="2" svg:d="M24602 25400h501v800h-13753v-5710" svg:viewBox="0 0 13754 5711">
          <text:p/>
        </draw:connector>
        <draw:connector draw:style-name="standard" draw:text-style-name="P1" draw:layer="layout" draw:line-skew="0cm 5.305cm" svg:x1="24.602cm" svg:y1="29cm" svg:x2="11.35cm" svg:y2="20.49cm" draw:start-shape="id216" draw:start-glue-point="1" draw:end-shape="id190" draw:end-glue-point="2" svg:d="M24602 29000h501v800h-13753v-9310" svg:viewBox="0 0 13754 9311">
          <text:p/>
        </draw:connector>
        <draw:connector draw:style-name="standard" draw:text-style-name="P1" draw:layer="layout" draw:line-skew="0cm 7.105cm" svg:x1="24.602cm" svg:y1="32.6cm" svg:x2="11.35cm" svg:y2="20.49cm" draw:start-shape="id218" draw:start-glue-point="1" draw:end-shape="id190" draw:end-glue-point="2" svg:d="M24602 32600h501v800h-13753v-12910" svg:viewBox="0 0 13754 1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top" fo:padding-top="0.125cm" fo:padding-bottom="0.13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23:22:23.074318119</meta:creation-date>
    <dc:date>2016-08-14T01:17:25.914906414</dc:date>
    <meta:editing-duration>PT8H50M37S</meta:editing-duration>
    <meta:editing-cycles>69</meta:editing-cycles>
    <meta:generator>LibreOffice/5.0.6.3$Linux_X86_64 LibreOffice_project/00m0$Build-3</meta:generator>
    <meta:document-statistic meta:object-count="578"/>
  </office:meta>
</office:document-meta>
</file>